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mset_resul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 Size</text:p>
          </table:table-cell>
          <table:table-cell office:value-type="string" calcext:value-type="string">
            <text:p>Nanosec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%Ch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060.84" calcext:value-type="float">
            <text:p>63060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066.91" calcext:value-type="float">
            <text:p>63066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076" calcext:value-type="float">
            <text:p>6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054.62" calcext:value-type="float">
            <text:p>63054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072.11" calcext:value-type="float">
            <text:p>63072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121.43" calcext:value-type="float">
            <text:p>63121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193.89" calcext:value-type="float">
            <text:p>63193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195.39" calcext:value-type="float">
            <text:p>63195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189.7" calcext:value-type="float">
            <text:p>6318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63192.86" calcext:value-type="float">
            <text:p>63192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692.1" calcext:value-type="float">
            <text:p>76692.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37.35" calcext:value-type="float">
            <text:p>76737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22.66" calcext:value-type="float">
            <text:p>76722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5473.79" calcext:value-type="float">
            <text:p>75473.7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39.66" calcext:value-type="float">
            <text:p>76739.6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35.06" calcext:value-type="float">
            <text:p>76735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34.85" calcext:value-type="float">
            <text:p>76734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39.83" calcext:value-type="float">
            <text:p>76739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43.64" calcext:value-type="float">
            <text:p>76743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76737.41" calcext:value-type="float">
            <text:p>76737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6.65" calcext:value-type="float">
            <text:p>85956.65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1.64" calcext:value-type="float">
            <text:p>85951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4.72" calcext:value-type="float">
            <text:p>85954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47.76" calcext:value-type="float">
            <text:p>85947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7.25" calcext:value-type="float">
            <text:p>8595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7" calcext:value-type="float">
            <text:p>85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5.98" calcext:value-type="float">
            <text:p>85955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5.48" calcext:value-type="float">
            <text:p>85955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56.85" calcext:value-type="float">
            <text:p>85956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85945.83" calcext:value-type="float">
            <text:p>85945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5.17" calcext:value-type="float">
            <text:p>97675.1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6.02" calcext:value-type="float">
            <text:p>97676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80.64" calcext:value-type="float">
            <text:p>97680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5.24" calcext:value-type="float">
            <text:p>97675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80.9" calcext:value-type="float">
            <text:p>9768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2.13" calcext:value-type="float">
            <text:p>97672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6.55" calcext:value-type="float">
            <text:p>97676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0.37" calcext:value-type="float">
            <text:p>9767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80.38" calcext:value-type="float">
            <text:p>9768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77.19" calcext:value-type="float">
            <text:p>97677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4.7" calcext:value-type="float">
            <text:p>104824.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5.01" calcext:value-type="float">
            <text:p>104825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4.23" calcext:value-type="float">
            <text:p>104824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1.37" calcext:value-type="float">
            <text:p>104821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16.73" calcext:value-type="float">
            <text:p>104816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1.38" calcext:value-type="float">
            <text:p>10482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5.65" calcext:value-type="float">
            <text:p>104825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2.51" calcext:value-type="float">
            <text:p>104822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4.71" calcext:value-type="float">
            <text:p>104824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104820.34" calcext:value-type="float">
            <text:p>104820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3.41" calcext:value-type="float">
            <text:p>113093.4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83.38" calcext:value-type="float">
            <text:p>113083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3.85" calcext:value-type="float">
            <text:p>113093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2.87" calcext:value-type="float">
            <text:p>113092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5.47" calcext:value-type="float">
            <text:p>113095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0.98" calcext:value-type="float">
            <text:p>113090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5.13" calcext:value-type="float">
            <text:p>113095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0.67" calcext:value-type="float">
            <text:p>11309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90.35" calcext:value-type="float">
            <text:p>11309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3088.22" calcext:value-type="float">
            <text:p>113088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9.2" calcext:value-type="float">
            <text:p>117739.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7.6" calcext:value-type="float">
            <text:p>11773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9.46" calcext:value-type="float">
            <text:p>117739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4" calcext:value-type="float">
            <text:p>117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40.12" calcext:value-type="float">
            <text:p>11774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1.64" calcext:value-type="float">
            <text:p>117731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7.08" calcext:value-type="float">
            <text:p>117737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9.06" calcext:value-type="float">
            <text:p>117739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41.07" calcext:value-type="float">
            <text:p>117741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 office:value-type="float" office:value="117737" calcext:value-type="float">
            <text:p>117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7190.56" calcext:value-type="float">
            <text:p>77190.5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7187.64" calcext:value-type="float">
            <text:p>77187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7185.64" calcext:value-type="float">
            <text:p>77185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7183.28" calcext:value-type="float">
            <text:p>77183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7190.72" calcext:value-type="float">
            <text:p>77190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7188.07" calcext:value-type="float">
            <text:p>77188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7188.72" calcext:value-type="float">
            <text:p>7718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7188.37" calcext:value-type="float">
            <text:p>77188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7188.2" calcext:value-type="float">
            <text:p>7718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" calcext:value-type="float">
            <text:p>0.01</text:p>
          </table:table-cell>
          <table:table-cell office:value-type="float" office:value="77182.8" calcext:value-type="float">
            <text:p>7718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67929.37" calcext:value-type="float">
            <text:p>67929.3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67932.98" calcext:value-type="float">
            <text:p>67932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67937.8" calcext:value-type="float">
            <text:p>6793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67931.84" calcext:value-type="float">
            <text:p>67931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67935.62" calcext:value-type="float">
            <text:p>67935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67928.7" calcext:value-type="float">
            <text:p>6792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67931.47" calcext:value-type="float">
            <text:p>67931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67926.45" calcext:value-type="float">
            <text:p>67926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67935.41" calcext:value-type="float">
            <text:p>67935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" calcext:value-type="float">
            <text:p>0.01</text:p>
          </table:table-cell>
          <table:table-cell office:value-type="float" office:value="67935.19" calcext:value-type="float">
            <text:p>67935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80810.59" calcext:value-type="float">
            <text:p>80810.5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80810.88" calcext:value-type="float">
            <text:p>8081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80809.19" calcext:value-type="float">
            <text:p>80809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80806.76" calcext:value-type="float">
            <text:p>80806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80805.45" calcext:value-type="float">
            <text:p>80805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80807.33" calcext:value-type="float">
            <text:p>80807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80814.64" calcext:value-type="float">
            <text:p>80814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80809.55" calcext:value-type="float">
            <text:p>80809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80814.14" calcext:value-type="float">
            <text:p>80814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80806.96" calcext:value-type="float">
            <text:p>80806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3599.91" calcext:value-type="float">
            <text:p>73599.9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3594.17" calcext:value-type="float">
            <text:p>73594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3602.62" calcext:value-type="float">
            <text:p>73602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3600.56" calcext:value-type="float">
            <text:p>7360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3605.42" calcext:value-type="float">
            <text:p>73605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3599.08" calcext:value-type="float">
            <text:p>73599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3600.77" calcext:value-type="float">
            <text:p>73600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3599.59" calcext:value-type="float">
            <text:p>73599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3598.99" calcext:value-type="float">
            <text:p>73598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73598.18" calcext:value-type="float">
            <text:p>73598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5709.46" calcext:value-type="float">
            <text:p>75709.4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5704.81" calcext:value-type="float">
            <text:p>75704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5707.86" calcext:value-type="float">
            <text:p>75707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5680.33" calcext:value-type="float">
            <text:p>7568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5737.98" calcext:value-type="float">
            <text:p>75737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5747.8" calcext:value-type="float">
            <text:p>7574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5748.57" calcext:value-type="float">
            <text:p>75748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5749.27" calcext:value-type="float">
            <text:p>75749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5749.46" calcext:value-type="float">
            <text:p>75749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75743.87" calcext:value-type="float">
            <text:p>75743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6850.61" calcext:value-type="float">
            <text:p>76850.6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6849.01" calcext:value-type="float">
            <text:p>76849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6850.5" calcext:value-type="float">
            <text:p>7685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6848.02" calcext:value-type="float">
            <text:p>76848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6849.53" calcext:value-type="float">
            <text:p>76849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6850.43" calcext:value-type="float">
            <text:p>76850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6849.95" calcext:value-type="float">
            <text:p>76849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6848.51" calcext:value-type="float">
            <text:p>76848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6849.21" calcext:value-type="float">
            <text:p>76849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76850.67" calcext:value-type="float">
            <text:p>7685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7980.24" calcext:value-type="float">
            <text:p>77980.2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7982.98" calcext:value-type="float">
            <text:p>77982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7983.98" calcext:value-type="float">
            <text:p>77983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7982.47" calcext:value-type="float">
            <text:p>77982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7983.11" calcext:value-type="float">
            <text:p>77983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7980.38" calcext:value-type="float">
            <text:p>7798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7982.31" calcext:value-type="float">
            <text:p>77982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7981.66" calcext:value-type="float">
            <text:p>77981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7981.71" calcext:value-type="float">
            <text:p>77981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77981.81" calcext:value-type="float">
            <text:p>77981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132.25" calcext:value-type="float">
            <text:p>77132.2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108.05" calcext:value-type="float">
            <text:p>77108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094.76" calcext:value-type="float">
            <text:p>77094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094.29" calcext:value-type="float">
            <text:p>77094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114.06" calcext:value-type="float">
            <text:p>77114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113.64" calcext:value-type="float">
            <text:p>77113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082.8" calcext:value-type="float">
            <text:p>7708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112.59" calcext:value-type="float">
            <text:p>77112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132.55" calcext:value-type="float">
            <text:p>77132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77101.81" calcext:value-type="float">
            <text:p>77101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075.85" calcext:value-type="float">
            <text:p>58075.85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114.88" calcext:value-type="float">
            <text:p>58114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019.7" calcext:value-type="float">
            <text:p>5801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7661.76" calcext:value-type="float">
            <text:p>57661.7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7926.1" calcext:value-type="float">
            <text:p>5792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061.22" calcext:value-type="float">
            <text:p>58061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047.82" calcext:value-type="float">
            <text:p>58047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7900.33" calcext:value-type="float">
            <text:p>5790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8073.16" calcext:value-type="float">
            <text:p>58073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2" calcext:value-type="float">
            <text:p>0.02</text:p>
          </table:table-cell>
          <table:table-cell office:value-type="float" office:value="57821.77" calcext:value-type="float">
            <text:p>57821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797.87" calcext:value-type="float">
            <text:p>57797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771.13" calcext:value-type="float">
            <text:p>57771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676.28" calcext:value-type="float">
            <text:p>57676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482" calcext:value-type="float">
            <text:p>57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8220.28" calcext:value-type="float">
            <text:p>58220.2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417.25" calcext:value-type="float">
            <text:p>57417.2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469.51" calcext:value-type="float">
            <text:p>57469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908.98" calcext:value-type="float">
            <text:p>57908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428.02" calcext:value-type="float">
            <text:p>57428.0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" calcext:value-type="float">
            <text:p>0.02</text:p>
          </table:table-cell>
          <table:table-cell office:value-type="float" office:value="57584.42" calcext:value-type="float">
            <text:p>57584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7119.45" calcext:value-type="float">
            <text:p>57119.4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7066.18" calcext:value-type="float">
            <text:p>57066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782.5" calcext:value-type="float">
            <text:p>5678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7346.09" calcext:value-type="float">
            <text:p>57346.0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602.05" calcext:value-type="float">
            <text:p>56602.0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678.72" calcext:value-type="float">
            <text:p>5667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855.13" calcext:value-type="float">
            <text:p>56855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811.2" calcext:value-type="float">
            <text:p>5681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7258.18" calcext:value-type="float">
            <text:p>57258.1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2" calcext:value-type="float">
            <text:p>0.02</text:p>
          </table:table-cell>
          <table:table-cell office:value-type="float" office:value="56945.39" calcext:value-type="float">
            <text:p>56945.3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169.59" calcext:value-type="float">
            <text:p>56169.5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306.21" calcext:value-type="float">
            <text:p>56306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193.41" calcext:value-type="float">
            <text:p>56193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884.55" calcext:value-type="float">
            <text:p>56884.5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492.84" calcext:value-type="float">
            <text:p>56492.8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278.21" calcext:value-type="float">
            <text:p>56278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500.63" calcext:value-type="float">
            <text:p>56500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286.23" calcext:value-type="float">
            <text:p>56286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251.37" calcext:value-type="float">
            <text:p>56251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" calcext:value-type="float">
            <text:p>0.02</text:p>
          </table:table-cell>
          <table:table-cell office:value-type="float" office:value="56542.95" calcext:value-type="float">
            <text:p>56542.9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749.97" calcext:value-type="float">
            <text:p>55749.9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668.48" calcext:value-type="float">
            <text:p>55668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675.59" calcext:value-type="float">
            <text:p>55675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619.24" calcext:value-type="float">
            <text:p>55619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725.91" calcext:value-type="float">
            <text:p>55725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929.8" calcext:value-type="float">
            <text:p>5592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917.12" calcext:value-type="float">
            <text:p>55917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811.63" calcext:value-type="float">
            <text:p>55811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702.35" calcext:value-type="float">
            <text:p>55702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2" calcext:value-type="float">
            <text:p>0.02</text:p>
          </table:table-cell>
          <table:table-cell office:value-type="float" office:value="55799.95" calcext:value-type="float">
            <text:p>55799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20.48" calcext:value-type="float">
            <text:p>55320.4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431.32" calcext:value-type="float">
            <text:p>55431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28.57" calcext:value-type="float">
            <text:p>55328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405.45" calcext:value-type="float">
            <text:p>55405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08.94" calcext:value-type="float">
            <text:p>55308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36.43" calcext:value-type="float">
            <text:p>55336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90.65" calcext:value-type="float">
            <text:p>5539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537.08" calcext:value-type="float">
            <text:p>55537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639.72" calcext:value-type="float">
            <text:p>55639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5365.25" calcext:value-type="float">
            <text:p>55365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831.62" calcext:value-type="float">
            <text:p>54831.6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5118.99" calcext:value-type="float">
            <text:p>55118.9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965.36" calcext:value-type="float">
            <text:p>54965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801.96" calcext:value-type="float">
            <text:p>54801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861.21" calcext:value-type="float">
            <text:p>54861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5112.47" calcext:value-type="float">
            <text:p>55112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969.61" calcext:value-type="float">
            <text:p>54969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5015.58" calcext:value-type="float">
            <text:p>55015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4956.38" calcext:value-type="float">
            <text:p>54956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2" calcext:value-type="float">
            <text:p>0.02</text:p>
          </table:table-cell>
          <table:table-cell office:value-type="float" office:value="55089.8" calcext:value-type="float">
            <text:p>5508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617.09" calcext:value-type="float">
            <text:p>54617.0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810.81" calcext:value-type="float">
            <text:p>54810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590.31" calcext:value-type="float">
            <text:p>5459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713.39" calcext:value-type="float">
            <text:p>54713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879.31" calcext:value-type="float">
            <text:p>5487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621.6" calcext:value-type="float">
            <text:p>5462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633.63" calcext:value-type="float">
            <text:p>54633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579.61" calcext:value-type="float">
            <text:p>54579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734.87" calcext:value-type="float">
            <text:p>54734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4646.63" calcext:value-type="float">
            <text:p>54646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368.38" calcext:value-type="float">
            <text:p>54368.3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381.69" calcext:value-type="float">
            <text:p>54381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410.62" calcext:value-type="float">
            <text:p>54410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514.38" calcext:value-type="float">
            <text:p>54514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411" calcext:value-type="float">
            <text:p>54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370.28" calcext:value-type="float">
            <text:p>54370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313.35" calcext:value-type="float">
            <text:p>54313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375.38" calcext:value-type="float">
            <text:p>54375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462.11" calcext:value-type="float">
            <text:p>54462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2" calcext:value-type="float">
            <text:p>0.02</text:p>
          </table:table-cell>
          <table:table-cell office:value-type="float" office:value="54423.68" calcext:value-type="float">
            <text:p>54423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386.45" calcext:value-type="float">
            <text:p>54386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347.54" calcext:value-type="float">
            <text:p>54347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202.06" calcext:value-type="float">
            <text:p>54202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232.43" calcext:value-type="float">
            <text:p>54232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202.31" calcext:value-type="float">
            <text:p>54202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193.75" calcext:value-type="float">
            <text:p>54193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175.98" calcext:value-type="float">
            <text:p>54175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242.92" calcext:value-type="float">
            <text:p>54242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216.41" calcext:value-type="float">
            <text:p>54216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54221.38" calcext:value-type="float">
            <text:p>5422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52.62" calcext:value-type="float">
            <text:p>54152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055.18" calcext:value-type="float">
            <text:p>54055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091.91" calcext:value-type="float">
            <text:p>54091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06.22" calcext:value-type="float">
            <text:p>54106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56.61" calcext:value-type="float">
            <text:p>54156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87.89" calcext:value-type="float">
            <text:p>54187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232.47" calcext:value-type="float">
            <text:p>54232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069.24" calcext:value-type="float">
            <text:p>54069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068.75" calcext:value-type="float">
            <text:p>5406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2" calcext:value-type="float">
            <text:p>0.02</text:p>
          </table:table-cell>
          <table:table-cell office:value-type="float" office:value="54176.75" calcext:value-type="float">
            <text:p>54176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050.57" calcext:value-type="float">
            <text:p>5405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146.46" calcext:value-type="float">
            <text:p>54146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030.29" calcext:value-type="float">
            <text:p>5403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150.32" calcext:value-type="float">
            <text:p>54150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125.92" calcext:value-type="float">
            <text:p>54125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008.14" calcext:value-type="float">
            <text:p>54008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044.74" calcext:value-type="float">
            <text:p>54044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008.86" calcext:value-type="float">
            <text:p>54008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013.92" calcext:value-type="float">
            <text:p>54013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" calcext:value-type="float">
            <text:p>0.02</text:p>
          </table:table-cell>
          <table:table-cell office:value-type="float" office:value="54041.13" calcext:value-type="float">
            <text:p>54041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944.78" calcext:value-type="float">
            <text:p>53944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919.37" calcext:value-type="float">
            <text:p>53919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926.52" calcext:value-type="float">
            <text:p>53926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987.61" calcext:value-type="float">
            <text:p>53987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4039.79" calcext:value-type="float">
            <text:p>54039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4086.35" calcext:value-type="float">
            <text:p>54086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959.85" calcext:value-type="float">
            <text:p>53959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910.65" calcext:value-type="float">
            <text:p>5391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3968.04" calcext:value-type="float">
            <text:p>53968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2" calcext:value-type="float">
            <text:p>0.02</text:p>
          </table:table-cell>
          <table:table-cell office:value-type="float" office:value="54074.45" calcext:value-type="float">
            <text:p>54074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509.33" calcext:value-type="float">
            <text:p>53509.3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88.77" calcext:value-type="float">
            <text:p>53688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78.76" calcext:value-type="float">
            <text:p>5367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33.98" calcext:value-type="float">
            <text:p>53633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482.98" calcext:value-type="float">
            <text:p>53482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18.54" calcext:value-type="float">
            <text:p>53618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587.13" calcext:value-type="float">
            <text:p>53587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583.34" calcext:value-type="float">
            <text:p>53583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50.15" calcext:value-type="float">
            <text:p>5365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3602.7" calcext:value-type="float">
            <text:p>5360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071.69" calcext:value-type="float">
            <text:p>53071.6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104.07" calcext:value-type="float">
            <text:p>53104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110.05" calcext:value-type="float">
            <text:p>5311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214.29" calcext:value-type="float">
            <text:p>53214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107.99" calcext:value-type="float">
            <text:p>53107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237.47" calcext:value-type="float">
            <text:p>53237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249.74" calcext:value-type="float">
            <text:p>53249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262.34" calcext:value-type="float">
            <text:p>53262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192.89" calcext:value-type="float">
            <text:p>53192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2" calcext:value-type="float">
            <text:p>0.02</text:p>
          </table:table-cell>
          <table:table-cell office:value-type="float" office:value="53101.55" calcext:value-type="float">
            <text:p>53101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2588.75" calcext:value-type="float">
            <text:p>42588.7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2618.13" calcext:value-type="float">
            <text:p>42618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2616.15" calcext:value-type="float">
            <text:p>42616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2554.82" calcext:value-type="float">
            <text:p>42554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2617.51" calcext:value-type="float">
            <text:p>42617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2619.98" calcext:value-type="float">
            <text:p>42619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2623.52" calcext:value-type="float">
            <text:p>42623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2603.85" calcext:value-type="float">
            <text:p>42603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2621.57" calcext:value-type="float">
            <text:p>42621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2614.33" calcext:value-type="float">
            <text:p>42614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684.04" calcext:value-type="float">
            <text:p>34684.04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684.77" calcext:value-type="float">
            <text:p>34684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721.03" calcext:value-type="float">
            <text:p>3472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704.09" calcext:value-type="float">
            <text:p>34704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702.38" calcext:value-type="float">
            <text:p>34702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655.45" calcext:value-type="float">
            <text:p>34655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696.84" calcext:value-type="float">
            <text:p>34696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707.73" calcext:value-type="float">
            <text:p>34707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707.77" calcext:value-type="float">
            <text:p>34707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4697.16" calcext:value-type="float">
            <text:p>34697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355.42" calcext:value-type="float">
            <text:p>34355.4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393.18" calcext:value-type="float">
            <text:p>34393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371.05" calcext:value-type="float">
            <text:p>34371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372.99" calcext:value-type="float">
            <text:p>34372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370.5" calcext:value-type="float">
            <text:p>3437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393.64" calcext:value-type="float">
            <text:p>34393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379.63" calcext:value-type="float">
            <text:p>34379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326.12" calcext:value-type="float">
            <text:p>34326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282.9" calcext:value-type="float">
            <text:p>3428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4377.78" calcext:value-type="float">
            <text:p>34377.7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mcpy_resul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 Size</text:p>
          </table:table-cell>
          <table:table-cell office:value-type="string" calcext:value-type="string">
            <text:p>Nanosec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%Ch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44820.57" calcext:value-type="float">
            <text:p>14482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44891.13" calcext:value-type="float">
            <text:p>144891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44822.49" calcext:value-type="float">
            <text:p>144822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45045.92" calcext:value-type="float">
            <text:p>145045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45015.76" calcext:value-type="float">
            <text:p>145015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45169.86" calcext:value-type="float">
            <text:p>145169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44953.43" calcext:value-type="float">
            <text:p>144953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44920.02" calcext:value-type="float">
            <text:p>14492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44781.76" calcext:value-type="float">
            <text:p>144781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45022.78" calcext:value-type="float">
            <text:p>145022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41417.02" calcext:value-type="float">
            <text:p>141417.0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41418.93" calcext:value-type="float">
            <text:p>141418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41418.07" calcext:value-type="float">
            <text:p>141418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41415.63" calcext:value-type="float">
            <text:p>141415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41417.4" calcext:value-type="float">
            <text:p>14141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41415.99" calcext:value-type="float">
            <text:p>141415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41415.15" calcext:value-type="float">
            <text:p>141415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41417.62" calcext:value-type="float">
            <text:p>141417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41415.25" calcext:value-type="float">
            <text:p>141415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 office:value-type="float" office:value="141415.56" calcext:value-type="float">
            <text:p>141415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67432.81" calcext:value-type="float">
            <text:p>167432.8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67583.89" calcext:value-type="float">
            <text:p>167583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67506.97" calcext:value-type="float">
            <text:p>167506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67535.14" calcext:value-type="float">
            <text:p>167535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67707.47" calcext:value-type="float">
            <text:p>167707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67629.23" calcext:value-type="float">
            <text:p>167629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67642.07" calcext:value-type="float">
            <text:p>167642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67581.82" calcext:value-type="float">
            <text:p>167581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67645.28" calcext:value-type="float">
            <text:p>167645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167518.31" calcext:value-type="float">
            <text:p>167518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97645.95" calcext:value-type="float">
            <text:p>197645.9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97643.62" calcext:value-type="float">
            <text:p>197643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97645.99" calcext:value-type="float">
            <text:p>197645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97638.62" calcext:value-type="float">
            <text:p>197638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97643.85" calcext:value-type="float">
            <text:p>197643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97644.48" calcext:value-type="float">
            <text:p>197644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97646.17" calcext:value-type="float">
            <text:p>197646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97642.41" calcext:value-type="float">
            <text:p>197642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97644.38" calcext:value-type="float">
            <text:p>197644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97644.34" calcext:value-type="float">
            <text:p>197644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7027.38" calcext:value-type="float">
            <text:p>207027.3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7047.25" calcext:value-type="float">
            <text:p>20704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7113.14" calcext:value-type="float">
            <text:p>207113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7085.28" calcext:value-type="float">
            <text:p>207085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7104.68" calcext:value-type="float">
            <text:p>207104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7160.01" calcext:value-type="float">
            <text:p>20716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7266.91" calcext:value-type="float">
            <text:p>207266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7013.36" calcext:value-type="float">
            <text:p>207013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7150.25" calcext:value-type="float">
            <text:p>20715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07092.6" calcext:value-type="float">
            <text:p>20709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4247.72" calcext:value-type="float">
            <text:p>234247.7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4145.74" calcext:value-type="float">
            <text:p>234145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4194.84" calcext:value-type="float">
            <text:p>234194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4127.75" calcext:value-type="float">
            <text:p>23412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4191.4" calcext:value-type="float">
            <text:p>23419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4366.1" calcext:value-type="float">
            <text:p>23436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4221.75" calcext:value-type="float">
            <text:p>234221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4208.61" calcext:value-type="float">
            <text:p>234208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4323.24" calcext:value-type="float">
            <text:p>234323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234181.89" calcext:value-type="float">
            <text:p>23418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545.58" calcext:value-type="float">
            <text:p>239545.5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40045.48" calcext:value-type="float">
            <text:p>240045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987.79" calcext:value-type="float">
            <text:p>239987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918.62" calcext:value-type="float">
            <text:p>239918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40002.62" calcext:value-type="float">
            <text:p>240002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40006.65" calcext:value-type="float">
            <text:p>240006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40055.31" calcext:value-type="float">
            <text:p>240055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39871.78" calcext:value-type="float">
            <text:p>23987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40024.65" calcext:value-type="float">
            <text:p>240024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40002.98" calcext:value-type="float">
            <text:p>240002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4251.01" calcext:value-type="float">
            <text:p>244251.0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3910.24" calcext:value-type="float">
            <text:p>24391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4057.56" calcext:value-type="float">
            <text:p>244057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4109.5" calcext:value-type="float">
            <text:p>24410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3830.4" calcext:value-type="float">
            <text:p>24383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4209.78" calcext:value-type="float">
            <text:p>244209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4152.31" calcext:value-type="float">
            <text:p>244152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4078.08" calcext:value-type="float">
            <text:p>244078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3887.56" calcext:value-type="float">
            <text:p>243887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43936.29" calcext:value-type="float">
            <text:p>243936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91011.69" calcext:value-type="float">
            <text:p>191011.6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90999.11" calcext:value-type="float">
            <text:p>190999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91024.63" calcext:value-type="float">
            <text:p>191024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91009.26" calcext:value-type="float">
            <text:p>191009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91010.82" calcext:value-type="float">
            <text:p>191010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91005.51" calcext:value-type="float">
            <text:p>191005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91051.12" calcext:value-type="float">
            <text:p>191051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91006.41" calcext:value-type="float">
            <text:p>191006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91009.48" calcext:value-type="float">
            <text:p>191009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91013.81" calcext:value-type="float">
            <text:p>191013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62124.36" calcext:value-type="float">
            <text:p>162124.3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62139.02" calcext:value-type="float">
            <text:p>162139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62137.39" calcext:value-type="float">
            <text:p>162137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62120.76" calcext:value-type="float">
            <text:p>162120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62137.6" calcext:value-type="float">
            <text:p>16213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62138.93" calcext:value-type="float">
            <text:p>162138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62128.28" calcext:value-type="float">
            <text:p>162128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62135.93" calcext:value-type="float">
            <text:p>162135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62139.03" calcext:value-type="float">
            <text:p>162139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01" calcext:value-type="float">
            <text:p>0.01</text:p>
          </table:table-cell>
          <table:table-cell office:value-type="float" office:value="162138.4" calcext:value-type="float">
            <text:p>16213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50067.58" calcext:value-type="float">
            <text:p>150067.58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50049.09" calcext:value-type="float">
            <text:p>150049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50051.05" calcext:value-type="float">
            <text:p>150051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50060.79" calcext:value-type="float">
            <text:p>15006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50062.6" calcext:value-type="float">
            <text:p>15006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50043.05" calcext:value-type="float">
            <text:p>150043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50058.03" calcext:value-type="float">
            <text:p>150058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50047.68" calcext:value-type="float">
            <text:p>150047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50050.66" calcext:value-type="float">
            <text:p>150050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" calcext:value-type="float">
            <text:p>0.01</text:p>
          </table:table-cell>
          <table:table-cell office:value-type="float" office:value="150043.14" calcext:value-type="float">
            <text:p>150043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3350.17" calcext:value-type="float">
            <text:p>153350.1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3350.66" calcext:value-type="float">
            <text:p>153350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3353.17" calcext:value-type="float">
            <text:p>153353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3350.34" calcext:value-type="float">
            <text:p>153350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3354.94" calcext:value-type="float">
            <text:p>153354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3347.13" calcext:value-type="float">
            <text:p>153347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3349.98" calcext:value-type="float">
            <text:p>153349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3335.93" calcext:value-type="float">
            <text:p>153335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3348.19" calcext:value-type="float">
            <text:p>153348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01" calcext:value-type="float">
            <text:p>0.01</text:p>
          </table:table-cell>
          <table:table-cell office:value-type="float" office:value="153349.11" calcext:value-type="float">
            <text:p>153349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7205.12" calcext:value-type="float">
            <text:p>147205.1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7196.28" calcext:value-type="float">
            <text:p>147196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7188.84" calcext:value-type="float">
            <text:p>147188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7174.09" calcext:value-type="float">
            <text:p>147174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7050.03" calcext:value-type="float">
            <text:p>14705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7156.59" calcext:value-type="float">
            <text:p>147156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6943.2" calcext:value-type="float">
            <text:p>14694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7184.89" calcext:value-type="float">
            <text:p>147184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7225.46" calcext:value-type="float">
            <text:p>147225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" calcext:value-type="float">
            <text:p>0.01</text:p>
          </table:table-cell>
          <table:table-cell office:value-type="float" office:value="147094.54" calcext:value-type="float">
            <text:p>147094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131.14" calcext:value-type="float">
            <text:p>97131.14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090.85" calcext:value-type="float">
            <text:p>9709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084.82" calcext:value-type="float">
            <text:p>97084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145.63" calcext:value-type="float">
            <text:p>97145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183.48" calcext:value-type="float">
            <text:p>9718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073.11" calcext:value-type="float">
            <text:p>97073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6970.16" calcext:value-type="float">
            <text:p>9697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143.14" calcext:value-type="float">
            <text:p>97143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168.48" calcext:value-type="float">
            <text:p>97168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01" calcext:value-type="float">
            <text:p>0.01</text:p>
          </table:table-cell>
          <table:table-cell office:value-type="float" office:value="97216.15" calcext:value-type="float">
            <text:p>97216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94.78" calcext:value-type="float">
            <text:p>97694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479.83" calcext:value-type="float">
            <text:p>97479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721.16" calcext:value-type="float">
            <text:p>97721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66.13" calcext:value-type="float">
            <text:p>97666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586.87" calcext:value-type="float">
            <text:p>97586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727.09" calcext:value-type="float">
            <text:p>97727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15.6" calcext:value-type="float">
            <text:p>9761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41.86" calcext:value-type="float">
            <text:p>97641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482.73" calcext:value-type="float">
            <text:p>97482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" calcext:value-type="float">
            <text:p>0.01</text:p>
          </table:table-cell>
          <table:table-cell office:value-type="float" office:value="97625.7" calcext:value-type="float">
            <text:p>9762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311.38" calcext:value-type="float">
            <text:p>98311.3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446.28" calcext:value-type="float">
            <text:p>98446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360.9" calcext:value-type="float">
            <text:p>9836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477.2" calcext:value-type="float">
            <text:p>9847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441.98" calcext:value-type="float">
            <text:p>98441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490.05" calcext:value-type="float">
            <text:p>9849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453.14" calcext:value-type="float">
            <text:p>98453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461.01" calcext:value-type="float">
            <text:p>98461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405.41" calcext:value-type="float">
            <text:p>98405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01" calcext:value-type="float">
            <text:p>0.01</text:p>
          </table:table-cell>
          <table:table-cell office:value-type="float" office:value="98357.25" calcext:value-type="float">
            <text:p>9835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46.39" calcext:value-type="float">
            <text:p>98546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49.31" calcext:value-type="float">
            <text:p>9854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17.63" calcext:value-type="float">
            <text:p>98517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440.82" calcext:value-type="float">
            <text:p>98440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21.97" calcext:value-type="float">
            <text:p>98521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361.96" calcext:value-type="float">
            <text:p>98361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500.99" calcext:value-type="float">
            <text:p>9850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485.06" calcext:value-type="float">
            <text:p>98485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452.73" calcext:value-type="float">
            <text:p>98452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" calcext:value-type="float">
            <text:p>0.01</text:p>
          </table:table-cell>
          <table:table-cell office:value-type="float" office:value="98408.32" calcext:value-type="float">
            <text:p>98408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6716.87" calcext:value-type="float">
            <text:p>96716.8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6709.14" calcext:value-type="float">
            <text:p>96709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6708.61" calcext:value-type="float">
            <text:p>96708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6752.29" calcext:value-type="float">
            <text:p>96752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6799.69" calcext:value-type="float">
            <text:p>96799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6789.94" calcext:value-type="float">
            <text:p>96789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6775.14" calcext:value-type="float">
            <text:p>96775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6690.33" calcext:value-type="float">
            <text:p>9669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6753.64" calcext:value-type="float">
            <text:p>96753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01" calcext:value-type="float">
            <text:p>0.01</text:p>
          </table:table-cell>
          <table:table-cell office:value-type="float" office:value="96733.15" calcext:value-type="float">
            <text:p>96733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4891.05" calcext:value-type="float">
            <text:p>94891.0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4938.59" calcext:value-type="float">
            <text:p>94938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011.39" calcext:value-type="float">
            <text:p>95011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019.13" calcext:value-type="float">
            <text:p>95019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004.47" calcext:value-type="float">
            <text:p>95004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5002.3" calcext:value-type="float">
            <text:p>9500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4942.25" calcext:value-type="float">
            <text:p>94942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4984.33" calcext:value-type="float">
            <text:p>94984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4987.02" calcext:value-type="float">
            <text:p>94987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" calcext:value-type="float">
            <text:p>0.01</text:p>
          </table:table-cell>
          <table:table-cell office:value-type="float" office:value="94990.42" calcext:value-type="float">
            <text:p>9499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3400.96" calcext:value-type="float">
            <text:p>83400.96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3351.46" calcext:value-type="float">
            <text:p>83351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3404.68" calcext:value-type="float">
            <text:p>83404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3401.13" calcext:value-type="float">
            <text:p>83401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3364.35" calcext:value-type="float">
            <text:p>83364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3350.46" calcext:value-type="float">
            <text:p>83350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3428.93" calcext:value-type="float">
            <text:p>83428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3335.14" calcext:value-type="float">
            <text:p>83335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3346.84" calcext:value-type="float">
            <text:p>83346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01" calcext:value-type="float">
            <text:p>0.01</text:p>
          </table:table-cell>
          <table:table-cell office:value-type="float" office:value="83354.77" calcext:value-type="float">
            <text:p>83354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7038.92" calcext:value-type="float">
            <text:p>77038.92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7050.29" calcext:value-type="float">
            <text:p>7705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7029.32" calcext:value-type="float">
            <text:p>77029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7048.91" calcext:value-type="float">
            <text:p>77048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7070.61" calcext:value-type="float">
            <text:p>77070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7080.54" calcext:value-type="float">
            <text:p>77080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7053.74" calcext:value-type="float">
            <text:p>77053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7020.32" calcext:value-type="float">
            <text:p>77020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7052.83" calcext:value-type="float">
            <text:p>77052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77059.47" calcext:value-type="float">
            <text:p>77059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70720.13" calcext:value-type="float">
            <text:p>70720.13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70738.26" calcext:value-type="float">
            <text:p>70738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70722.93" calcext:value-type="float">
            <text:p>70722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70710.14" calcext:value-type="float">
            <text:p>7071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70722.41" calcext:value-type="float">
            <text:p>70722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70742.21" calcext:value-type="float">
            <text:p>70742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70726.83" calcext:value-type="float">
            <text:p>70726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70706.23" calcext:value-type="float">
            <text:p>70706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70705.79" calcext:value-type="float">
            <text:p>70705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1" calcext:value-type="float">
            <text:p>0.01</text:p>
          </table:table-cell>
          <table:table-cell office:value-type="float" office:value="70720.34" calcext:value-type="float">
            <text:p>70720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9075.01" calcext:value-type="float">
            <text:p>69075.0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9063.56" calcext:value-type="float">
            <text:p>69063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9072.51" calcext:value-type="float">
            <text:p>69072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9071.14" calcext:value-type="float">
            <text:p>69071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9071.54" calcext:value-type="float">
            <text:p>69071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9054.71" calcext:value-type="float">
            <text:p>69054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9073.68" calcext:value-type="float">
            <text:p>69073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9067.99" calcext:value-type="float">
            <text:p>69067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9076.15" calcext:value-type="float">
            <text:p>69076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69070.02" calcext:value-type="float">
            <text:p>6907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81.37" calcext:value-type="float">
            <text:p>68581.3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68.43" calcext:value-type="float">
            <text:p>68568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75.06" calcext:value-type="float">
            <text:p>68575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73" calcext:value-type="float">
            <text:p>68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75.52" calcext:value-type="float">
            <text:p>68575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81.58" calcext:value-type="float">
            <text:p>68581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79.02" calcext:value-type="float">
            <text:p>68579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61.25" calcext:value-type="float">
            <text:p>6856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82.61" calcext:value-type="float">
            <text:p>68582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1" calcext:value-type="float">
            <text:p>0.01</text:p>
          </table:table-cell>
          <table:table-cell office:value-type="float" office:value="68568.23" calcext:value-type="float">
            <text:p>68568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87.54" calcext:value-type="float">
            <text:p>68487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89.71" calcext:value-type="float">
            <text:p>68489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511.85" calcext:value-type="float">
            <text:p>68511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86.78" calcext:value-type="float">
            <text:p>68486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89.93" calcext:value-type="float">
            <text:p>68489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84.01" calcext:value-type="float">
            <text:p>68484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92.77" calcext:value-type="float">
            <text:p>68492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501.4" calcext:value-type="float">
            <text:p>6850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99.18" calcext:value-type="float">
            <text:p>68499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" calcext:value-type="float">
            <text:p>0.01</text:p>
          </table:table-cell>
          <table:table-cell office:value-type="float" office:value="68455.18" calcext:value-type="float">
            <text:p>68455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60.2" calcext:value-type="float">
            <text:p>67960.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51.76" calcext:value-type="float">
            <text:p>67951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53.57" calcext:value-type="float">
            <text:p>67953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81.85" calcext:value-type="float">
            <text:p>67981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8011.12" calcext:value-type="float">
            <text:p>68011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90.44" calcext:value-type="float">
            <text:p>67990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92.89" calcext:value-type="float">
            <text:p>67992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71.87" calcext:value-type="float">
            <text:p>67971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69.87" calcext:value-type="float">
            <text:p>67969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01" calcext:value-type="float">
            <text:p>0.01</text:p>
          </table:table-cell>
          <table:table-cell office:value-type="float" office:value="67955" calcext:value-type="float">
            <text:p>67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729.9" calcext:value-type="float">
            <text:p>6772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666.93" calcext:value-type="float">
            <text:p>67666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715.86" calcext:value-type="float">
            <text:p>67715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731.27" calcext:value-type="float">
            <text:p>67731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726.96" calcext:value-type="float">
            <text:p>67726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724.34" calcext:value-type="float">
            <text:p>67724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726.03" calcext:value-type="float">
            <text:p>67726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727.12" calcext:value-type="float">
            <text:p>67727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732.96" calcext:value-type="float">
            <text:p>67732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" calcext:value-type="float">
            <text:p>0.01</text:p>
          </table:table-cell>
          <table:table-cell office:value-type="float" office:value="67716.18" calcext:value-type="float">
            <text:p>67716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7546.79" calcext:value-type="float">
            <text:p>67546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7519.21" calcext:value-type="float">
            <text:p>67519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7517.06" calcext:value-type="float">
            <text:p>67517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7438.02" calcext:value-type="float">
            <text:p>67438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7514.98" calcext:value-type="float">
            <text:p>67514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7515.46" calcext:value-type="float">
            <text:p>67515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7523.91" calcext:value-type="float">
            <text:p>67523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7534.16" calcext:value-type="float">
            <text:p>67534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7511.31" calcext:value-type="float">
            <text:p>67511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01" calcext:value-type="float">
            <text:p>0.01</text:p>
          </table:table-cell>
          <table:table-cell office:value-type="float" office:value="67526" calcext:value-type="float">
            <text:p>67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7667.7" calcext:value-type="float">
            <text:p>57667.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7668.06" calcext:value-type="float">
            <text:p>57668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7713.44" calcext:value-type="float">
            <text:p>57713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7612.01" calcext:value-type="float">
            <text:p>57612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7724.12" calcext:value-type="float">
            <text:p>57724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7627.51" calcext:value-type="float">
            <text:p>57627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7737.2" calcext:value-type="float">
            <text:p>5773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7714.34" calcext:value-type="float">
            <text:p>57714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7740.34" calcext:value-type="float">
            <text:p>57740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" calcext:value-type="float">
            <text:p>0.02</text:p>
          </table:table-cell>
          <table:table-cell office:value-type="float" office:value="57727.85" calcext:value-type="float">
            <text:p>57727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1738.33" calcext:value-type="float">
            <text:p>31738.3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1718.7" calcext:value-type="float">
            <text:p>3171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1726.35" calcext:value-type="float">
            <text:p>31726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1718.11" calcext:value-type="float">
            <text:p>31718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1729.69" calcext:value-type="float">
            <text:p>31729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1715.96" calcext:value-type="float">
            <text:p>31715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1744.18" calcext:value-type="float">
            <text:p>31744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1667.78" calcext:value-type="float">
            <text:p>31667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1718.02" calcext:value-type="float">
            <text:p>31718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03" calcext:value-type="float">
            <text:p>0.03</text:p>
          </table:table-cell>
          <table:table-cell office:value-type="float" office:value="31738.46" calcext:value-type="float">
            <text:p>31738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7088.54" calcext:value-type="float">
            <text:p>47088.5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7080.07" calcext:value-type="float">
            <text:p>4708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7032.17" calcext:value-type="float">
            <text:p>47032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7126.57" calcext:value-type="float">
            <text:p>47126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7076.11" calcext:value-type="float">
            <text:p>47076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7117.03" calcext:value-type="float">
            <text:p>47117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7083.83" calcext:value-type="float">
            <text:p>47083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7047.16" calcext:value-type="float">
            <text:p>47047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7063.17" calcext:value-type="float">
            <text:p>47063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2" calcext:value-type="float">
            <text:p>0.02</text:p>
          </table:table-cell>
          <table:table-cell office:value-type="float" office:value="46967.48" calcext:value-type="float">
            <text:p>46967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433.51" calcext:value-type="float">
            <text:p>31433.51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436.91" calcext:value-type="float">
            <text:p>31436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455.4" calcext:value-type="float">
            <text:p>3145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434.83" calcext:value-type="float">
            <text:p>3143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437.58" calcext:value-type="float">
            <text:p>31437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444.99" calcext:value-type="float">
            <text:p>31444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437.45" calcext:value-type="float">
            <text:p>31437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424.78" calcext:value-type="float">
            <text:p>31424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452.83" calcext:value-type="float">
            <text:p>31452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03" calcext:value-type="float">
            <text:p>0.03</text:p>
          </table:table-cell>
          <table:table-cell office:value-type="float" office:value="31424.53" calcext:value-type="float">
            <text:p>31424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062.99" calcext:value-type="float">
            <text:p>32062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074" calcext:value-type="float">
            <text:p>32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128.79" calcext:value-type="float">
            <text:p>32128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076.13" calcext:value-type="float">
            <text:p>32076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067.49" calcext:value-type="float">
            <text:p>32067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124.36" calcext:value-type="float">
            <text:p>32124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118.58" calcext:value-type="float">
            <text:p>32118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060.26" calcext:value-type="float">
            <text:p>32060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069.96" calcext:value-type="float">
            <text:p>32069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3" calcext:value-type="float">
            <text:p>0.03</text:p>
          </table:table-cell>
          <table:table-cell office:value-type="float" office:value="32127.66" calcext:value-type="float">
            <text:p>32127.6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ouble_rea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 Size</text:p>
          </table:table-cell>
          <table:table-cell office:value-type="string" calcext:value-type="string">
            <text:p>Nanosec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%Ch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9" calcext:value-type="float">
            <text:p>4198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8" calcext:value-type="float">
            <text:p>4198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8" calcext:value-type="float">
            <text:p>4198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3" calcext:value-type="float">
            <text:p>419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83" calcext:value-type="float">
            <text:p>4198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6" calcext:value-type="float">
            <text:p>419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8" calcext:value-type="float">
            <text:p>419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5" calcext:value-type="float">
            <text:p>419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85" calcext:value-type="float">
            <text:p>4198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8" calcext:value-type="float">
            <text:p>4198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7" calcext:value-type="float">
            <text:p>4198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3" calcext:value-type="float">
            <text:p>4198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4" calcext:value-type="float">
            <text:p>4198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6" calcext:value-type="float">
            <text:p>419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7" calcext:value-type="float">
            <text:p>4198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6" calcext:value-type="float">
            <text:p>4198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5" calcext:value-type="float">
            <text:p>419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2" calcext:value-type="float">
            <text:p>419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5" calcext:value-type="float">
            <text:p>419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6" calcext:value-type="float">
            <text:p>419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3" calcext:value-type="float">
            <text:p>4198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1" calcext:value-type="float">
            <text:p>4198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7" calcext:value-type="float">
            <text:p>4198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2" calcext:value-type="float">
            <text:p>419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4" calcext:value-type="float">
            <text:p>4198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5" calcext:value-type="float">
            <text:p>4198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7" calcext:value-type="float">
            <text:p>419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2" calcext:value-type="float">
            <text:p>4198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8" calcext:value-type="float">
            <text:p>4198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6" calcext:value-type="float">
            <text:p>4198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5" calcext:value-type="float">
            <text:p>4198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5" calcext:value-type="float">
            <text:p>4198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2" calcext:value-type="float">
            <text:p>4198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2" calcext:value-type="float">
            <text:p>4198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3" calcext:value-type="float">
            <text:p>4198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3" calcext:value-type="float">
            <text:p>4198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3" calcext:value-type="float">
            <text:p>4198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6" calcext:value-type="float">
            <text:p>4198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6" calcext:value-type="float">
            <text:p>4198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55" calcext:value-type="float">
            <text:p>419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" calcext:value-type="float">
            <text:p>419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52" calcext:value-type="float">
            <text:p>4198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4" calcext:value-type="float">
            <text:p>4198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1" calcext:value-type="float">
            <text:p>4198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1" calcext:value-type="float">
            <text:p>4198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57" calcext:value-type="float">
            <text:p>4198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57" calcext:value-type="float">
            <text:p>4198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65" calcext:value-type="float">
            <text:p>4198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58" calcext:value-type="float">
            <text:p>4198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82" calcext:value-type="float">
            <text:p>1.82</text:p>
          </table:table-cell>
          <table:table-cell office:value-type="float" office:value="4198.55" calcext:value-type="float">
            <text:p>419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42" calcext:value-type="float">
            <text:p>4198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38" calcext:value-type="float">
            <text:p>4198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47" calcext:value-type="float">
            <text:p>4198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43" calcext:value-type="float">
            <text:p>4198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29" calcext:value-type="float">
            <text:p>4198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49" calcext:value-type="float">
            <text:p>4198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5" calcext:value-type="float">
            <text:p>419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45" calcext:value-type="float">
            <text:p>4198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44" calcext:value-type="float">
            <text:p>4198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8.47" calcext:value-type="float">
            <text:p>4198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4" calcext:value-type="float">
            <text:p>419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34" calcext:value-type="float">
            <text:p>4198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35" calcext:value-type="float">
            <text:p>4198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22" calcext:value-type="float">
            <text:p>4198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19" calcext:value-type="float">
            <text:p>4198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32" calcext:value-type="float">
            <text:p>4198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32" calcext:value-type="float">
            <text:p>4198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82" calcext:value-type="float">
            <text:p>1.82</text:p>
          </table:table-cell>
          <table:table-cell office:value-type="float" office:value="4197.98" calcext:value-type="float">
            <text:p>4197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39" calcext:value-type="float">
            <text:p>4198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82" calcext:value-type="float">
            <text:p>1.82</text:p>
          </table:table-cell>
          <table:table-cell office:value-type="float" office:value="4198.34" calcext:value-type="float">
            <text:p>4198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07" calcext:value-type="float">
            <text:p>4198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09" calcext:value-type="float">
            <text:p>4198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75" calcext:value-type="float">
            <text:p>419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11" calcext:value-type="float">
            <text:p>4198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13" calcext:value-type="float">
            <text:p>4198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97" calcext:value-type="float">
            <text:p>4197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16" calcext:value-type="float">
            <text:p>4198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15" calcext:value-type="float">
            <text:p>4198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94" calcext:value-type="float">
            <text:p>4197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8.1" calcext:value-type="float">
            <text:p>419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 office:value-type="float" office:value="4197.98" calcext:value-type="float">
            <text:p>4197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 office:value-type="float" office:value="4197.86" calcext:value-type="float">
            <text:p>4197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 office:value-type="float" office:value="4197.97" calcext:value-type="float">
            <text:p>4197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 office:value-type="float" office:value="4197.85" calcext:value-type="float">
            <text:p>4197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 office:value-type="float" office:value="4197.86" calcext:value-type="float">
            <text:p>4197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 office:value-type="float" office:value="4197.81" calcext:value-type="float">
            <text:p>4197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 office:value-type="float" office:value="4197.9" calcext:value-type="float">
            <text:p>419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 office:value-type="float" office:value="4197.7" calcext:value-type="float">
            <text:p>419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 office:value-type="float" office:value="4197.87" calcext:value-type="float">
            <text:p>4197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 office:value-type="float" office:value="4197.82" calcext:value-type="float">
            <text:p>4197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.82" calcext:value-type="float">
            <text:p>1.82</text:p>
          </table:table-cell>
          <table:table-cell office:value-type="float" office:value="4197.48" calcext:value-type="float">
            <text:p>4197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.82" calcext:value-type="float">
            <text:p>1.82</text:p>
          </table:table-cell>
          <table:table-cell office:value-type="float" office:value="4197.41" calcext:value-type="float">
            <text:p>4197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.82" calcext:value-type="float">
            <text:p>1.82</text:p>
          </table:table-cell>
          <table:table-cell office:value-type="float" office:value="4197.37" calcext:value-type="float">
            <text:p>4197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.82" calcext:value-type="float">
            <text:p>1.82</text:p>
          </table:table-cell>
          <table:table-cell office:value-type="float" office:value="4197.41" calcext:value-type="float">
            <text:p>4197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.82" calcext:value-type="float">
            <text:p>1.82</text:p>
          </table:table-cell>
          <table:table-cell office:value-type="float" office:value="4197.47" calcext:value-type="float">
            <text:p>4197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.82" calcext:value-type="float">
            <text:p>1.82</text:p>
          </table:table-cell>
          <table:table-cell office:value-type="float" office:value="4197.48" calcext:value-type="float">
            <text:p>4197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.82" calcext:value-type="float">
            <text:p>1.82</text:p>
          </table:table-cell>
          <table:table-cell office:value-type="float" office:value="4197.44" calcext:value-type="float">
            <text:p>419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.82" calcext:value-type="float">
            <text:p>1.82</text:p>
          </table:table-cell>
          <table:table-cell office:value-type="float" office:value="4197.44" calcext:value-type="float">
            <text:p>419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.82" calcext:value-type="float">
            <text:p>1.82</text:p>
          </table:table-cell>
          <table:table-cell office:value-type="float" office:value="4197.41" calcext:value-type="float">
            <text:p>4197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.82" calcext:value-type="float">
            <text:p>1.82</text:p>
          </table:table-cell>
          <table:table-cell office:value-type="float" office:value="4197.15" calcext:value-type="float">
            <text:p>4197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1" calcext:value-type="float">
            <text:p>419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06" calcext:value-type="float">
            <text:p>4197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09" calcext:value-type="float">
            <text:p>4197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1" calcext:value-type="float">
            <text:p>419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18" calcext:value-type="float">
            <text:p>4197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08" calcext:value-type="float">
            <text:p>4197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16" calcext:value-type="float">
            <text:p>4197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12" calcext:value-type="float">
            <text:p>4197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04" calcext:value-type="float">
            <text:p>4197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82" calcext:value-type="float">
            <text:p>1.82</text:p>
          </table:table-cell>
          <table:table-cell office:value-type="float" office:value="4197.1" calcext:value-type="float">
            <text:p>419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6.4" calcext:value-type="float">
            <text:p>419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6.04" calcext:value-type="float">
            <text:p>4196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6.3" calcext:value-type="float">
            <text:p>419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6.3" calcext:value-type="float">
            <text:p>419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6.23" calcext:value-type="float">
            <text:p>4196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6.31" calcext:value-type="float">
            <text:p>4196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6.36" calcext:value-type="float">
            <text:p>4196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6.17" calcext:value-type="float">
            <text:p>4196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6.17" calcext:value-type="float">
            <text:p>4196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6.09" calcext:value-type="float">
            <text:p>4196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5.21" calcext:value-type="float">
            <text:p>4195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5.37" calcext:value-type="float">
            <text:p>4195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5.37" calcext:value-type="float">
            <text:p>4195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5.19" calcext:value-type="float">
            <text:p>4195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5.61" calcext:value-type="float">
            <text:p>4195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5.57" calcext:value-type="float">
            <text:p>4195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5.59" calcext:value-type="float">
            <text:p>4195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5.6" calcext:value-type="float">
            <text:p>419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5.65" calcext:value-type="float">
            <text:p>4195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82" calcext:value-type="float">
            <text:p>1.82</text:p>
          </table:table-cell>
          <table:table-cell office:value-type="float" office:value="4195.34" calcext:value-type="float">
            <text:p>4195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82" calcext:value-type="float">
            <text:p>1.82</text:p>
          </table:table-cell>
          <table:table-cell office:value-type="float" office:value="4194.14" calcext:value-type="float">
            <text:p>4194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85" calcext:value-type="float">
            <text:p>4193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96" calcext:value-type="float">
            <text:p>4193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94" calcext:value-type="float">
            <text:p>4193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82" calcext:value-type="float">
            <text:p>1.82</text:p>
          </table:table-cell>
          <table:table-cell office:value-type="float" office:value="4194.13" calcext:value-type="float">
            <text:p>4194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56" calcext:value-type="float">
            <text:p>4193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78" calcext:value-type="float">
            <text:p>4193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74" calcext:value-type="float">
            <text:p>4193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9" calcext:value-type="float">
            <text:p>419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82" calcext:value-type="float">
            <text:p>1.82</text:p>
          </table:table-cell>
          <table:table-cell office:value-type="float" office:value="4194.03" calcext:value-type="float">
            <text:p>4194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2.8" calcext:value-type="float">
            <text:p>419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2.53" calcext:value-type="float">
            <text:p>4192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2.67" calcext:value-type="float">
            <text:p>4192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2.72" calcext:value-type="float">
            <text:p>4192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2.76" calcext:value-type="float">
            <text:p>4192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2.88" calcext:value-type="float">
            <text:p>4192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2.66" calcext:value-type="float">
            <text:p>4192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2.24" calcext:value-type="float">
            <text:p>4192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3.09" calcext:value-type="float">
            <text:p>4193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82" calcext:value-type="float">
            <text:p>1.82</text:p>
          </table:table-cell>
          <table:table-cell office:value-type="float" office:value="4192.78" calcext:value-type="float">
            <text:p>4192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.82" calcext:value-type="float">
            <text:p>1.82</text:p>
          </table:table-cell>
          <table:table-cell office:value-type="float" office:value="4196.04" calcext:value-type="float">
            <text:p>4196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.82" calcext:value-type="float">
            <text:p>1.82</text:p>
          </table:table-cell>
          <table:table-cell office:value-type="float" office:value="4196.22" calcext:value-type="float">
            <text:p>4196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.82" calcext:value-type="float">
            <text:p>1.82</text:p>
          </table:table-cell>
          <table:table-cell office:value-type="float" office:value="4196.15" calcext:value-type="float">
            <text:p>4196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.82" calcext:value-type="float">
            <text:p>1.82</text:p>
          </table:table-cell>
          <table:table-cell office:value-type="float" office:value="4196.19" calcext:value-type="float">
            <text:p>4196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.82" calcext:value-type="float">
            <text:p>1.82</text:p>
          </table:table-cell>
          <table:table-cell office:value-type="float" office:value="4196.32" calcext:value-type="float">
            <text:p>4196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.82" calcext:value-type="float">
            <text:p>1.82</text:p>
          </table:table-cell>
          <table:table-cell office:value-type="float" office:value="4196.07" calcext:value-type="float">
            <text:p>4196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.82" calcext:value-type="float">
            <text:p>1.82</text:p>
          </table:table-cell>
          <table:table-cell office:value-type="float" office:value="4196.21" calcext:value-type="float">
            <text:p>4196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.82" calcext:value-type="float">
            <text:p>1.82</text:p>
          </table:table-cell>
          <table:table-cell office:value-type="float" office:value="4196.06" calcext:value-type="float">
            <text:p>4196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.82" calcext:value-type="float">
            <text:p>1.82</text:p>
          </table:table-cell>
          <table:table-cell office:value-type="float" office:value="4195.85" calcext:value-type="float">
            <text:p>4195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.82" calcext:value-type="float">
            <text:p>1.82</text:p>
          </table:table-cell>
          <table:table-cell office:value-type="float" office:value="4195.71" calcext:value-type="float">
            <text:p>4195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5.49" calcext:value-type="float">
            <text:p>4195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5.54" calcext:value-type="float">
            <text:p>4195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5.47" calcext:value-type="float">
            <text:p>4195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5.42" calcext:value-type="float">
            <text:p>4195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5.53" calcext:value-type="float">
            <text:p>4195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5.63" calcext:value-type="float">
            <text:p>4195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5.59" calcext:value-type="float">
            <text:p>4195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5.63" calcext:value-type="float">
            <text:p>4195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5.34" calcext:value-type="float">
            <text:p>4195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82" calcext:value-type="float">
            <text:p>1.82</text:p>
          </table:table-cell>
          <table:table-cell office:value-type="float" office:value="4195.47" calcext:value-type="float">
            <text:p>4195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.82" calcext:value-type="float">
            <text:p>1.82</text:p>
          </table:table-cell>
          <table:table-cell office:value-type="float" office:value="4194.59" calcext:value-type="float">
            <text:p>4194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.82" calcext:value-type="float">
            <text:p>1.82</text:p>
          </table:table-cell>
          <table:table-cell office:value-type="float" office:value="4194.08" calcext:value-type="float">
            <text:p>4194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.82" calcext:value-type="float">
            <text:p>1.82</text:p>
          </table:table-cell>
          <table:table-cell office:value-type="float" office:value="4194.52" calcext:value-type="float">
            <text:p>4194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.82" calcext:value-type="float">
            <text:p>1.82</text:p>
          </table:table-cell>
          <table:table-cell office:value-type="float" office:value="4194.36" calcext:value-type="float">
            <text:p>4194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.82" calcext:value-type="float">
            <text:p>1.82</text:p>
          </table:table-cell>
          <table:table-cell office:value-type="float" office:value="4194.65" calcext:value-type="float">
            <text:p>4194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.82" calcext:value-type="float">
            <text:p>1.82</text:p>
          </table:table-cell>
          <table:table-cell office:value-type="float" office:value="4194.56" calcext:value-type="float">
            <text:p>4194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.82" calcext:value-type="float">
            <text:p>1.82</text:p>
          </table:table-cell>
          <table:table-cell office:value-type="float" office:value="4194.55" calcext:value-type="float">
            <text:p>4194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.82" calcext:value-type="float">
            <text:p>1.82</text:p>
          </table:table-cell>
          <table:table-cell office:value-type="float" office:value="4194.46" calcext:value-type="float">
            <text:p>4194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.82" calcext:value-type="float">
            <text:p>1.82</text:p>
          </table:table-cell>
          <table:table-cell office:value-type="float" office:value="4194.59" calcext:value-type="float">
            <text:p>4194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.82" calcext:value-type="float">
            <text:p>1.82</text:p>
          </table:table-cell>
          <table:table-cell office:value-type="float" office:value="4194.59" calcext:value-type="float">
            <text:p>4194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3.53" calcext:value-type="float">
            <text:p>4193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3.48" calcext:value-type="float">
            <text:p>419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3.42" calcext:value-type="float">
            <text:p>4193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2.85" calcext:value-type="float">
            <text:p>4192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3.37" calcext:value-type="float">
            <text:p>4193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3.39" calcext:value-type="float">
            <text:p>4193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3.46" calcext:value-type="float">
            <text:p>4193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3.53" calcext:value-type="float">
            <text:p>4193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3.34" calcext:value-type="float">
            <text:p>4193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82" calcext:value-type="float">
            <text:p>1.82</text:p>
          </table:table-cell>
          <table:table-cell office:value-type="float" office:value="4193.42" calcext:value-type="float">
            <text:p>4193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.82" calcext:value-type="float">
            <text:p>1.82</text:p>
          </table:table-cell>
          <table:table-cell office:value-type="float" office:value="4189.96" calcext:value-type="float">
            <text:p>4189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.82" calcext:value-type="float">
            <text:p>1.82</text:p>
          </table:table-cell>
          <table:table-cell office:value-type="float" office:value="4190.09" calcext:value-type="float">
            <text:p>419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.82" calcext:value-type="float">
            <text:p>1.82</text:p>
          </table:table-cell>
          <table:table-cell office:value-type="float" office:value="4190.02" calcext:value-type="float">
            <text:p>419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.82" calcext:value-type="float">
            <text:p>1.82</text:p>
          </table:table-cell>
          <table:table-cell office:value-type="float" office:value="4190.57" calcext:value-type="float">
            <text:p>419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.82" calcext:value-type="float">
            <text:p>1.82</text:p>
          </table:table-cell>
          <table:table-cell office:value-type="float" office:value="4189.84" calcext:value-type="float">
            <text:p>4189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.82" calcext:value-type="float">
            <text:p>1.82</text:p>
          </table:table-cell>
          <table:table-cell office:value-type="float" office:value="4188.9" calcext:value-type="float">
            <text:p>418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.82" calcext:value-type="float">
            <text:p>1.82</text:p>
          </table:table-cell>
          <table:table-cell office:value-type="float" office:value="4189.87" calcext:value-type="float">
            <text:p>4189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.82" calcext:value-type="float">
            <text:p>1.82</text:p>
          </table:table-cell>
          <table:table-cell office:value-type="float" office:value="4190.23" calcext:value-type="float">
            <text:p>419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.82" calcext:value-type="float">
            <text:p>1.82</text:p>
          </table:table-cell>
          <table:table-cell office:value-type="float" office:value="4190.4" calcext:value-type="float">
            <text:p>419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.82" calcext:value-type="float">
            <text:p>1.82</text:p>
          </table:table-cell>
          <table:table-cell office:value-type="float" office:value="4190.35" calcext:value-type="float">
            <text:p>419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82" calcext:value-type="float">
            <text:p>1.82</text:p>
          </table:table-cell>
          <table:table-cell office:value-type="float" office:value="4188.52" calcext:value-type="float">
            <text:p>4188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82" calcext:value-type="float">
            <text:p>1.82</text:p>
          </table:table-cell>
          <table:table-cell office:value-type="float" office:value="4188.55" calcext:value-type="float">
            <text:p>418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82" calcext:value-type="float">
            <text:p>1.82</text:p>
          </table:table-cell>
          <table:table-cell office:value-type="float" office:value="4188.54" calcext:value-type="float">
            <text:p>4188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82" calcext:value-type="float">
            <text:p>1.82</text:p>
          </table:table-cell>
          <table:table-cell office:value-type="float" office:value="4188.39" calcext:value-type="float">
            <text:p>4188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82" calcext:value-type="float">
            <text:p>1.82</text:p>
          </table:table-cell>
          <table:table-cell office:value-type="float" office:value="4188.67" calcext:value-type="float">
            <text:p>4188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82" calcext:value-type="float">
            <text:p>1.82</text:p>
          </table:table-cell>
          <table:table-cell office:value-type="float" office:value="4188.65" calcext:value-type="float">
            <text:p>4188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82" calcext:value-type="float">
            <text:p>1.82</text:p>
          </table:table-cell>
          <table:table-cell office:value-type="float" office:value="4188.68" calcext:value-type="float">
            <text:p>4188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82" calcext:value-type="float">
            <text:p>1.82</text:p>
          </table:table-cell>
          <table:table-cell office:value-type="float" office:value="4187.93" calcext:value-type="float">
            <text:p>4187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82" calcext:value-type="float">
            <text:p>1.82</text:p>
          </table:table-cell>
          <table:table-cell office:value-type="float" office:value="4188.56" calcext:value-type="float">
            <text:p>4188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82" calcext:value-type="float">
            <text:p>1.82</text:p>
          </table:table-cell>
          <table:table-cell office:value-type="float" office:value="4189.12" calcext:value-type="float">
            <text:p>4189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9" calcext:value-type="float">
            <text:p>419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1.82" calcext:value-type="float">
            <text:p>1.82</text:p>
          </table:table-cell>
          <table:table-cell office:value-type="float" office:value="4194.06" calcext:value-type="float">
            <text:p>4194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1.82" calcext:value-type="float">
            <text:p>1.82</text:p>
          </table:table-cell>
          <table:table-cell office:value-type="float" office:value="4194.1" calcext:value-type="float">
            <text:p>419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97" calcext:value-type="float">
            <text:p>4193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1.82" calcext:value-type="float">
            <text:p>1.82</text:p>
          </table:table-cell>
          <table:table-cell office:value-type="float" office:value="4194.16" calcext:value-type="float">
            <text:p>4194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1.82" calcext:value-type="float">
            <text:p>1.82</text:p>
          </table:table-cell>
          <table:table-cell office:value-type="float" office:value="4194.33" calcext:value-type="float">
            <text:p>4194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82" calcext:value-type="float">
            <text:p>4193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1.82" calcext:value-type="float">
            <text:p>1.82</text:p>
          </table:table-cell>
          <table:table-cell office:value-type="float" office:value="4194.23" calcext:value-type="float">
            <text:p>4194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1.82" calcext:value-type="float">
            <text:p>1.82</text:p>
          </table:table-cell>
          <table:table-cell office:value-type="float" office:value="4194.06" calcext:value-type="float">
            <text:p>4194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1.82" calcext:value-type="float">
            <text:p>1.82</text:p>
          </table:table-cell>
          <table:table-cell office:value-type="float" office:value="4193.64" calcext:value-type="float">
            <text:p>4193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0.8" calcext:value-type="float">
            <text:p>419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1.42" calcext:value-type="float">
            <text:p>4191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1.71" calcext:value-type="float">
            <text:p>4191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1.73" calcext:value-type="float">
            <text:p>4191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1.44" calcext:value-type="float">
            <text:p>419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1.38" calcext:value-type="float">
            <text:p>419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1.66" calcext:value-type="float">
            <text:p>4191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1.24" calcext:value-type="float">
            <text:p>4191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1.43" calcext:value-type="float">
            <text:p>4191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82" calcext:value-type="float">
            <text:p>1.82</text:p>
          </table:table-cell>
          <table:table-cell office:value-type="float" office:value="4191.35" calcext:value-type="float">
            <text:p>4191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.82" calcext:value-type="float">
            <text:p>1.82</text:p>
          </table:table-cell>
          <table:table-cell office:value-type="float" office:value="4187.2" calcext:value-type="float">
            <text:p>418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.82" calcext:value-type="float">
            <text:p>1.82</text:p>
          </table:table-cell>
          <table:table-cell office:value-type="float" office:value="4186.52" calcext:value-type="float">
            <text:p>4186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.82" calcext:value-type="float">
            <text:p>1.82</text:p>
          </table:table-cell>
          <table:table-cell office:value-type="float" office:value="4187.23" calcext:value-type="float">
            <text:p>4187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.82" calcext:value-type="float">
            <text:p>1.82</text:p>
          </table:table-cell>
          <table:table-cell office:value-type="float" office:value="4187.37" calcext:value-type="float">
            <text:p>4187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.82" calcext:value-type="float">
            <text:p>1.82</text:p>
          </table:table-cell>
          <table:table-cell office:value-type="float" office:value="4187.28" calcext:value-type="float">
            <text:p>4187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.82" calcext:value-type="float">
            <text:p>1.82</text:p>
          </table:table-cell>
          <table:table-cell office:value-type="float" office:value="4187.41" calcext:value-type="float">
            <text:p>4187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.82" calcext:value-type="float">
            <text:p>1.82</text:p>
          </table:table-cell>
          <table:table-cell office:value-type="float" office:value="4187.32" calcext:value-type="float">
            <text:p>4187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.82" calcext:value-type="float">
            <text:p>1.82</text:p>
          </table:table-cell>
          <table:table-cell office:value-type="float" office:value="4187.46" calcext:value-type="float">
            <text:p>4187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.82" calcext:value-type="float">
            <text:p>1.82</text:p>
          </table:table-cell>
          <table:table-cell office:value-type="float" office:value="4186.9" calcext:value-type="float">
            <text:p>418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.82" calcext:value-type="float">
            <text:p>1.82</text:p>
          </table:table-cell>
          <table:table-cell office:value-type="float" office:value="4187.11" calcext:value-type="float">
            <text:p>4187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82" calcext:value-type="float">
            <text:p>1.82</text:p>
          </table:table-cell>
          <table:table-cell office:value-type="float" office:value="4183.47" calcext:value-type="float">
            <text:p>4183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82" calcext:value-type="float">
            <text:p>1.82</text:p>
          </table:table-cell>
          <table:table-cell office:value-type="float" office:value="4184.32" calcext:value-type="float">
            <text:p>4184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82" calcext:value-type="float">
            <text:p>1.82</text:p>
          </table:table-cell>
          <table:table-cell office:value-type="float" office:value="4183.96" calcext:value-type="float">
            <text:p>4183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82" calcext:value-type="float">
            <text:p>1.82</text:p>
          </table:table-cell>
          <table:table-cell office:value-type="float" office:value="4183.12" calcext:value-type="float">
            <text:p>4183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82" calcext:value-type="float">
            <text:p>1.82</text:p>
          </table:table-cell>
          <table:table-cell office:value-type="float" office:value="4184.24" calcext:value-type="float">
            <text:p>4184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82" calcext:value-type="float">
            <text:p>1.82</text:p>
          </table:table-cell>
          <table:table-cell office:value-type="float" office:value="4184.26" calcext:value-type="float">
            <text:p>4184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82" calcext:value-type="float">
            <text:p>1.82</text:p>
          </table:table-cell>
          <table:table-cell office:value-type="float" office:value="4184.23" calcext:value-type="float">
            <text:p>4184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82" calcext:value-type="float">
            <text:p>1.82</text:p>
          </table:table-cell>
          <table:table-cell office:value-type="float" office:value="4184.25" calcext:value-type="float">
            <text:p>4184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82" calcext:value-type="float">
            <text:p>1.82</text:p>
          </table:table-cell>
          <table:table-cell office:value-type="float" office:value="4183.93" calcext:value-type="float">
            <text:p>4183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82" calcext:value-type="float">
            <text:p>1.82</text:p>
          </table:table-cell>
          <table:table-cell office:value-type="float" office:value="4184.31" calcext:value-type="float">
            <text:p>4184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1.82" calcext:value-type="float">
            <text:p>1.82</text:p>
          </table:table-cell>
          <table:table-cell office:value-type="float" office:value="4182.62" calcext:value-type="float">
            <text:p>4182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1.82" calcext:value-type="float">
            <text:p>1.82</text:p>
          </table:table-cell>
          <table:table-cell office:value-type="float" office:value="4182.94" calcext:value-type="float">
            <text:p>4182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1.82" calcext:value-type="float">
            <text:p>1.82</text:p>
          </table:table-cell>
          <table:table-cell office:value-type="float" office:value="4182.71" calcext:value-type="float">
            <text:p>4182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1.82" calcext:value-type="float">
            <text:p>1.82</text:p>
          </table:table-cell>
          <table:table-cell office:value-type="float" office:value="4182.21" calcext:value-type="float">
            <text:p>4182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1.82" calcext:value-type="float">
            <text:p>1.82</text:p>
          </table:table-cell>
          <table:table-cell office:value-type="float" office:value="4182.27" calcext:value-type="float">
            <text:p>4182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1.82" calcext:value-type="float">
            <text:p>1.82</text:p>
          </table:table-cell>
          <table:table-cell office:value-type="float" office:value="4181.44" calcext:value-type="float">
            <text:p>418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1.82" calcext:value-type="float">
            <text:p>1.82</text:p>
          </table:table-cell>
          <table:table-cell office:value-type="float" office:value="4182.78" calcext:value-type="float">
            <text:p>4182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1.82" calcext:value-type="float">
            <text:p>1.82</text:p>
          </table:table-cell>
          <table:table-cell office:value-type="float" office:value="4183.51" calcext:value-type="float">
            <text:p>4183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1.82" calcext:value-type="float">
            <text:p>1.82</text:p>
          </table:table-cell>
          <table:table-cell office:value-type="float" office:value="4182.45" calcext:value-type="float">
            <text:p>4182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1.82" calcext:value-type="float">
            <text:p>1.82</text:p>
          </table:table-cell>
          <table:table-cell office:value-type="float" office:value="4182.77" calcext:value-type="float">
            <text:p>4182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82" calcext:value-type="float">
            <text:p>1.82</text:p>
          </table:table-cell>
          <table:table-cell office:value-type="float" office:value="4181.67" calcext:value-type="float">
            <text:p>4181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82" calcext:value-type="float">
            <text:p>1.82</text:p>
          </table:table-cell>
          <table:table-cell office:value-type="float" office:value="4182.39" calcext:value-type="float">
            <text:p>4182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82" calcext:value-type="float">
            <text:p>1.82</text:p>
          </table:table-cell>
          <table:table-cell office:value-type="float" office:value="4181.78" calcext:value-type="float">
            <text:p>418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82" calcext:value-type="float">
            <text:p>1.82</text:p>
          </table:table-cell>
          <table:table-cell office:value-type="float" office:value="4182.25" calcext:value-type="float">
            <text:p>4182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82" calcext:value-type="float">
            <text:p>1.82</text:p>
          </table:table-cell>
          <table:table-cell office:value-type="float" office:value="4181.53" calcext:value-type="float">
            <text:p>4181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82" calcext:value-type="float">
            <text:p>1.82</text:p>
          </table:table-cell>
          <table:table-cell office:value-type="float" office:value="4182.06" calcext:value-type="float">
            <text:p>4182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82" calcext:value-type="float">
            <text:p>1.82</text:p>
          </table:table-cell>
          <table:table-cell office:value-type="float" office:value="4181.88" calcext:value-type="float">
            <text:p>4181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82" calcext:value-type="float">
            <text:p>1.82</text:p>
          </table:table-cell>
          <table:table-cell office:value-type="float" office:value="4181.03" calcext:value-type="float">
            <text:p>418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82" calcext:value-type="float">
            <text:p>1.82</text:p>
          </table:table-cell>
          <table:table-cell office:value-type="float" office:value="4181.83" calcext:value-type="float">
            <text:p>4181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82" calcext:value-type="float">
            <text:p>1.82</text:p>
          </table:table-cell>
          <table:table-cell office:value-type="float" office:value="4181.86" calcext:value-type="float">
            <text:p>4181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.82" calcext:value-type="float">
            <text:p>1.82</text:p>
          </table:table-cell>
          <table:table-cell office:value-type="float" office:value="4181.6" calcext:value-type="float">
            <text:p>418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.82" calcext:value-type="float">
            <text:p>1.82</text:p>
          </table:table-cell>
          <table:table-cell office:value-type="float" office:value="4181.36" calcext:value-type="float">
            <text:p>4181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.82" calcext:value-type="float">
            <text:p>1.82</text:p>
          </table:table-cell>
          <table:table-cell office:value-type="float" office:value="4182.37" calcext:value-type="float">
            <text:p>4182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.82" calcext:value-type="float">
            <text:p>1.82</text:p>
          </table:table-cell>
          <table:table-cell office:value-type="float" office:value="4181.18" calcext:value-type="float">
            <text:p>4181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.82" calcext:value-type="float">
            <text:p>1.82</text:p>
          </table:table-cell>
          <table:table-cell office:value-type="float" office:value="4181.41" calcext:value-type="float">
            <text:p>4181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.82" calcext:value-type="float">
            <text:p>1.82</text:p>
          </table:table-cell>
          <table:table-cell office:value-type="float" office:value="4180.95" calcext:value-type="float">
            <text:p>418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.82" calcext:value-type="float">
            <text:p>1.82</text:p>
          </table:table-cell>
          <table:table-cell office:value-type="float" office:value="4181.48" calcext:value-type="float">
            <text:p>4181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.82" calcext:value-type="float">
            <text:p>1.82</text:p>
          </table:table-cell>
          <table:table-cell office:value-type="float" office:value="4181.12" calcext:value-type="float">
            <text:p>4181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.82" calcext:value-type="float">
            <text:p>1.82</text:p>
          </table:table-cell>
          <table:table-cell office:value-type="float" office:value="4181.34" calcext:value-type="float">
            <text:p>4181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.83" calcext:value-type="float">
            <text:p>1.83</text:p>
          </table:table-cell>
          <table:table-cell office:value-type="float" office:value="4179.61" calcext:value-type="float">
            <text:p>4179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2" calcext:value-type="float">
            <text:p>1.82</text:p>
          </table:table-cell>
          <table:table-cell office:value-type="float" office:value="4181.05" calcext:value-type="float">
            <text:p>4181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2" calcext:value-type="float">
            <text:p>1.82</text:p>
          </table:table-cell>
          <table:table-cell office:value-type="float" office:value="4181" calcext:value-type="float">
            <text:p>4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2" calcext:value-type="float">
            <text:p>1.82</text:p>
          </table:table-cell>
          <table:table-cell office:value-type="float" office:value="4181.08" calcext:value-type="float">
            <text:p>4181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2" calcext:value-type="float">
            <text:p>1.82</text:p>
          </table:table-cell>
          <table:table-cell office:value-type="float" office:value="4180.85" calcext:value-type="float">
            <text:p>418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2" calcext:value-type="float">
            <text:p>1.82</text:p>
          </table:table-cell>
          <table:table-cell office:value-type="float" office:value="4181.36" calcext:value-type="float">
            <text:p>4181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2" calcext:value-type="float">
            <text:p>1.82</text:p>
          </table:table-cell>
          <table:table-cell office:value-type="float" office:value="4181.26" calcext:value-type="float">
            <text:p>4181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2" calcext:value-type="float">
            <text:p>1.82</text:p>
          </table:table-cell>
          <table:table-cell office:value-type="float" office:value="4181.17" calcext:value-type="float">
            <text:p>4181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2" calcext:value-type="float">
            <text:p>1.82</text:p>
          </table:table-cell>
          <table:table-cell office:value-type="float" office:value="4180.98" calcext:value-type="float">
            <text:p>4180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2" calcext:value-type="float">
            <text:p>1.82</text:p>
          </table:table-cell>
          <table:table-cell office:value-type="float" office:value="4180.59" calcext:value-type="float">
            <text:p>418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2" calcext:value-type="float">
            <text:p>1.82</text:p>
          </table:table-cell>
          <table:table-cell office:value-type="float" office:value="4181.44" calcext:value-type="float">
            <text:p>418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.82" calcext:value-type="float">
            <text:p>1.82</text:p>
          </table:table-cell>
          <table:table-cell office:value-type="float" office:value="4180.96" calcext:value-type="float">
            <text:p>418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.83" calcext:value-type="float">
            <text:p>1.83</text:p>
          </table:table-cell>
          <table:table-cell office:value-type="float" office:value="4179.79" calcext:value-type="float">
            <text:p>4179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.82" calcext:value-type="float">
            <text:p>1.82</text:p>
          </table:table-cell>
          <table:table-cell office:value-type="float" office:value="4181.14" calcext:value-type="float">
            <text:p>4181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.82" calcext:value-type="float">
            <text:p>1.82</text:p>
          </table:table-cell>
          <table:table-cell office:value-type="float" office:value="4180.72" calcext:value-type="float">
            <text:p>4180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.82" calcext:value-type="float">
            <text:p>1.82</text:p>
          </table:table-cell>
          <table:table-cell office:value-type="float" office:value="4181.1" calcext:value-type="float">
            <text:p>418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.82" calcext:value-type="float">
            <text:p>1.82</text:p>
          </table:table-cell>
          <table:table-cell office:value-type="float" office:value="4181.06" calcext:value-type="float">
            <text:p>4181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.82" calcext:value-type="float">
            <text:p>1.82</text:p>
          </table:table-cell>
          <table:table-cell office:value-type="float" office:value="4181.53" calcext:value-type="float">
            <text:p>4181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.82" calcext:value-type="float">
            <text:p>1.82</text:p>
          </table:table-cell>
          <table:table-cell office:value-type="float" office:value="4180.79" calcext:value-type="float">
            <text:p>418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.82" calcext:value-type="float">
            <text:p>1.82</text:p>
          </table:table-cell>
          <table:table-cell office:value-type="float" office:value="4181.31" calcext:value-type="float">
            <text:p>4181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.82" calcext:value-type="float">
            <text:p>1.82</text:p>
          </table:table-cell>
          <table:table-cell office:value-type="float" office:value="4180.65" calcext:value-type="float">
            <text:p>418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4" calcext:value-type="float">
            <text:p>1.84</text:p>
          </table:table-cell>
          <table:table-cell office:value-type="float" office:value="4157.48" calcext:value-type="float">
            <text:p>4157.4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3" calcext:value-type="float">
            <text:p>1.83</text:p>
          </table:table-cell>
          <table:table-cell office:value-type="float" office:value="4157.76" calcext:value-type="float">
            <text:p>4157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4" calcext:value-type="float">
            <text:p>1.84</text:p>
          </table:table-cell>
          <table:table-cell office:value-type="float" office:value="4156.89" calcext:value-type="float">
            <text:p>4156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4" calcext:value-type="float">
            <text:p>1.84</text:p>
          </table:table-cell>
          <table:table-cell office:value-type="float" office:value="4156.16" calcext:value-type="float">
            <text:p>4156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4" calcext:value-type="float">
            <text:p>1.84</text:p>
          </table:table-cell>
          <table:table-cell office:value-type="float" office:value="4156.24" calcext:value-type="float">
            <text:p>4156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4" calcext:value-type="float">
            <text:p>1.84</text:p>
          </table:table-cell>
          <table:table-cell office:value-type="float" office:value="4157.31" calcext:value-type="float">
            <text:p>4157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4" calcext:value-type="float">
            <text:p>1.84</text:p>
          </table:table-cell>
          <table:table-cell office:value-type="float" office:value="4156.8" calcext:value-type="float">
            <text:p>415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4" calcext:value-type="float">
            <text:p>1.84</text:p>
          </table:table-cell>
          <table:table-cell office:value-type="float" office:value="4157.26" calcext:value-type="float">
            <text:p>4157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4" calcext:value-type="float">
            <text:p>1.84</text:p>
          </table:table-cell>
          <table:table-cell office:value-type="float" office:value="4156.21" calcext:value-type="float">
            <text:p>4156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3" calcext:value-type="float">
            <text:p>1.83</text:p>
          </table:table-cell>
          <table:table-cell office:value-type="float" office:value="4157.94" calcext:value-type="float">
            <text:p>4157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.86" calcext:value-type="float">
            <text:p>1.86</text:p>
          </table:table-cell>
          <table:table-cell office:value-type="float" office:value="4111.53" calcext:value-type="float">
            <text:p>4111.5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.86" calcext:value-type="float">
            <text:p>1.86</text:p>
          </table:table-cell>
          <table:table-cell office:value-type="float" office:value="4111.38" calcext:value-type="float">
            <text:p>411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.86" calcext:value-type="float">
            <text:p>1.86</text:p>
          </table:table-cell>
          <table:table-cell office:value-type="float" office:value="4111.14" calcext:value-type="float">
            <text:p>4111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.86" calcext:value-type="float">
            <text:p>1.86</text:p>
          </table:table-cell>
          <table:table-cell office:value-type="float" office:value="4111.24" calcext:value-type="float">
            <text:p>4111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.86" calcext:value-type="float">
            <text:p>1.86</text:p>
          </table:table-cell>
          <table:table-cell office:value-type="float" office:value="4111.31" calcext:value-type="float">
            <text:p>4111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.86" calcext:value-type="float">
            <text:p>1.86</text:p>
          </table:table-cell>
          <table:table-cell office:value-type="float" office:value="4110.61" calcext:value-type="float">
            <text:p>4110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.86" calcext:value-type="float">
            <text:p>1.86</text:p>
          </table:table-cell>
          <table:table-cell office:value-type="float" office:value="4111.8" calcext:value-type="float">
            <text:p>411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.86" calcext:value-type="float">
            <text:p>1.86</text:p>
          </table:table-cell>
          <table:table-cell office:value-type="float" office:value="4111.91" calcext:value-type="float">
            <text:p>4111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.86" calcext:value-type="float">
            <text:p>1.86</text:p>
          </table:table-cell>
          <table:table-cell office:value-type="float" office:value="4112.23" calcext:value-type="float">
            <text:p>4112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.86" calcext:value-type="float">
            <text:p>1.86</text:p>
          </table:table-cell>
          <table:table-cell office:value-type="float" office:value="4111.2" calcext:value-type="float">
            <text:p>411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86" calcext:value-type="float">
            <text:p>1.86</text:p>
          </table:table-cell>
          <table:table-cell office:value-type="float" office:value="4111.68" calcext:value-type="float">
            <text:p>4111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86" calcext:value-type="float">
            <text:p>1.86</text:p>
          </table:table-cell>
          <table:table-cell office:value-type="float" office:value="4111.6" calcext:value-type="float">
            <text:p>411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86" calcext:value-type="float">
            <text:p>1.86</text:p>
          </table:table-cell>
          <table:table-cell office:value-type="float" office:value="4112.22" calcext:value-type="float">
            <text:p>4112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86" calcext:value-type="float">
            <text:p>1.86</text:p>
          </table:table-cell>
          <table:table-cell office:value-type="float" office:value="4111.37" calcext:value-type="float">
            <text:p>4111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86" calcext:value-type="float">
            <text:p>1.86</text:p>
          </table:table-cell>
          <table:table-cell office:value-type="float" office:value="4111.4" calcext:value-type="float">
            <text:p>411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86" calcext:value-type="float">
            <text:p>1.86</text:p>
          </table:table-cell>
          <table:table-cell office:value-type="float" office:value="4110.73" calcext:value-type="float">
            <text:p>4110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86" calcext:value-type="float">
            <text:p>1.86</text:p>
          </table:table-cell>
          <table:table-cell office:value-type="float" office:value="4111.51" calcext:value-type="float">
            <text:p>4111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86" calcext:value-type="float">
            <text:p>1.86</text:p>
          </table:table-cell>
          <table:table-cell office:value-type="float" office:value="4109.55" calcext:value-type="float">
            <text:p>4109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86" calcext:value-type="float">
            <text:p>1.86</text:p>
          </table:table-cell>
          <table:table-cell office:value-type="float" office:value="4111.49" calcext:value-type="float">
            <text:p>4111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86" calcext:value-type="float">
            <text:p>1.86</text:p>
          </table:table-cell>
          <table:table-cell office:value-type="float" office:value="4111.6" calcext:value-type="float">
            <text:p>4111.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ouble_writ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 Size</text:p>
          </table:table-cell>
          <table:table-cell office:value-type="string" calcext:value-type="string">
            <text:p>Nanosec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%Ch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" calcext:value-type="float">
            <text:p>0.39</text:p>
          </table:table-cell>
          <table:table-cell office:value-type="float" office:value="19644.92" calcext:value-type="float">
            <text:p>19644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" calcext:value-type="float">
            <text:p>0.39</text:p>
          </table:table-cell>
          <table:table-cell office:value-type="float" office:value="19677.49" calcext:value-type="float">
            <text:p>19677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" calcext:value-type="float">
            <text:p>0.39</text:p>
          </table:table-cell>
          <table:table-cell office:value-type="float" office:value="19697.32" calcext:value-type="float">
            <text:p>19697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" calcext:value-type="float">
            <text:p>0.39</text:p>
          </table:table-cell>
          <table:table-cell office:value-type="float" office:value="19718.38" calcext:value-type="float">
            <text:p>19718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" calcext:value-type="float">
            <text:p>0.38</text:p>
          </table:table-cell>
          <table:table-cell office:value-type="float" office:value="20051.72" calcext:value-type="float">
            <text:p>20051.7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" calcext:value-type="float">
            <text:p>0.38</text:p>
          </table:table-cell>
          <table:table-cell office:value-type="float" office:value="20126.68" calcext:value-type="float">
            <text:p>20126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" calcext:value-type="float">
            <text:p>0.38</text:p>
          </table:table-cell>
          <table:table-cell office:value-type="float" office:value="20249.31" calcext:value-type="float">
            <text:p>20249.3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" calcext:value-type="float">
            <text:p>0.38</text:p>
          </table:table-cell>
          <table:table-cell office:value-type="float" office:value="20313.65" calcext:value-type="float">
            <text:p>20313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" calcext:value-type="float">
            <text:p>0.38</text:p>
          </table:table-cell>
          <table:table-cell office:value-type="float" office:value="20207.08" calcext:value-type="float">
            <text:p>20207.0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" calcext:value-type="float">
            <text:p>0.38</text:p>
          </table:table-cell>
          <table:table-cell office:value-type="float" office:value="20194.11" calcext:value-type="float">
            <text:p>20194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4" calcext:value-type="float">
            <text:p>0.34</text:p>
          </table:table-cell>
          <table:table-cell office:value-type="float" office:value="22715.09" calcext:value-type="float">
            <text:p>22715.0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4" calcext:value-type="float">
            <text:p>0.34</text:p>
          </table:table-cell>
          <table:table-cell office:value-type="float" office:value="22713.57" calcext:value-type="float">
            <text:p>22713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4" calcext:value-type="float">
            <text:p>0.34</text:p>
          </table:table-cell>
          <table:table-cell office:value-type="float" office:value="22713.85" calcext:value-type="float">
            <text:p>22713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4" calcext:value-type="float">
            <text:p>0.34</text:p>
          </table:table-cell>
          <table:table-cell office:value-type="float" office:value="22712.32" calcext:value-type="float">
            <text:p>22712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4" calcext:value-type="float">
            <text:p>0.34</text:p>
          </table:table-cell>
          <table:table-cell office:value-type="float" office:value="22717.14" calcext:value-type="float">
            <text:p>22717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4" calcext:value-type="float">
            <text:p>0.34</text:p>
          </table:table-cell>
          <table:table-cell office:value-type="float" office:value="22713.96" calcext:value-type="float">
            <text:p>22713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4" calcext:value-type="float">
            <text:p>0.34</text:p>
          </table:table-cell>
          <table:table-cell office:value-type="float" office:value="22714.35" calcext:value-type="float">
            <text:p>22714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4" calcext:value-type="float">
            <text:p>0.34</text:p>
          </table:table-cell>
          <table:table-cell office:value-type="float" office:value="22714.52" calcext:value-type="float">
            <text:p>22714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4" calcext:value-type="float">
            <text:p>0.34</text:p>
          </table:table-cell>
          <table:table-cell office:value-type="float" office:value="22714.89" calcext:value-type="float">
            <text:p>22714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4" calcext:value-type="float">
            <text:p>0.34</text:p>
          </table:table-cell>
          <table:table-cell office:value-type="float" office:value="22714.16" calcext:value-type="float">
            <text:p>22714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" calcext:value-type="float">
            <text:p>0.31</text:p>
          </table:table-cell>
          <table:table-cell office:value-type="float" office:value="24712.21" calcext:value-type="float">
            <text:p>24712.2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" calcext:value-type="float">
            <text:p>0.31</text:p>
          </table:table-cell>
          <table:table-cell office:value-type="float" office:value="24709.8" calcext:value-type="float">
            <text:p>2470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" calcext:value-type="float">
            <text:p>0.31</text:p>
          </table:table-cell>
          <table:table-cell office:value-type="float" office:value="24710.09" calcext:value-type="float">
            <text:p>2471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" calcext:value-type="float">
            <text:p>0.31</text:p>
          </table:table-cell>
          <table:table-cell office:value-type="float" office:value="24716.44" calcext:value-type="float">
            <text:p>24716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" calcext:value-type="float">
            <text:p>0.31</text:p>
          </table:table-cell>
          <table:table-cell office:value-type="float" office:value="24711.14" calcext:value-type="float">
            <text:p>24711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" calcext:value-type="float">
            <text:p>0.31</text:p>
          </table:table-cell>
          <table:table-cell office:value-type="float" office:value="24708.91" calcext:value-type="float">
            <text:p>24708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" calcext:value-type="float">
            <text:p>0.31</text:p>
          </table:table-cell>
          <table:table-cell office:value-type="float" office:value="24710.23" calcext:value-type="float">
            <text:p>2471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" calcext:value-type="float">
            <text:p>0.31</text:p>
          </table:table-cell>
          <table:table-cell office:value-type="float" office:value="24710.74" calcext:value-type="float">
            <text:p>2471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" calcext:value-type="float">
            <text:p>0.31</text:p>
          </table:table-cell>
          <table:table-cell office:value-type="float" office:value="24711.65" calcext:value-type="float">
            <text:p>24711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" calcext:value-type="float">
            <text:p>0.31</text:p>
          </table:table-cell>
          <table:table-cell office:value-type="float" office:value="24710.65" calcext:value-type="float">
            <text:p>2471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8" calcext:value-type="float">
            <text:p>0.28</text:p>
          </table:table-cell>
          <table:table-cell office:value-type="float" office:value="27096.44" calcext:value-type="float">
            <text:p>27096.4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8" calcext:value-type="float">
            <text:p>0.28</text:p>
          </table:table-cell>
          <table:table-cell office:value-type="float" office:value="27098.23" calcext:value-type="float">
            <text:p>27098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8" calcext:value-type="float">
            <text:p>0.28</text:p>
          </table:table-cell>
          <table:table-cell office:value-type="float" office:value="27098.31" calcext:value-type="float">
            <text:p>27098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8" calcext:value-type="float">
            <text:p>0.28</text:p>
          </table:table-cell>
          <table:table-cell office:value-type="float" office:value="27097.29" calcext:value-type="float">
            <text:p>27097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8" calcext:value-type="float">
            <text:p>0.28</text:p>
          </table:table-cell>
          <table:table-cell office:value-type="float" office:value="27098.02" calcext:value-type="float">
            <text:p>27098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8" calcext:value-type="float">
            <text:p>0.28</text:p>
          </table:table-cell>
          <table:table-cell office:value-type="float" office:value="27097.84" calcext:value-type="float">
            <text:p>27097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8" calcext:value-type="float">
            <text:p>0.28</text:p>
          </table:table-cell>
          <table:table-cell office:value-type="float" office:value="27099" calcext:value-type="float">
            <text:p>27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8" calcext:value-type="float">
            <text:p>0.28</text:p>
          </table:table-cell>
          <table:table-cell office:value-type="float" office:value="27098.79" calcext:value-type="float">
            <text:p>27098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8" calcext:value-type="float">
            <text:p>0.28</text:p>
          </table:table-cell>
          <table:table-cell office:value-type="float" office:value="27097.5" calcext:value-type="float">
            <text:p>2709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8" calcext:value-type="float">
            <text:p>0.28</text:p>
          </table:table-cell>
          <table:table-cell office:value-type="float" office:value="27097.43" calcext:value-type="float">
            <text:p>27097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" calcext:value-type="float">
            <text:p>0.27</text:p>
          </table:table-cell>
          <table:table-cell office:value-type="float" office:value="28473.5" calcext:value-type="float">
            <text:p>28473.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" calcext:value-type="float">
            <text:p>0.27</text:p>
          </table:table-cell>
          <table:table-cell office:value-type="float" office:value="28473.87" calcext:value-type="float">
            <text:p>28473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" calcext:value-type="float">
            <text:p>0.27</text:p>
          </table:table-cell>
          <table:table-cell office:value-type="float" office:value="28473.65" calcext:value-type="float">
            <text:p>28473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" calcext:value-type="float">
            <text:p>0.27</text:p>
          </table:table-cell>
          <table:table-cell office:value-type="float" office:value="28473.23" calcext:value-type="float">
            <text:p>28473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" calcext:value-type="float">
            <text:p>0.27</text:p>
          </table:table-cell>
          <table:table-cell office:value-type="float" office:value="28473.66" calcext:value-type="float">
            <text:p>28473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" calcext:value-type="float">
            <text:p>0.27</text:p>
          </table:table-cell>
          <table:table-cell office:value-type="float" office:value="28473.92" calcext:value-type="float">
            <text:p>28473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" calcext:value-type="float">
            <text:p>0.27</text:p>
          </table:table-cell>
          <table:table-cell office:value-type="float" office:value="28473.61" calcext:value-type="float">
            <text:p>28473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" calcext:value-type="float">
            <text:p>0.27</text:p>
          </table:table-cell>
          <table:table-cell office:value-type="float" office:value="28471.45" calcext:value-type="float">
            <text:p>28471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" calcext:value-type="float">
            <text:p>0.27</text:p>
          </table:table-cell>
          <table:table-cell office:value-type="float" office:value="28473.04" calcext:value-type="float">
            <text:p>2847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" calcext:value-type="float">
            <text:p>0.27</text:p>
          </table:table-cell>
          <table:table-cell office:value-type="float" office:value="28472.36" calcext:value-type="float">
            <text:p>28472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5" calcext:value-type="float">
            <text:p>0.25</text:p>
          </table:table-cell>
          <table:table-cell office:value-type="float" office:value="29995.89" calcext:value-type="float">
            <text:p>29995.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5" calcext:value-type="float">
            <text:p>0.25</text:p>
          </table:table-cell>
          <table:table-cell office:value-type="float" office:value="29995.66" calcext:value-type="float">
            <text:p>29995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5" calcext:value-type="float">
            <text:p>0.25</text:p>
          </table:table-cell>
          <table:table-cell office:value-type="float" office:value="29995.61" calcext:value-type="float">
            <text:p>29995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5" calcext:value-type="float">
            <text:p>0.25</text:p>
          </table:table-cell>
          <table:table-cell office:value-type="float" office:value="29995.04" calcext:value-type="float">
            <text:p>29995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5" calcext:value-type="float">
            <text:p>0.25</text:p>
          </table:table-cell>
          <table:table-cell office:value-type="float" office:value="29996.27" calcext:value-type="float">
            <text:p>29996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5" calcext:value-type="float">
            <text:p>0.25</text:p>
          </table:table-cell>
          <table:table-cell office:value-type="float" office:value="29996.23" calcext:value-type="float">
            <text:p>29996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5" calcext:value-type="float">
            <text:p>0.25</text:p>
          </table:table-cell>
          <table:table-cell office:value-type="float" office:value="29995.93" calcext:value-type="float">
            <text:p>29995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5" calcext:value-type="float">
            <text:p>0.25</text:p>
          </table:table-cell>
          <table:table-cell office:value-type="float" office:value="29994.08" calcext:value-type="float">
            <text:p>29994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5" calcext:value-type="float">
            <text:p>0.25</text:p>
          </table:table-cell>
          <table:table-cell office:value-type="float" office:value="29995.88" calcext:value-type="float">
            <text:p>29995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25" calcext:value-type="float">
            <text:p>0.25</text:p>
          </table:table-cell>
          <table:table-cell office:value-type="float" office:value="29995.81" calcext:value-type="float">
            <text:p>29995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5" calcext:value-type="float">
            <text:p>0.25</text:p>
          </table:table-cell>
          <table:table-cell office:value-type="float" office:value="30820.12" calcext:value-type="float">
            <text:p>30820.1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5" calcext:value-type="float">
            <text:p>0.25</text:p>
          </table:table-cell>
          <table:table-cell office:value-type="float" office:value="30819.81" calcext:value-type="float">
            <text:p>30819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5" calcext:value-type="float">
            <text:p>0.25</text:p>
          </table:table-cell>
          <table:table-cell office:value-type="float" office:value="30820.12" calcext:value-type="float">
            <text:p>3082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5" calcext:value-type="float">
            <text:p>0.25</text:p>
          </table:table-cell>
          <table:table-cell office:value-type="float" office:value="30819.86" calcext:value-type="float">
            <text:p>30819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5" calcext:value-type="float">
            <text:p>0.25</text:p>
          </table:table-cell>
          <table:table-cell office:value-type="float" office:value="30819.99" calcext:value-type="float">
            <text:p>30819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5" calcext:value-type="float">
            <text:p>0.25</text:p>
          </table:table-cell>
          <table:table-cell office:value-type="float" office:value="30820.73" calcext:value-type="float">
            <text:p>30820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5" calcext:value-type="float">
            <text:p>0.25</text:p>
          </table:table-cell>
          <table:table-cell office:value-type="float" office:value="30819.47" calcext:value-type="float">
            <text:p>30819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5" calcext:value-type="float">
            <text:p>0.25</text:p>
          </table:table-cell>
          <table:table-cell office:value-type="float" office:value="30820.01" calcext:value-type="float">
            <text:p>3082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5" calcext:value-type="float">
            <text:p>0.25</text:p>
          </table:table-cell>
          <table:table-cell office:value-type="float" office:value="30819.95" calcext:value-type="float">
            <text:p>30819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25" calcext:value-type="float">
            <text:p>0.25</text:p>
          </table:table-cell>
          <table:table-cell office:value-type="float" office:value="30818.93" calcext:value-type="float">
            <text:p>30818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24" calcext:value-type="float">
            <text:p>0.24</text:p>
          </table:table-cell>
          <table:table-cell office:value-type="float" office:value="31690.2" calcext:value-type="float">
            <text:p>31690.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24" calcext:value-type="float">
            <text:p>0.24</text:p>
          </table:table-cell>
          <table:table-cell office:value-type="float" office:value="31689.48" calcext:value-type="float">
            <text:p>31689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24" calcext:value-type="float">
            <text:p>0.24</text:p>
          </table:table-cell>
          <table:table-cell office:value-type="float" office:value="31689.85" calcext:value-type="float">
            <text:p>31689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24" calcext:value-type="float">
            <text:p>0.24</text:p>
          </table:table-cell>
          <table:table-cell office:value-type="float" office:value="31689.71" calcext:value-type="float">
            <text:p>31689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24" calcext:value-type="float">
            <text:p>0.24</text:p>
          </table:table-cell>
          <table:table-cell office:value-type="float" office:value="31690.14" calcext:value-type="float">
            <text:p>3169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24" calcext:value-type="float">
            <text:p>0.24</text:p>
          </table:table-cell>
          <table:table-cell office:value-type="float" office:value="31690.33" calcext:value-type="float">
            <text:p>3169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24" calcext:value-type="float">
            <text:p>0.24</text:p>
          </table:table-cell>
          <table:table-cell office:value-type="float" office:value="31689.9" calcext:value-type="float">
            <text:p>3168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24" calcext:value-type="float">
            <text:p>0.24</text:p>
          </table:table-cell>
          <table:table-cell office:value-type="float" office:value="31689.83" calcext:value-type="float">
            <text:p>31689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24" calcext:value-type="float">
            <text:p>0.24</text:p>
          </table:table-cell>
          <table:table-cell office:value-type="float" office:value="31690.21" calcext:value-type="float">
            <text:p>3169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24" calcext:value-type="float">
            <text:p>0.24</text:p>
          </table:table-cell>
          <table:table-cell office:value-type="float" office:value="31689.91" calcext:value-type="float">
            <text:p>31689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4" calcext:value-type="float">
            <text:p>0.24</text:p>
          </table:table-cell>
          <table:table-cell office:value-type="float" office:value="32143.47" calcext:value-type="float">
            <text:p>32143.4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4" calcext:value-type="float">
            <text:p>0.24</text:p>
          </table:table-cell>
          <table:table-cell office:value-type="float" office:value="32142.91" calcext:value-type="float">
            <text:p>32142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4" calcext:value-type="float">
            <text:p>0.24</text:p>
          </table:table-cell>
          <table:table-cell office:value-type="float" office:value="32143.88" calcext:value-type="float">
            <text:p>32143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4" calcext:value-type="float">
            <text:p>0.24</text:p>
          </table:table-cell>
          <table:table-cell office:value-type="float" office:value="32143.86" calcext:value-type="float">
            <text:p>32143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4" calcext:value-type="float">
            <text:p>0.24</text:p>
          </table:table-cell>
          <table:table-cell office:value-type="float" office:value="32143.41" calcext:value-type="float">
            <text:p>32143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4" calcext:value-type="float">
            <text:p>0.24</text:p>
          </table:table-cell>
          <table:table-cell office:value-type="float" office:value="32143.23" calcext:value-type="float">
            <text:p>32143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4" calcext:value-type="float">
            <text:p>0.24</text:p>
          </table:table-cell>
          <table:table-cell office:value-type="float" office:value="32143.4" calcext:value-type="float">
            <text:p>3214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4" calcext:value-type="float">
            <text:p>0.24</text:p>
          </table:table-cell>
          <table:table-cell office:value-type="float" office:value="32143.66" calcext:value-type="float">
            <text:p>32143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4" calcext:value-type="float">
            <text:p>0.24</text:p>
          </table:table-cell>
          <table:table-cell office:value-type="float" office:value="32142.25" calcext:value-type="float">
            <text:p>32142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4" calcext:value-type="float">
            <text:p>0.24</text:p>
          </table:table-cell>
          <table:table-cell office:value-type="float" office:value="32143.47" calcext:value-type="float">
            <text:p>32143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" calcext:value-type="float">
            <text:p>0.23</text:p>
          </table:table-cell>
          <table:table-cell office:value-type="float" office:value="32609.47" calcext:value-type="float">
            <text:p>32609.4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" calcext:value-type="float">
            <text:p>0.23</text:p>
          </table:table-cell>
          <table:table-cell office:value-type="float" office:value="32609.24" calcext:value-type="float">
            <text:p>32609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" calcext:value-type="float">
            <text:p>0.23</text:p>
          </table:table-cell>
          <table:table-cell office:value-type="float" office:value="32609.45" calcext:value-type="float">
            <text:p>32609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" calcext:value-type="float">
            <text:p>0.23</text:p>
          </table:table-cell>
          <table:table-cell office:value-type="float" office:value="32608.37" calcext:value-type="float">
            <text:p>32608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" calcext:value-type="float">
            <text:p>0.23</text:p>
          </table:table-cell>
          <table:table-cell office:value-type="float" office:value="32609.71" calcext:value-type="float">
            <text:p>32609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" calcext:value-type="float">
            <text:p>0.23</text:p>
          </table:table-cell>
          <table:table-cell office:value-type="float" office:value="32609.77" calcext:value-type="float">
            <text:p>32609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" calcext:value-type="float">
            <text:p>0.23</text:p>
          </table:table-cell>
          <table:table-cell office:value-type="float" office:value="32609.81" calcext:value-type="float">
            <text:p>32609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" calcext:value-type="float">
            <text:p>0.23</text:p>
          </table:table-cell>
          <table:table-cell office:value-type="float" office:value="32609.39" calcext:value-type="float">
            <text:p>32609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" calcext:value-type="float">
            <text:p>0.23</text:p>
          </table:table-cell>
          <table:table-cell office:value-type="float" office:value="32609.66" calcext:value-type="float">
            <text:p>32609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" calcext:value-type="float">
            <text:p>0.23</text:p>
          </table:table-cell>
          <table:table-cell office:value-type="float" office:value="32609.38" calcext:value-type="float">
            <text:p>32609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3" calcext:value-type="float">
            <text:p>0.23</text:p>
          </table:table-cell>
          <table:table-cell office:value-type="float" office:value="32846.81" calcext:value-type="float">
            <text:p>32846.8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3" calcext:value-type="float">
            <text:p>0.23</text:p>
          </table:table-cell>
          <table:table-cell office:value-type="float" office:value="32846.74" calcext:value-type="float">
            <text:p>32846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3" calcext:value-type="float">
            <text:p>0.23</text:p>
          </table:table-cell>
          <table:table-cell office:value-type="float" office:value="32846.5" calcext:value-type="float">
            <text:p>3284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3" calcext:value-type="float">
            <text:p>0.23</text:p>
          </table:table-cell>
          <table:table-cell office:value-type="float" office:value="32846.63" calcext:value-type="float">
            <text:p>32846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3" calcext:value-type="float">
            <text:p>0.23</text:p>
          </table:table-cell>
          <table:table-cell office:value-type="float" office:value="32847" calcext:value-type="float">
            <text:p>32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3" calcext:value-type="float">
            <text:p>0.23</text:p>
          </table:table-cell>
          <table:table-cell office:value-type="float" office:value="32845.93" calcext:value-type="float">
            <text:p>32845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3" calcext:value-type="float">
            <text:p>0.23</text:p>
          </table:table-cell>
          <table:table-cell office:value-type="float" office:value="32847.16" calcext:value-type="float">
            <text:p>32847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3" calcext:value-type="float">
            <text:p>0.23</text:p>
          </table:table-cell>
          <table:table-cell office:value-type="float" office:value="32847.29" calcext:value-type="float">
            <text:p>32847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3" calcext:value-type="float">
            <text:p>0.23</text:p>
          </table:table-cell>
          <table:table-cell office:value-type="float" office:value="32846.83" calcext:value-type="float">
            <text:p>32846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3" calcext:value-type="float">
            <text:p>0.23</text:p>
          </table:table-cell>
          <table:table-cell office:value-type="float" office:value="32846.9" calcext:value-type="float">
            <text:p>3284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23" calcext:value-type="float">
            <text:p>0.23</text:p>
          </table:table-cell>
          <table:table-cell office:value-type="float" office:value="33086.17" calcext:value-type="float">
            <text:p>33086.1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23" calcext:value-type="float">
            <text:p>0.23</text:p>
          </table:table-cell>
          <table:table-cell office:value-type="float" office:value="33086.32" calcext:value-type="float">
            <text:p>33086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23" calcext:value-type="float">
            <text:p>0.23</text:p>
          </table:table-cell>
          <table:table-cell office:value-type="float" office:value="33086.14" calcext:value-type="float">
            <text:p>33086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23" calcext:value-type="float">
            <text:p>0.23</text:p>
          </table:table-cell>
          <table:table-cell office:value-type="float" office:value="33087.34" calcext:value-type="float">
            <text:p>33087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23" calcext:value-type="float">
            <text:p>0.23</text:p>
          </table:table-cell>
          <table:table-cell office:value-type="float" office:value="33086.57" calcext:value-type="float">
            <text:p>33086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23" calcext:value-type="float">
            <text:p>0.23</text:p>
          </table:table-cell>
          <table:table-cell office:value-type="float" office:value="33085.8" calcext:value-type="float">
            <text:p>3308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23" calcext:value-type="float">
            <text:p>0.23</text:p>
          </table:table-cell>
          <table:table-cell office:value-type="float" office:value="33086.84" calcext:value-type="float">
            <text:p>33086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23" calcext:value-type="float">
            <text:p>0.23</text:p>
          </table:table-cell>
          <table:table-cell office:value-type="float" office:value="33084.77" calcext:value-type="float">
            <text:p>33084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23" calcext:value-type="float">
            <text:p>0.23</text:p>
          </table:table-cell>
          <table:table-cell office:value-type="float" office:value="33086.33" calcext:value-type="float">
            <text:p>33086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23" calcext:value-type="float">
            <text:p>0.23</text:p>
          </table:table-cell>
          <table:table-cell office:value-type="float" office:value="33085.89" calcext:value-type="float">
            <text:p>33085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23" calcext:value-type="float">
            <text:p>0.23</text:p>
          </table:table-cell>
          <table:table-cell office:value-type="float" office:value="33203.66" calcext:value-type="float">
            <text:p>33203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23" calcext:value-type="float">
            <text:p>0.23</text:p>
          </table:table-cell>
          <table:table-cell office:value-type="float" office:value="33206.07" calcext:value-type="float">
            <text:p>33206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23" calcext:value-type="float">
            <text:p>0.23</text:p>
          </table:table-cell>
          <table:table-cell office:value-type="float" office:value="33206.13" calcext:value-type="float">
            <text:p>33206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23" calcext:value-type="float">
            <text:p>0.23</text:p>
          </table:table-cell>
          <table:table-cell office:value-type="float" office:value="33204.34" calcext:value-type="float">
            <text:p>33204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23" calcext:value-type="float">
            <text:p>0.23</text:p>
          </table:table-cell>
          <table:table-cell office:value-type="float" office:value="33205.85" calcext:value-type="float">
            <text:p>33205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23" calcext:value-type="float">
            <text:p>0.23</text:p>
          </table:table-cell>
          <table:table-cell office:value-type="float" office:value="33204.83" calcext:value-type="float">
            <text:p>3320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23" calcext:value-type="float">
            <text:p>0.23</text:p>
          </table:table-cell>
          <table:table-cell office:value-type="float" office:value="33205.4" calcext:value-type="float">
            <text:p>3320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23" calcext:value-type="float">
            <text:p>0.23</text:p>
          </table:table-cell>
          <table:table-cell office:value-type="float" office:value="33205.22" calcext:value-type="float">
            <text:p>33205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23" calcext:value-type="float">
            <text:p>0.23</text:p>
          </table:table-cell>
          <table:table-cell office:value-type="float" office:value="33205.34" calcext:value-type="float">
            <text:p>33205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23" calcext:value-type="float">
            <text:p>0.23</text:p>
          </table:table-cell>
          <table:table-cell office:value-type="float" office:value="33204.57" calcext:value-type="float">
            <text:p>33204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23" calcext:value-type="float">
            <text:p>0.23</text:p>
          </table:table-cell>
          <table:table-cell office:value-type="float" office:value="33322.77" calcext:value-type="float">
            <text:p>33322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23" calcext:value-type="float">
            <text:p>0.23</text:p>
          </table:table-cell>
          <table:table-cell office:value-type="float" office:value="33324" calcext:value-type="float">
            <text:p>33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23" calcext:value-type="float">
            <text:p>0.23</text:p>
          </table:table-cell>
          <table:table-cell office:value-type="float" office:value="33322.98" calcext:value-type="float">
            <text:p>33322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23" calcext:value-type="float">
            <text:p>0.23</text:p>
          </table:table-cell>
          <table:table-cell office:value-type="float" office:value="33323.04" calcext:value-type="float">
            <text:p>3332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23" calcext:value-type="float">
            <text:p>0.23</text:p>
          </table:table-cell>
          <table:table-cell office:value-type="float" office:value="33323.48" calcext:value-type="float">
            <text:p>3332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23" calcext:value-type="float">
            <text:p>0.23</text:p>
          </table:table-cell>
          <table:table-cell office:value-type="float" office:value="33322.75" calcext:value-type="float">
            <text:p>33322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23" calcext:value-type="float">
            <text:p>0.23</text:p>
          </table:table-cell>
          <table:table-cell office:value-type="float" office:value="33323.34" calcext:value-type="float">
            <text:p>33323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23" calcext:value-type="float">
            <text:p>0.23</text:p>
          </table:table-cell>
          <table:table-cell office:value-type="float" office:value="33324.05" calcext:value-type="float">
            <text:p>33324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23" calcext:value-type="float">
            <text:p>0.23</text:p>
          </table:table-cell>
          <table:table-cell office:value-type="float" office:value="33323.15" calcext:value-type="float">
            <text:p>33323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23" calcext:value-type="float">
            <text:p>0.23</text:p>
          </table:table-cell>
          <table:table-cell office:value-type="float" office:value="33323.37" calcext:value-type="float">
            <text:p>33323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23" calcext:value-type="float">
            <text:p>0.23</text:p>
          </table:table-cell>
          <table:table-cell office:value-type="float" office:value="32794.4" calcext:value-type="float">
            <text:p>32794.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23" calcext:value-type="float">
            <text:p>0.23</text:p>
          </table:table-cell>
          <table:table-cell office:value-type="float" office:value="32791.53" calcext:value-type="float">
            <text:p>32791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23" calcext:value-type="float">
            <text:p>0.23</text:p>
          </table:table-cell>
          <table:table-cell office:value-type="float" office:value="32793.91" calcext:value-type="float">
            <text:p>32793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23" calcext:value-type="float">
            <text:p>0.23</text:p>
          </table:table-cell>
          <table:table-cell office:value-type="float" office:value="32792.79" calcext:value-type="float">
            <text:p>32792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23" calcext:value-type="float">
            <text:p>0.23</text:p>
          </table:table-cell>
          <table:table-cell office:value-type="float" office:value="32794.53" calcext:value-type="float">
            <text:p>32794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23" calcext:value-type="float">
            <text:p>0.23</text:p>
          </table:table-cell>
          <table:table-cell office:value-type="float" office:value="32764.1" calcext:value-type="float">
            <text:p>3276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24" calcext:value-type="float">
            <text:p>0.24</text:p>
          </table:table-cell>
          <table:table-cell office:value-type="float" office:value="32416.75" calcext:value-type="float">
            <text:p>32416.7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24" calcext:value-type="float">
            <text:p>0.24</text:p>
          </table:table-cell>
          <table:table-cell office:value-type="float" office:value="32416.55" calcext:value-type="float">
            <text:p>32416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24" calcext:value-type="float">
            <text:p>0.24</text:p>
          </table:table-cell>
          <table:table-cell office:value-type="float" office:value="32418.44" calcext:value-type="float">
            <text:p>32418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24" calcext:value-type="float">
            <text:p>0.24</text:p>
          </table:table-cell>
          <table:table-cell office:value-type="float" office:value="32417.1" calcext:value-type="float">
            <text:p>3241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26" calcext:value-type="float">
            <text:p>0.26</text:p>
          </table:table-cell>
          <table:table-cell office:value-type="float" office:value="29815.9" calcext:value-type="float">
            <text:p>29815.9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26" calcext:value-type="float">
            <text:p>0.26</text:p>
          </table:table-cell>
          <table:table-cell office:value-type="float" office:value="29819.18" calcext:value-type="float">
            <text:p>29819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26" calcext:value-type="float">
            <text:p>0.26</text:p>
          </table:table-cell>
          <table:table-cell office:value-type="float" office:value="29819.93" calcext:value-type="float">
            <text:p>29819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26" calcext:value-type="float">
            <text:p>0.26</text:p>
          </table:table-cell>
          <table:table-cell office:value-type="float" office:value="29814.86" calcext:value-type="float">
            <text:p>29814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26" calcext:value-type="float">
            <text:p>0.26</text:p>
          </table:table-cell>
          <table:table-cell office:value-type="float" office:value="29819.38" calcext:value-type="float">
            <text:p>29819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26" calcext:value-type="float">
            <text:p>0.26</text:p>
          </table:table-cell>
          <table:table-cell office:value-type="float" office:value="29818.2" calcext:value-type="float">
            <text:p>2981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26" calcext:value-type="float">
            <text:p>0.26</text:p>
          </table:table-cell>
          <table:table-cell office:value-type="float" office:value="29819.59" calcext:value-type="float">
            <text:p>29819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26" calcext:value-type="float">
            <text:p>0.26</text:p>
          </table:table-cell>
          <table:table-cell office:value-type="float" office:value="29818.02" calcext:value-type="float">
            <text:p>29818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26" calcext:value-type="float">
            <text:p>0.26</text:p>
          </table:table-cell>
          <table:table-cell office:value-type="float" office:value="29817.84" calcext:value-type="float">
            <text:p>29817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26" calcext:value-type="float">
            <text:p>0.26</text:p>
          </table:table-cell>
          <table:table-cell office:value-type="float" office:value="29817.84" calcext:value-type="float">
            <text:p>29817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6" calcext:value-type="float">
            <text:p>0.26</text:p>
          </table:table-cell>
          <table:table-cell office:value-type="float" office:value="29816.09" calcext:value-type="float">
            <text:p>29816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6" calcext:value-type="float">
            <text:p>0.26</text:p>
          </table:table-cell>
          <table:table-cell office:value-type="float" office:value="29815.6" calcext:value-type="float">
            <text:p>2981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6" calcext:value-type="float">
            <text:p>0.26</text:p>
          </table:table-cell>
          <table:table-cell office:value-type="float" office:value="29815.7" calcext:value-type="float">
            <text:p>2981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6" calcext:value-type="float">
            <text:p>0.26</text:p>
          </table:table-cell>
          <table:table-cell office:value-type="float" office:value="29816.47" calcext:value-type="float">
            <text:p>29816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6" calcext:value-type="float">
            <text:p>0.26</text:p>
          </table:table-cell>
          <table:table-cell office:value-type="float" office:value="29817.59" calcext:value-type="float">
            <text:p>29817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6" calcext:value-type="float">
            <text:p>0.26</text:p>
          </table:table-cell>
          <table:table-cell office:value-type="float" office:value="29813.26" calcext:value-type="float">
            <text:p>29813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6" calcext:value-type="float">
            <text:p>0.26</text:p>
          </table:table-cell>
          <table:table-cell office:value-type="float" office:value="29816.78" calcext:value-type="float">
            <text:p>29816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6" calcext:value-type="float">
            <text:p>0.26</text:p>
          </table:table-cell>
          <table:table-cell office:value-type="float" office:value="29815.52" calcext:value-type="float">
            <text:p>29815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6" calcext:value-type="float">
            <text:p>0.26</text:p>
          </table:table-cell>
          <table:table-cell office:value-type="float" office:value="29815.99" calcext:value-type="float">
            <text:p>29815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6" calcext:value-type="float">
            <text:p>0.26</text:p>
          </table:table-cell>
          <table:table-cell office:value-type="float" office:value="29815.98" calcext:value-type="float">
            <text:p>29815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26" calcext:value-type="float">
            <text:p>0.26</text:p>
          </table:table-cell>
          <table:table-cell office:value-type="float" office:value="29806.8" calcext:value-type="float">
            <text:p>2980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26" calcext:value-type="float">
            <text:p>0.26</text:p>
          </table:table-cell>
          <table:table-cell office:value-type="float" office:value="29804.72" calcext:value-type="float">
            <text:p>29804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26" calcext:value-type="float">
            <text:p>0.26</text:p>
          </table:table-cell>
          <table:table-cell office:value-type="float" office:value="29805.72" calcext:value-type="float">
            <text:p>29805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26" calcext:value-type="float">
            <text:p>0.26</text:p>
          </table:table-cell>
          <table:table-cell office:value-type="float" office:value="29801.66" calcext:value-type="float">
            <text:p>29801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26" calcext:value-type="float">
            <text:p>0.26</text:p>
          </table:table-cell>
          <table:table-cell office:value-type="float" office:value="29806.73" calcext:value-type="float">
            <text:p>29806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26" calcext:value-type="float">
            <text:p>0.26</text:p>
          </table:table-cell>
          <table:table-cell office:value-type="float" office:value="29803.57" calcext:value-type="float">
            <text:p>29803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26" calcext:value-type="float">
            <text:p>0.26</text:p>
          </table:table-cell>
          <table:table-cell office:value-type="float" office:value="29805.87" calcext:value-type="float">
            <text:p>29805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26" calcext:value-type="float">
            <text:p>0.26</text:p>
          </table:table-cell>
          <table:table-cell office:value-type="float" office:value="29801.06" calcext:value-type="float">
            <text:p>29801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26" calcext:value-type="float">
            <text:p>0.26</text:p>
          </table:table-cell>
          <table:table-cell office:value-type="float" office:value="29805.94" calcext:value-type="float">
            <text:p>29805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26" calcext:value-type="float">
            <text:p>0.26</text:p>
          </table:table-cell>
          <table:table-cell office:value-type="float" office:value="29803.43" calcext:value-type="float">
            <text:p>29803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6" calcext:value-type="float">
            <text:p>0.26</text:p>
          </table:table-cell>
          <table:table-cell office:value-type="float" office:value="29791.76" calcext:value-type="float">
            <text:p>29791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6" calcext:value-type="float">
            <text:p>0.26</text:p>
          </table:table-cell>
          <table:table-cell office:value-type="float" office:value="29792.32" calcext:value-type="float">
            <text:p>29792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6" calcext:value-type="float">
            <text:p>0.26</text:p>
          </table:table-cell>
          <table:table-cell office:value-type="float" office:value="29791.95" calcext:value-type="float">
            <text:p>29791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6" calcext:value-type="float">
            <text:p>0.26</text:p>
          </table:table-cell>
          <table:table-cell office:value-type="float" office:value="29790.26" calcext:value-type="float">
            <text:p>29790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6" calcext:value-type="float">
            <text:p>0.26</text:p>
          </table:table-cell>
          <table:table-cell office:value-type="float" office:value="29786.69" calcext:value-type="float">
            <text:p>29786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6" calcext:value-type="float">
            <text:p>0.26</text:p>
          </table:table-cell>
          <table:table-cell office:value-type="float" office:value="29788.81" calcext:value-type="float">
            <text:p>29788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6" calcext:value-type="float">
            <text:p>0.26</text:p>
          </table:table-cell>
          <table:table-cell office:value-type="float" office:value="29792.66" calcext:value-type="float">
            <text:p>29792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6" calcext:value-type="float">
            <text:p>0.26</text:p>
          </table:table-cell>
          <table:table-cell office:value-type="float" office:value="29793.14" calcext:value-type="float">
            <text:p>29793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6" calcext:value-type="float">
            <text:p>0.26</text:p>
          </table:table-cell>
          <table:table-cell office:value-type="float" office:value="29793.93" calcext:value-type="float">
            <text:p>29793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6" calcext:value-type="float">
            <text:p>0.26</text:p>
          </table:table-cell>
          <table:table-cell office:value-type="float" office:value="29787.58" calcext:value-type="float">
            <text:p>29787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26" calcext:value-type="float">
            <text:p>0.26</text:p>
          </table:table-cell>
          <table:table-cell office:value-type="float" office:value="29774.73" calcext:value-type="float">
            <text:p>29774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26" calcext:value-type="float">
            <text:p>0.26</text:p>
          </table:table-cell>
          <table:table-cell office:value-type="float" office:value="29773.18" calcext:value-type="float">
            <text:p>29773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26" calcext:value-type="float">
            <text:p>0.26</text:p>
          </table:table-cell>
          <table:table-cell office:value-type="float" office:value="29777.18" calcext:value-type="float">
            <text:p>29777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26" calcext:value-type="float">
            <text:p>0.26</text:p>
          </table:table-cell>
          <table:table-cell office:value-type="float" office:value="29777.07" calcext:value-type="float">
            <text:p>29777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26" calcext:value-type="float">
            <text:p>0.26</text:p>
          </table:table-cell>
          <table:table-cell office:value-type="float" office:value="29779.13" calcext:value-type="float">
            <text:p>29779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26" calcext:value-type="float">
            <text:p>0.26</text:p>
          </table:table-cell>
          <table:table-cell office:value-type="float" office:value="29777.35" calcext:value-type="float">
            <text:p>29777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26" calcext:value-type="float">
            <text:p>0.26</text:p>
          </table:table-cell>
          <table:table-cell office:value-type="float" office:value="29775.11" calcext:value-type="float">
            <text:p>29775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26" calcext:value-type="float">
            <text:p>0.26</text:p>
          </table:table-cell>
          <table:table-cell office:value-type="float" office:value="29773.75" calcext:value-type="float">
            <text:p>29773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26" calcext:value-type="float">
            <text:p>0.26</text:p>
          </table:table-cell>
          <table:table-cell office:value-type="float" office:value="29777.44" calcext:value-type="float">
            <text:p>2977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26" calcext:value-type="float">
            <text:p>0.26</text:p>
          </table:table-cell>
          <table:table-cell office:value-type="float" office:value="29772.89" calcext:value-type="float">
            <text:p>29772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6" calcext:value-type="float">
            <text:p>0.26</text:p>
          </table:table-cell>
          <table:table-cell office:value-type="float" office:value="29741.18" calcext:value-type="float">
            <text:p>29741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6" calcext:value-type="float">
            <text:p>0.26</text:p>
          </table:table-cell>
          <table:table-cell office:value-type="float" office:value="29728.77" calcext:value-type="float">
            <text:p>29728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6" calcext:value-type="float">
            <text:p>0.26</text:p>
          </table:table-cell>
          <table:table-cell office:value-type="float" office:value="29743.83" calcext:value-type="float">
            <text:p>29743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6" calcext:value-type="float">
            <text:p>0.26</text:p>
          </table:table-cell>
          <table:table-cell office:value-type="float" office:value="29739.36" calcext:value-type="float">
            <text:p>29739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6" calcext:value-type="float">
            <text:p>0.26</text:p>
          </table:table-cell>
          <table:table-cell office:value-type="float" office:value="29739.92" calcext:value-type="float">
            <text:p>29739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6" calcext:value-type="float">
            <text:p>0.26</text:p>
          </table:table-cell>
          <table:table-cell office:value-type="float" office:value="29738.4" calcext:value-type="float">
            <text:p>2973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6" calcext:value-type="float">
            <text:p>0.26</text:p>
          </table:table-cell>
          <table:table-cell office:value-type="float" office:value="29738.77" calcext:value-type="float">
            <text:p>29738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6" calcext:value-type="float">
            <text:p>0.26</text:p>
          </table:table-cell>
          <table:table-cell office:value-type="float" office:value="29742.07" calcext:value-type="float">
            <text:p>29742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6" calcext:value-type="float">
            <text:p>0.26</text:p>
          </table:table-cell>
          <table:table-cell office:value-type="float" office:value="29744.67" calcext:value-type="float">
            <text:p>29744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6" calcext:value-type="float">
            <text:p>0.26</text:p>
          </table:table-cell>
          <table:table-cell office:value-type="float" office:value="29737.57" calcext:value-type="float">
            <text:p>29737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28" calcext:value-type="float">
            <text:p>0.28</text:p>
          </table:table-cell>
          <table:table-cell office:value-type="float" office:value="27059.29" calcext:value-type="float">
            <text:p>27059.2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28" calcext:value-type="float">
            <text:p>0.28</text:p>
          </table:table-cell>
          <table:table-cell office:value-type="float" office:value="27059.3" calcext:value-type="float">
            <text:p>2705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28" calcext:value-type="float">
            <text:p>0.28</text:p>
          </table:table-cell>
          <table:table-cell office:value-type="float" office:value="27057.56" calcext:value-type="float">
            <text:p>27057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28" calcext:value-type="float">
            <text:p>0.28</text:p>
          </table:table-cell>
          <table:table-cell office:value-type="float" office:value="27057.24" calcext:value-type="float">
            <text:p>27057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28" calcext:value-type="float">
            <text:p>0.28</text:p>
          </table:table-cell>
          <table:table-cell office:value-type="float" office:value="27058.51" calcext:value-type="float">
            <text:p>27058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28" calcext:value-type="float">
            <text:p>0.28</text:p>
          </table:table-cell>
          <table:table-cell office:value-type="float" office:value="27055.65" calcext:value-type="float">
            <text:p>27055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28" calcext:value-type="float">
            <text:p>0.28</text:p>
          </table:table-cell>
          <table:table-cell office:value-type="float" office:value="27060.05" calcext:value-type="float">
            <text:p>2706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28" calcext:value-type="float">
            <text:p>0.28</text:p>
          </table:table-cell>
          <table:table-cell office:value-type="float" office:value="27060.27" calcext:value-type="float">
            <text:p>2706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28" calcext:value-type="float">
            <text:p>0.28</text:p>
          </table:table-cell>
          <table:table-cell office:value-type="float" office:value="27056.41" calcext:value-type="float">
            <text:p>27056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28" calcext:value-type="float">
            <text:p>0.28</text:p>
          </table:table-cell>
          <table:table-cell office:value-type="float" office:value="27057.44" calcext:value-type="float">
            <text:p>2705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" calcext:value-type="float">
            <text:p>0.28</text:p>
          </table:table-cell>
          <table:table-cell office:value-type="float" office:value="26830.54" calcext:value-type="float">
            <text:p>26830.5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" calcext:value-type="float">
            <text:p>0.28</text:p>
          </table:table-cell>
          <table:table-cell office:value-type="float" office:value="26829.99" calcext:value-type="float">
            <text:p>26829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" calcext:value-type="float">
            <text:p>0.28</text:p>
          </table:table-cell>
          <table:table-cell office:value-type="float" office:value="26828.88" calcext:value-type="float">
            <text:p>26828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" calcext:value-type="float">
            <text:p>0.28</text:p>
          </table:table-cell>
          <table:table-cell office:value-type="float" office:value="26829.27" calcext:value-type="float">
            <text:p>26829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" calcext:value-type="float">
            <text:p>0.28</text:p>
          </table:table-cell>
          <table:table-cell office:value-type="float" office:value="26830.49" calcext:value-type="float">
            <text:p>2683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" calcext:value-type="float">
            <text:p>0.28</text:p>
          </table:table-cell>
          <table:table-cell office:value-type="float" office:value="26827.37" calcext:value-type="float">
            <text:p>26827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" calcext:value-type="float">
            <text:p>0.28</text:p>
          </table:table-cell>
          <table:table-cell office:value-type="float" office:value="26829.64" calcext:value-type="float">
            <text:p>2682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" calcext:value-type="float">
            <text:p>0.28</text:p>
          </table:table-cell>
          <table:table-cell office:value-type="float" office:value="26830.08" calcext:value-type="float">
            <text:p>2683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" calcext:value-type="float">
            <text:p>0.28</text:p>
          </table:table-cell>
          <table:table-cell office:value-type="float" office:value="26829.3" calcext:value-type="float">
            <text:p>2682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" calcext:value-type="float">
            <text:p>0.28</text:p>
          </table:table-cell>
          <table:table-cell office:value-type="float" office:value="26829.56" calcext:value-type="float">
            <text:p>26829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28" calcext:value-type="float">
            <text:p>0.28</text:p>
          </table:table-cell>
          <table:table-cell office:value-type="float" office:value="26826.85" calcext:value-type="float">
            <text:p>26826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28" calcext:value-type="float">
            <text:p>0.28</text:p>
          </table:table-cell>
          <table:table-cell office:value-type="float" office:value="26825.99" calcext:value-type="float">
            <text:p>26825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28" calcext:value-type="float">
            <text:p>0.28</text:p>
          </table:table-cell>
          <table:table-cell office:value-type="float" office:value="26826.65" calcext:value-type="float">
            <text:p>26826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28" calcext:value-type="float">
            <text:p>0.28</text:p>
          </table:table-cell>
          <table:table-cell office:value-type="float" office:value="26827.19" calcext:value-type="float">
            <text:p>26827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28" calcext:value-type="float">
            <text:p>0.28</text:p>
          </table:table-cell>
          <table:table-cell office:value-type="float" office:value="26825.48" calcext:value-type="float">
            <text:p>26825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28" calcext:value-type="float">
            <text:p>0.28</text:p>
          </table:table-cell>
          <table:table-cell office:value-type="float" office:value="26826.42" calcext:value-type="float">
            <text:p>26826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28" calcext:value-type="float">
            <text:p>0.28</text:p>
          </table:table-cell>
          <table:table-cell office:value-type="float" office:value="26826.27" calcext:value-type="float">
            <text:p>26826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28" calcext:value-type="float">
            <text:p>0.28</text:p>
          </table:table-cell>
          <table:table-cell office:value-type="float" office:value="26823.5" calcext:value-type="float">
            <text:p>2682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28" calcext:value-type="float">
            <text:p>0.28</text:p>
          </table:table-cell>
          <table:table-cell office:value-type="float" office:value="26825.66" calcext:value-type="float">
            <text:p>26825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28" calcext:value-type="float">
            <text:p>0.28</text:p>
          </table:table-cell>
          <table:table-cell office:value-type="float" office:value="26824.66" calcext:value-type="float">
            <text:p>26824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" calcext:value-type="float">
            <text:p>0.28</text:p>
          </table:table-cell>
          <table:table-cell office:value-type="float" office:value="26816.06" calcext:value-type="float">
            <text:p>26816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" calcext:value-type="float">
            <text:p>0.28</text:p>
          </table:table-cell>
          <table:table-cell office:value-type="float" office:value="26814.93" calcext:value-type="float">
            <text:p>26814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" calcext:value-type="float">
            <text:p>0.28</text:p>
          </table:table-cell>
          <table:table-cell office:value-type="float" office:value="26817.11" calcext:value-type="float">
            <text:p>26817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" calcext:value-type="float">
            <text:p>0.28</text:p>
          </table:table-cell>
          <table:table-cell office:value-type="float" office:value="26816.42" calcext:value-type="float">
            <text:p>26816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" calcext:value-type="float">
            <text:p>0.28</text:p>
          </table:table-cell>
          <table:table-cell office:value-type="float" office:value="26817.16" calcext:value-type="float">
            <text:p>26817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" calcext:value-type="float">
            <text:p>0.28</text:p>
          </table:table-cell>
          <table:table-cell office:value-type="float" office:value="26816.43" calcext:value-type="float">
            <text:p>26816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" calcext:value-type="float">
            <text:p>0.28</text:p>
          </table:table-cell>
          <table:table-cell office:value-type="float" office:value="26816.55" calcext:value-type="float">
            <text:p>26816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" calcext:value-type="float">
            <text:p>0.28</text:p>
          </table:table-cell>
          <table:table-cell office:value-type="float" office:value="26814.63" calcext:value-type="float">
            <text:p>26814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" calcext:value-type="float">
            <text:p>0.28</text:p>
          </table:table-cell>
          <table:table-cell office:value-type="float" office:value="26816.08" calcext:value-type="float">
            <text:p>26816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" calcext:value-type="float">
            <text:p>0.28</text:p>
          </table:table-cell>
          <table:table-cell office:value-type="float" office:value="26808.75" calcext:value-type="float">
            <text:p>2680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29" calcext:value-type="float">
            <text:p>0.29</text:p>
          </table:table-cell>
          <table:table-cell office:value-type="float" office:value="26712.43" calcext:value-type="float">
            <text:p>26712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29" calcext:value-type="float">
            <text:p>0.29</text:p>
          </table:table-cell>
          <table:table-cell office:value-type="float" office:value="26712.24" calcext:value-type="float">
            <text:p>26712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29" calcext:value-type="float">
            <text:p>0.29</text:p>
          </table:table-cell>
          <table:table-cell office:value-type="float" office:value="26723.36" calcext:value-type="float">
            <text:p>26723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29" calcext:value-type="float">
            <text:p>0.29</text:p>
          </table:table-cell>
          <table:table-cell office:value-type="float" office:value="26713.76" calcext:value-type="float">
            <text:p>26713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29" calcext:value-type="float">
            <text:p>0.29</text:p>
          </table:table-cell>
          <table:table-cell office:value-type="float" office:value="26730.06" calcext:value-type="float">
            <text:p>2673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29" calcext:value-type="float">
            <text:p>0.29</text:p>
          </table:table-cell>
          <table:table-cell office:value-type="float" office:value="26725.8" calcext:value-type="float">
            <text:p>2672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29" calcext:value-type="float">
            <text:p>0.29</text:p>
          </table:table-cell>
          <table:table-cell office:value-type="float" office:value="26720.86" calcext:value-type="float">
            <text:p>2672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29" calcext:value-type="float">
            <text:p>0.29</text:p>
          </table:table-cell>
          <table:table-cell office:value-type="float" office:value="26712.4" calcext:value-type="float">
            <text:p>2671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29" calcext:value-type="float">
            <text:p>0.29</text:p>
          </table:table-cell>
          <table:table-cell office:value-type="float" office:value="26722.49" calcext:value-type="float">
            <text:p>26722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29" calcext:value-type="float">
            <text:p>0.29</text:p>
          </table:table-cell>
          <table:table-cell office:value-type="float" office:value="26713.45" calcext:value-type="float">
            <text:p>26713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26571.4" calcext:value-type="float">
            <text:p>26571.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26557.5" calcext:value-type="float">
            <text:p>2655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26574.78" calcext:value-type="float">
            <text:p>26574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26571.38" calcext:value-type="float">
            <text:p>2657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26572.06" calcext:value-type="float">
            <text:p>26572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26576.57" calcext:value-type="float">
            <text:p>26576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26581.19" calcext:value-type="float">
            <text:p>26581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26564.32" calcext:value-type="float">
            <text:p>26564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26573.91" calcext:value-type="float">
            <text:p>26573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26575.89" calcext:value-type="float">
            <text:p>26575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29" calcext:value-type="float">
            <text:p>0.29</text:p>
          </table:table-cell>
          <table:table-cell office:value-type="float" office:value="26460.57" calcext:value-type="float">
            <text:p>2646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29" calcext:value-type="float">
            <text:p>0.29</text:p>
          </table:table-cell>
          <table:table-cell office:value-type="float" office:value="26454.23" calcext:value-type="float">
            <text:p>26454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29" calcext:value-type="float">
            <text:p>0.29</text:p>
          </table:table-cell>
          <table:table-cell office:value-type="float" office:value="26456.65" calcext:value-type="float">
            <text:p>26456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29" calcext:value-type="float">
            <text:p>0.29</text:p>
          </table:table-cell>
          <table:table-cell office:value-type="float" office:value="26432.99" calcext:value-type="float">
            <text:p>26432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29" calcext:value-type="float">
            <text:p>0.29</text:p>
          </table:table-cell>
          <table:table-cell office:value-type="float" office:value="26457.45" calcext:value-type="float">
            <text:p>26457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29" calcext:value-type="float">
            <text:p>0.29</text:p>
          </table:table-cell>
          <table:table-cell office:value-type="float" office:value="26457.31" calcext:value-type="float">
            <text:p>26457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29" calcext:value-type="float">
            <text:p>0.29</text:p>
          </table:table-cell>
          <table:table-cell office:value-type="float" office:value="26457.77" calcext:value-type="float">
            <text:p>26457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29" calcext:value-type="float">
            <text:p>0.29</text:p>
          </table:table-cell>
          <table:table-cell office:value-type="float" office:value="26457.83" calcext:value-type="float">
            <text:p>2645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29" calcext:value-type="float">
            <text:p>0.29</text:p>
          </table:table-cell>
          <table:table-cell office:value-type="float" office:value="26464.09" calcext:value-type="float">
            <text:p>26464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29" calcext:value-type="float">
            <text:p>0.29</text:p>
          </table:table-cell>
          <table:table-cell office:value-type="float" office:value="26456.88" calcext:value-type="float">
            <text:p>26456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" calcext:value-type="float">
            <text:p>0.29</text:p>
          </table:table-cell>
          <table:table-cell office:value-type="float" office:value="26415.03" calcext:value-type="float">
            <text:p>26415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" calcext:value-type="float">
            <text:p>0.29</text:p>
          </table:table-cell>
          <table:table-cell office:value-type="float" office:value="26418.67" calcext:value-type="float">
            <text:p>26418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" calcext:value-type="float">
            <text:p>0.29</text:p>
          </table:table-cell>
          <table:table-cell office:value-type="float" office:value="26412.6" calcext:value-type="float">
            <text:p>2641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" calcext:value-type="float">
            <text:p>0.29</text:p>
          </table:table-cell>
          <table:table-cell office:value-type="float" office:value="26417.35" calcext:value-type="float">
            <text:p>26417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" calcext:value-type="float">
            <text:p>0.29</text:p>
          </table:table-cell>
          <table:table-cell office:value-type="float" office:value="26414.56" calcext:value-type="float">
            <text:p>26414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" calcext:value-type="float">
            <text:p>0.29</text:p>
          </table:table-cell>
          <table:table-cell office:value-type="float" office:value="26388.67" calcext:value-type="float">
            <text:p>26388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" calcext:value-type="float">
            <text:p>0.29</text:p>
          </table:table-cell>
          <table:table-cell office:value-type="float" office:value="26417.3" calcext:value-type="float">
            <text:p>2641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" calcext:value-type="float">
            <text:p>0.29</text:p>
          </table:table-cell>
          <table:table-cell office:value-type="float" office:value="26414.43" calcext:value-type="float">
            <text:p>26414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" calcext:value-type="float">
            <text:p>0.29</text:p>
          </table:table-cell>
          <table:table-cell office:value-type="float" office:value="26417.45" calcext:value-type="float">
            <text:p>26417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" calcext:value-type="float">
            <text:p>0.29</text:p>
          </table:table-cell>
          <table:table-cell office:value-type="float" office:value="26410.27" calcext:value-type="float">
            <text:p>2641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29" calcext:value-type="float">
            <text:p>0.29</text:p>
          </table:table-cell>
          <table:table-cell office:value-type="float" office:value="26378.99" calcext:value-type="float">
            <text:p>26378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29" calcext:value-type="float">
            <text:p>0.29</text:p>
          </table:table-cell>
          <table:table-cell office:value-type="float" office:value="26374.67" calcext:value-type="float">
            <text:p>26374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29" calcext:value-type="float">
            <text:p>0.29</text:p>
          </table:table-cell>
          <table:table-cell office:value-type="float" office:value="26381.03" calcext:value-type="float">
            <text:p>2638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29" calcext:value-type="float">
            <text:p>0.29</text:p>
          </table:table-cell>
          <table:table-cell office:value-type="float" office:value="26373.92" calcext:value-type="float">
            <text:p>26373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29" calcext:value-type="float">
            <text:p>0.29</text:p>
          </table:table-cell>
          <table:table-cell office:value-type="float" office:value="26378.8" calcext:value-type="float">
            <text:p>2637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29" calcext:value-type="float">
            <text:p>0.29</text:p>
          </table:table-cell>
          <table:table-cell office:value-type="float" office:value="26377.04" calcext:value-type="float">
            <text:p>26377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29" calcext:value-type="float">
            <text:p>0.29</text:p>
          </table:table-cell>
          <table:table-cell office:value-type="float" office:value="26375.91" calcext:value-type="float">
            <text:p>26375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29" calcext:value-type="float">
            <text:p>0.29</text:p>
          </table:table-cell>
          <table:table-cell office:value-type="float" office:value="26342.41" calcext:value-type="float">
            <text:p>26342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29" calcext:value-type="float">
            <text:p>0.29</text:p>
          </table:table-cell>
          <table:table-cell office:value-type="float" office:value="26374.69" calcext:value-type="float">
            <text:p>26374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29" calcext:value-type="float">
            <text:p>0.29</text:p>
          </table:table-cell>
          <table:table-cell office:value-type="float" office:value="26377.78" calcext:value-type="float">
            <text:p>26377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25753.53" calcext:value-type="float">
            <text:p>25753.5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25763.43" calcext:value-type="float">
            <text:p>25763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25767.62" calcext:value-type="float">
            <text:p>25767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25762.59" calcext:value-type="float">
            <text:p>25762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25759.85" calcext:value-type="float">
            <text:p>25759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25771.73" calcext:value-type="float">
            <text:p>25771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25759.71" calcext:value-type="float">
            <text:p>25759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25764.3" calcext:value-type="float">
            <text:p>2576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25767.46" calcext:value-type="float">
            <text:p>25767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25705.65" calcext:value-type="float">
            <text:p>25705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34" calcext:value-type="float">
            <text:p>0.34</text:p>
          </table:table-cell>
          <table:table-cell office:value-type="float" office:value="22428.27" calcext:value-type="float">
            <text:p>22428.2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34" calcext:value-type="float">
            <text:p>0.34</text:p>
          </table:table-cell>
          <table:table-cell office:value-type="float" office:value="22406.41" calcext:value-type="float">
            <text:p>22406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34" calcext:value-type="float">
            <text:p>0.34</text:p>
          </table:table-cell>
          <table:table-cell office:value-type="float" office:value="22383.69" calcext:value-type="float">
            <text:p>22383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34" calcext:value-type="float">
            <text:p>0.34</text:p>
          </table:table-cell>
          <table:table-cell office:value-type="float" office:value="22417.39" calcext:value-type="float">
            <text:p>22417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34" calcext:value-type="float">
            <text:p>0.34</text:p>
          </table:table-cell>
          <table:table-cell office:value-type="float" office:value="22415.16" calcext:value-type="float">
            <text:p>22415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34" calcext:value-type="float">
            <text:p>0.34</text:p>
          </table:table-cell>
          <table:table-cell office:value-type="float" office:value="22420.3" calcext:value-type="float">
            <text:p>2242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34" calcext:value-type="float">
            <text:p>0.34</text:p>
          </table:table-cell>
          <table:table-cell office:value-type="float" office:value="22419.05" calcext:value-type="float">
            <text:p>22419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34" calcext:value-type="float">
            <text:p>0.34</text:p>
          </table:table-cell>
          <table:table-cell office:value-type="float" office:value="22433.02" calcext:value-type="float">
            <text:p>22433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34" calcext:value-type="float">
            <text:p>0.34</text:p>
          </table:table-cell>
          <table:table-cell office:value-type="float" office:value="22437.81" calcext:value-type="float">
            <text:p>22437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34" calcext:value-type="float">
            <text:p>0.34</text:p>
          </table:table-cell>
          <table:table-cell office:value-type="float" office:value="22410.49" calcext:value-type="float">
            <text:p>2241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3" calcext:value-type="float">
            <text:p>0.43</text:p>
          </table:table-cell>
          <table:table-cell office:value-type="float" office:value="17551.29" calcext:value-type="float">
            <text:p>17551.2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4" calcext:value-type="float">
            <text:p>0.44</text:p>
          </table:table-cell>
          <table:table-cell office:value-type="float" office:value="17181.31" calcext:value-type="float">
            <text:p>17181.3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4" calcext:value-type="float">
            <text:p>0.44</text:p>
          </table:table-cell>
          <table:table-cell office:value-type="float" office:value="17315.91" calcext:value-type="float">
            <text:p>17315.9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4" calcext:value-type="float">
            <text:p>0.44</text:p>
          </table:table-cell>
          <table:table-cell office:value-type="float" office:value="17296.01" calcext:value-type="float">
            <text:p>17296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5" calcext:value-type="float">
            <text:p>0.45</text:p>
          </table:table-cell>
          <table:table-cell office:value-type="float" office:value="17121.89" calcext:value-type="float">
            <text:p>17121.8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4" calcext:value-type="float">
            <text:p>0.44</text:p>
          </table:table-cell>
          <table:table-cell office:value-type="float" office:value="17369.31" calcext:value-type="float">
            <text:p>17369.3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4" calcext:value-type="float">
            <text:p>0.44</text:p>
          </table:table-cell>
          <table:table-cell office:value-type="float" office:value="17351.81" calcext:value-type="float">
            <text:p>17351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4" calcext:value-type="float">
            <text:p>0.44</text:p>
          </table:table-cell>
          <table:table-cell office:value-type="float" office:value="17268.01" calcext:value-type="float">
            <text:p>17268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4" calcext:value-type="float">
            <text:p>0.44</text:p>
          </table:table-cell>
          <table:table-cell office:value-type="float" office:value="17386.81" calcext:value-type="float">
            <text:p>17386.8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4" calcext:value-type="float">
            <text:p>0.44</text:p>
          </table:table-cell>
          <table:table-cell office:value-type="float" office:value="17464.67" calcext:value-type="float">
            <text:p>17464.6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ouble_rwm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 Size</text:p>
          </table:table-cell>
          <table:table-cell office:value-type="string" calcext:value-type="string">
            <text:p>Nanosec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%Ch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office:value-type="float" office:value="38368.49" calcext:value-type="float">
            <text:p>38368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office:value-type="float" office:value="38527.04" calcext:value-type="float">
            <text:p>38527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office:value-type="float" office:value="38757.56" calcext:value-type="float">
            <text:p>38757.5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office:value-type="float" office:value="38568.64" calcext:value-type="float">
            <text:p>38568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office:value-type="float" office:value="38403.97" calcext:value-type="float">
            <text:p>38403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office:value-type="float" office:value="39057.47" calcext:value-type="float">
            <text:p>39057.4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office:value-type="float" office:value="38747.26" calcext:value-type="float">
            <text:p>38747.2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office:value-type="float" office:value="38415.33" calcext:value-type="float">
            <text:p>38415.3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office:value-type="float" office:value="38653.89" calcext:value-type="float">
            <text:p>38653.8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office:value-type="float" office:value="38896.39" calcext:value-type="float">
            <text:p>38896.3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" calcext:value-type="float">
            <text:p>0.18</text:p>
          </table:table-cell>
          <table:table-cell office:value-type="float" office:value="43006.05" calcext:value-type="float">
            <text:p>43006.0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" calcext:value-type="float">
            <text:p>0.18</text:p>
          </table:table-cell>
          <table:table-cell office:value-type="float" office:value="42957.25" calcext:value-type="float">
            <text:p>4295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" calcext:value-type="float">
            <text:p>0.18</text:p>
          </table:table-cell>
          <table:table-cell office:value-type="float" office:value="43013.39" calcext:value-type="float">
            <text:p>43013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" calcext:value-type="float">
            <text:p>0.18</text:p>
          </table:table-cell>
          <table:table-cell office:value-type="float" office:value="42968.61" calcext:value-type="float">
            <text:p>42968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" calcext:value-type="float">
            <text:p>0.18</text:p>
          </table:table-cell>
          <table:table-cell office:value-type="float" office:value="43131.16" calcext:value-type="float">
            <text:p>43131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" calcext:value-type="float">
            <text:p>0.18</text:p>
          </table:table-cell>
          <table:table-cell office:value-type="float" office:value="43011.97" calcext:value-type="float">
            <text:p>43011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" calcext:value-type="float">
            <text:p>0.18</text:p>
          </table:table-cell>
          <table:table-cell office:value-type="float" office:value="43078.23" calcext:value-type="float">
            <text:p>43078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" calcext:value-type="float">
            <text:p>0.18</text:p>
          </table:table-cell>
          <table:table-cell office:value-type="float" office:value="43140.45" calcext:value-type="float">
            <text:p>4314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" calcext:value-type="float">
            <text:p>0.18</text:p>
          </table:table-cell>
          <table:table-cell office:value-type="float" office:value="43048.69" calcext:value-type="float">
            <text:p>43048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" calcext:value-type="float">
            <text:p>0.18</text:p>
          </table:table-cell>
          <table:table-cell office:value-type="float" office:value="43029.28" calcext:value-type="float">
            <text:p>4302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" calcext:value-type="float">
            <text:p>0.17</text:p>
          </table:table-cell>
          <table:table-cell office:value-type="float" office:value="46061.14" calcext:value-type="float">
            <text:p>46061.1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" calcext:value-type="float">
            <text:p>0.17</text:p>
          </table:table-cell>
          <table:table-cell office:value-type="float" office:value="45838.94" calcext:value-type="float">
            <text:p>45838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" calcext:value-type="float">
            <text:p>0.17</text:p>
          </table:table-cell>
          <table:table-cell office:value-type="float" office:value="45852.08" calcext:value-type="float">
            <text:p>45852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" calcext:value-type="float">
            <text:p>0.17</text:p>
          </table:table-cell>
          <table:table-cell office:value-type="float" office:value="45810.58" calcext:value-type="float">
            <text:p>45810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" calcext:value-type="float">
            <text:p>0.17</text:p>
          </table:table-cell>
          <table:table-cell office:value-type="float" office:value="45760.6" calcext:value-type="float">
            <text:p>4576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" calcext:value-type="float">
            <text:p>0.17</text:p>
          </table:table-cell>
          <table:table-cell office:value-type="float" office:value="46061.25" calcext:value-type="float">
            <text:p>46061.2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" calcext:value-type="float">
            <text:p>0.17</text:p>
          </table:table-cell>
          <table:table-cell office:value-type="float" office:value="45959.81" calcext:value-type="float">
            <text:p>45959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" calcext:value-type="float">
            <text:p>0.17</text:p>
          </table:table-cell>
          <table:table-cell office:value-type="float" office:value="46095.86" calcext:value-type="float">
            <text:p>46095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" calcext:value-type="float">
            <text:p>0.17</text:p>
          </table:table-cell>
          <table:table-cell office:value-type="float" office:value="46010.2" calcext:value-type="float">
            <text:p>4601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7" calcext:value-type="float">
            <text:p>0.17</text:p>
          </table:table-cell>
          <table:table-cell office:value-type="float" office:value="46108.04" calcext:value-type="float">
            <text:p>46108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" calcext:value-type="float">
            <text:p>0.16</text:p>
          </table:table-cell>
          <table:table-cell office:value-type="float" office:value="49090.13" calcext:value-type="float">
            <text:p>49090.1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" calcext:value-type="float">
            <text:p>0.16</text:p>
          </table:table-cell>
          <table:table-cell office:value-type="float" office:value="49117.68" calcext:value-type="float">
            <text:p>49117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" calcext:value-type="float">
            <text:p>0.16</text:p>
          </table:table-cell>
          <table:table-cell office:value-type="float" office:value="49102.58" calcext:value-type="float">
            <text:p>49102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" calcext:value-type="float">
            <text:p>0.16</text:p>
          </table:table-cell>
          <table:table-cell office:value-type="float" office:value="49145.54" calcext:value-type="float">
            <text:p>49145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" calcext:value-type="float">
            <text:p>0.16</text:p>
          </table:table-cell>
          <table:table-cell office:value-type="float" office:value="49177.7" calcext:value-type="float">
            <text:p>4917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" calcext:value-type="float">
            <text:p>0.16</text:p>
          </table:table-cell>
          <table:table-cell office:value-type="float" office:value="49073.82" calcext:value-type="float">
            <text:p>49073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" calcext:value-type="float">
            <text:p>0.16</text:p>
          </table:table-cell>
          <table:table-cell office:value-type="float" office:value="49169.29" calcext:value-type="float">
            <text:p>4916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" calcext:value-type="float">
            <text:p>0.16</text:p>
          </table:table-cell>
          <table:table-cell office:value-type="float" office:value="49114.29" calcext:value-type="float">
            <text:p>49114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" calcext:value-type="float">
            <text:p>0.16</text:p>
          </table:table-cell>
          <table:table-cell office:value-type="float" office:value="49155.98" calcext:value-type="float">
            <text:p>49155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" calcext:value-type="float">
            <text:p>0.16</text:p>
          </table:table-cell>
          <table:table-cell office:value-type="float" office:value="49134.04" calcext:value-type="float">
            <text:p>49134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" calcext:value-type="float">
            <text:p>0.15</text:p>
          </table:table-cell>
          <table:table-cell office:value-type="float" office:value="50790.16" calcext:value-type="float">
            <text:p>50790.1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" calcext:value-type="float">
            <text:p>0.15</text:p>
          </table:table-cell>
          <table:table-cell office:value-type="float" office:value="50812.5" calcext:value-type="float">
            <text:p>508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" calcext:value-type="float">
            <text:p>0.15</text:p>
          </table:table-cell>
          <table:table-cell office:value-type="float" office:value="50724.9" calcext:value-type="float">
            <text:p>5072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" calcext:value-type="float">
            <text:p>0.15</text:p>
          </table:table-cell>
          <table:table-cell office:value-type="float" office:value="50866.93" calcext:value-type="float">
            <text:p>50866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" calcext:value-type="float">
            <text:p>0.15</text:p>
          </table:table-cell>
          <table:table-cell office:value-type="float" office:value="50803.77" calcext:value-type="float">
            <text:p>50803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" calcext:value-type="float">
            <text:p>0.15</text:p>
          </table:table-cell>
          <table:table-cell office:value-type="float" office:value="50777.61" calcext:value-type="float">
            <text:p>50777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" calcext:value-type="float">
            <text:p>0.15</text:p>
          </table:table-cell>
          <table:table-cell office:value-type="float" office:value="50808.3" calcext:value-type="float">
            <text:p>5080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" calcext:value-type="float">
            <text:p>0.15</text:p>
          </table:table-cell>
          <table:table-cell office:value-type="float" office:value="50826.62" calcext:value-type="float">
            <text:p>50826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" calcext:value-type="float">
            <text:p>0.15</text:p>
          </table:table-cell>
          <table:table-cell office:value-type="float" office:value="50727.14" calcext:value-type="float">
            <text:p>50727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" calcext:value-type="float">
            <text:p>0.15</text:p>
          </table:table-cell>
          <table:table-cell office:value-type="float" office:value="50836.17" calcext:value-type="float">
            <text:p>50836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4" calcext:value-type="float">
            <text:p>0.14</text:p>
          </table:table-cell>
          <table:table-cell office:value-type="float" office:value="52864.79" calcext:value-type="float">
            <text:p>52864.7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4" calcext:value-type="float">
            <text:p>0.14</text:p>
          </table:table-cell>
          <table:table-cell office:value-type="float" office:value="53000.23" calcext:value-type="float">
            <text:p>5300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4" calcext:value-type="float">
            <text:p>0.14</text:p>
          </table:table-cell>
          <table:table-cell office:value-type="float" office:value="52866.04" calcext:value-type="float">
            <text:p>52866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4" calcext:value-type="float">
            <text:p>0.14</text:p>
          </table:table-cell>
          <table:table-cell office:value-type="float" office:value="52990.4" calcext:value-type="float">
            <text:p>5299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4" calcext:value-type="float">
            <text:p>0.14</text:p>
          </table:table-cell>
          <table:table-cell office:value-type="float" office:value="52824.81" calcext:value-type="float">
            <text:p>52824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4" calcext:value-type="float">
            <text:p>0.14</text:p>
          </table:table-cell>
          <table:table-cell office:value-type="float" office:value="52990.85" calcext:value-type="float">
            <text:p>5299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4" calcext:value-type="float">
            <text:p>0.14</text:p>
          </table:table-cell>
          <table:table-cell office:value-type="float" office:value="53027.63" calcext:value-type="float">
            <text:p>53027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4" calcext:value-type="float">
            <text:p>0.14</text:p>
          </table:table-cell>
          <table:table-cell office:value-type="float" office:value="53070.13" calcext:value-type="float">
            <text:p>53070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4" calcext:value-type="float">
            <text:p>0.14</text:p>
          </table:table-cell>
          <table:table-cell office:value-type="float" office:value="52833.04" calcext:value-type="float">
            <text:p>5283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4" calcext:value-type="float">
            <text:p>0.14</text:p>
          </table:table-cell>
          <table:table-cell office:value-type="float" office:value="52826.2" calcext:value-type="float">
            <text:p>5282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4" calcext:value-type="float">
            <text:p>0.14</text:p>
          </table:table-cell>
          <table:table-cell office:value-type="float" office:value="53912.34" calcext:value-type="float">
            <text:p>53912.3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4" calcext:value-type="float">
            <text:p>0.14</text:p>
          </table:table-cell>
          <table:table-cell office:value-type="float" office:value="54080.38" calcext:value-type="float">
            <text:p>5408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4" calcext:value-type="float">
            <text:p>0.14</text:p>
          </table:table-cell>
          <table:table-cell office:value-type="float" office:value="53969.73" calcext:value-type="float">
            <text:p>53969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4" calcext:value-type="float">
            <text:p>0.14</text:p>
          </table:table-cell>
          <table:table-cell office:value-type="float" office:value="53883.44" calcext:value-type="float">
            <text:p>53883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4" calcext:value-type="float">
            <text:p>0.14</text:p>
          </table:table-cell>
          <table:table-cell office:value-type="float" office:value="53979.67" calcext:value-type="float">
            <text:p>5397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4" calcext:value-type="float">
            <text:p>0.14</text:p>
          </table:table-cell>
          <table:table-cell office:value-type="float" office:value="53960.58" calcext:value-type="float">
            <text:p>53960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4" calcext:value-type="float">
            <text:p>0.14</text:p>
          </table:table-cell>
          <table:table-cell office:value-type="float" office:value="54056.47" calcext:value-type="float">
            <text:p>54056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4" calcext:value-type="float">
            <text:p>0.14</text:p>
          </table:table-cell>
          <table:table-cell office:value-type="float" office:value="53991.91" calcext:value-type="float">
            <text:p>53991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4" calcext:value-type="float">
            <text:p>0.14</text:p>
          </table:table-cell>
          <table:table-cell office:value-type="float" office:value="54021.09" calcext:value-type="float">
            <text:p>54021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4" calcext:value-type="float">
            <text:p>0.14</text:p>
          </table:table-cell>
          <table:table-cell office:value-type="float" office:value="54057.86" calcext:value-type="float">
            <text:p>54057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14" calcext:value-type="float">
            <text:p>0.14</text:p>
          </table:table-cell>
          <table:table-cell office:value-type="float" office:value="55085.84" calcext:value-type="float">
            <text:p>55085.8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14" calcext:value-type="float">
            <text:p>0.14</text:p>
          </table:table-cell>
          <table:table-cell office:value-type="float" office:value="55049" calcext:value-type="float">
            <text:p>55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14" calcext:value-type="float">
            <text:p>0.14</text:p>
          </table:table-cell>
          <table:table-cell office:value-type="float" office:value="55047.45" calcext:value-type="float">
            <text:p>55047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14" calcext:value-type="float">
            <text:p>0.14</text:p>
          </table:table-cell>
          <table:table-cell office:value-type="float" office:value="55044.87" calcext:value-type="float">
            <text:p>55044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14" calcext:value-type="float">
            <text:p>0.14</text:p>
          </table:table-cell>
          <table:table-cell office:value-type="float" office:value="55000.39" calcext:value-type="float">
            <text:p>5500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14" calcext:value-type="float">
            <text:p>0.14</text:p>
          </table:table-cell>
          <table:table-cell office:value-type="float" office:value="55076.61" calcext:value-type="float">
            <text:p>55076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14" calcext:value-type="float">
            <text:p>0.14</text:p>
          </table:table-cell>
          <table:table-cell office:value-type="float" office:value="55016.14" calcext:value-type="float">
            <text:p>55016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14" calcext:value-type="float">
            <text:p>0.14</text:p>
          </table:table-cell>
          <table:table-cell office:value-type="float" office:value="55045.58" calcext:value-type="float">
            <text:p>55045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14" calcext:value-type="float">
            <text:p>0.14</text:p>
          </table:table-cell>
          <table:table-cell office:value-type="float" office:value="55055.55" calcext:value-type="float">
            <text:p>55055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14" calcext:value-type="float">
            <text:p>0.14</text:p>
          </table:table-cell>
          <table:table-cell office:value-type="float" office:value="55060.86" calcext:value-type="float">
            <text:p>5506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5641.65" calcext:value-type="float">
            <text:p>55641.6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5647.48" calcext:value-type="float">
            <text:p>55647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5644.21" calcext:value-type="float">
            <text:p>55644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5659.49" calcext:value-type="float">
            <text:p>55659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5585.78" calcext:value-type="float">
            <text:p>55585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5617.48" calcext:value-type="float">
            <text:p>55617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5596.79" calcext:value-type="float">
            <text:p>55596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5632.97" calcext:value-type="float">
            <text:p>55632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5561.25" calcext:value-type="float">
            <text:p>5556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5704.32" calcext:value-type="float">
            <text:p>55704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14" calcext:value-type="float">
            <text:p>0.14</text:p>
          </table:table-cell>
          <table:table-cell office:value-type="float" office:value="56223.71" calcext:value-type="float">
            <text:p>56223.7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14" calcext:value-type="float">
            <text:p>0.14</text:p>
          </table:table-cell>
          <table:table-cell office:value-type="float" office:value="56199.33" calcext:value-type="float">
            <text:p>5619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14" calcext:value-type="float">
            <text:p>0.14</text:p>
          </table:table-cell>
          <table:table-cell office:value-type="float" office:value="56238.44" calcext:value-type="float">
            <text:p>56238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14" calcext:value-type="float">
            <text:p>0.14</text:p>
          </table:table-cell>
          <table:table-cell office:value-type="float" office:value="56228.39" calcext:value-type="float">
            <text:p>56228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14" calcext:value-type="float">
            <text:p>0.14</text:p>
          </table:table-cell>
          <table:table-cell office:value-type="float" office:value="56224.65" calcext:value-type="float">
            <text:p>56224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14" calcext:value-type="float">
            <text:p>0.14</text:p>
          </table:table-cell>
          <table:table-cell office:value-type="float" office:value="56219.33" calcext:value-type="float">
            <text:p>5621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14" calcext:value-type="float">
            <text:p>0.14</text:p>
          </table:table-cell>
          <table:table-cell office:value-type="float" office:value="56239.52" calcext:value-type="float">
            <text:p>56239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14" calcext:value-type="float">
            <text:p>0.14</text:p>
          </table:table-cell>
          <table:table-cell office:value-type="float" office:value="56212.46" calcext:value-type="float">
            <text:p>56212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14" calcext:value-type="float">
            <text:p>0.14</text:p>
          </table:table-cell>
          <table:table-cell office:value-type="float" office:value="56209.56" calcext:value-type="float">
            <text:p>56209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14" calcext:value-type="float">
            <text:p>0.14</text:p>
          </table:table-cell>
          <table:table-cell office:value-type="float" office:value="56220.49" calcext:value-type="float">
            <text:p>5622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3" calcext:value-type="float">
            <text:p>0.13</text:p>
          </table:table-cell>
          <table:table-cell office:value-type="float" office:value="56542.06" calcext:value-type="float">
            <text:p>56542.0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3" calcext:value-type="float">
            <text:p>0.13</text:p>
          </table:table-cell>
          <table:table-cell office:value-type="float" office:value="56544.57" calcext:value-type="float">
            <text:p>56544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3" calcext:value-type="float">
            <text:p>0.13</text:p>
          </table:table-cell>
          <table:table-cell office:value-type="float" office:value="56550.85" calcext:value-type="float">
            <text:p>5655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3" calcext:value-type="float">
            <text:p>0.13</text:p>
          </table:table-cell>
          <table:table-cell office:value-type="float" office:value="56517.08" calcext:value-type="float">
            <text:p>56517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4" calcext:value-type="float">
            <text:p>0.14</text:p>
          </table:table-cell>
          <table:table-cell office:value-type="float" office:value="56489.46" calcext:value-type="float">
            <text:p>56489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3" calcext:value-type="float">
            <text:p>0.13</text:p>
          </table:table-cell>
          <table:table-cell office:value-type="float" office:value="56523.99" calcext:value-type="float">
            <text:p>56523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4" calcext:value-type="float">
            <text:p>0.14</text:p>
          </table:table-cell>
          <table:table-cell office:value-type="float" office:value="56444.15" calcext:value-type="float">
            <text:p>56444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4" calcext:value-type="float">
            <text:p>0.14</text:p>
          </table:table-cell>
          <table:table-cell office:value-type="float" office:value="56471.77" calcext:value-type="float">
            <text:p>56471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4" calcext:value-type="float">
            <text:p>0.14</text:p>
          </table:table-cell>
          <table:table-cell office:value-type="float" office:value="56508.4" calcext:value-type="float">
            <text:p>5650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4" calcext:value-type="float">
            <text:p>0.14</text:p>
          </table:table-cell>
          <table:table-cell office:value-type="float" office:value="56466.13" calcext:value-type="float">
            <text:p>56466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13" calcext:value-type="float">
            <text:p>0.13</text:p>
          </table:table-cell>
          <table:table-cell office:value-type="float" office:value="56864.66" calcext:value-type="float">
            <text:p>56864.6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13" calcext:value-type="float">
            <text:p>0.13</text:p>
          </table:table-cell>
          <table:table-cell office:value-type="float" office:value="56862.82" calcext:value-type="float">
            <text:p>56862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13" calcext:value-type="float">
            <text:p>0.13</text:p>
          </table:table-cell>
          <table:table-cell office:value-type="float" office:value="56867.87" calcext:value-type="float">
            <text:p>56867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13" calcext:value-type="float">
            <text:p>0.13</text:p>
          </table:table-cell>
          <table:table-cell office:value-type="float" office:value="56853.46" calcext:value-type="float">
            <text:p>56853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13" calcext:value-type="float">
            <text:p>0.13</text:p>
          </table:table-cell>
          <table:table-cell office:value-type="float" office:value="56838.3" calcext:value-type="float">
            <text:p>5683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13" calcext:value-type="float">
            <text:p>0.13</text:p>
          </table:table-cell>
          <table:table-cell office:value-type="float" office:value="56836.24" calcext:value-type="float">
            <text:p>56836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13" calcext:value-type="float">
            <text:p>0.13</text:p>
          </table:table-cell>
          <table:table-cell office:value-type="float" office:value="56866.25" calcext:value-type="float">
            <text:p>56866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13" calcext:value-type="float">
            <text:p>0.13</text:p>
          </table:table-cell>
          <table:table-cell office:value-type="float" office:value="56817.47" calcext:value-type="float">
            <text:p>56817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13" calcext:value-type="float">
            <text:p>0.13</text:p>
          </table:table-cell>
          <table:table-cell office:value-type="float" office:value="56839.99" calcext:value-type="float">
            <text:p>56839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13" calcext:value-type="float">
            <text:p>0.13</text:p>
          </table:table-cell>
          <table:table-cell office:value-type="float" office:value="56819.5" calcext:value-type="float">
            <text:p>5681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3" calcext:value-type="float">
            <text:p>0.13</text:p>
          </table:table-cell>
          <table:table-cell office:value-type="float" office:value="56919.24" calcext:value-type="float">
            <text:p>56919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3" calcext:value-type="float">
            <text:p>0.13</text:p>
          </table:table-cell>
          <table:table-cell office:value-type="float" office:value="56935.01" calcext:value-type="float">
            <text:p>56935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3" calcext:value-type="float">
            <text:p>0.13</text:p>
          </table:table-cell>
          <table:table-cell office:value-type="float" office:value="56900.46" calcext:value-type="float">
            <text:p>56900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3" calcext:value-type="float">
            <text:p>0.13</text:p>
          </table:table-cell>
          <table:table-cell office:value-type="float" office:value="56871.31" calcext:value-type="float">
            <text:p>56871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3" calcext:value-type="float">
            <text:p>0.13</text:p>
          </table:table-cell>
          <table:table-cell office:value-type="float" office:value="56899.63" calcext:value-type="float">
            <text:p>56899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3" calcext:value-type="float">
            <text:p>0.13</text:p>
          </table:table-cell>
          <table:table-cell office:value-type="float" office:value="56898.76" calcext:value-type="float">
            <text:p>5689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3" calcext:value-type="float">
            <text:p>0.13</text:p>
          </table:table-cell>
          <table:table-cell office:value-type="float" office:value="56872.39" calcext:value-type="float">
            <text:p>56872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3" calcext:value-type="float">
            <text:p>0.13</text:p>
          </table:table-cell>
          <table:table-cell office:value-type="float" office:value="56909.04" calcext:value-type="float">
            <text:p>56909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3" calcext:value-type="float">
            <text:p>0.13</text:p>
          </table:table-cell>
          <table:table-cell office:value-type="float" office:value="56910.43" calcext:value-type="float">
            <text:p>56910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13" calcext:value-type="float">
            <text:p>0.13</text:p>
          </table:table-cell>
          <table:table-cell office:value-type="float" office:value="56886.81" calcext:value-type="float">
            <text:p>56886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13" calcext:value-type="float">
            <text:p>0.13</text:p>
          </table:table-cell>
          <table:table-cell office:value-type="float" office:value="57031.44" calcext:value-type="float">
            <text:p>5703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13" calcext:value-type="float">
            <text:p>0.13</text:p>
          </table:table-cell>
          <table:table-cell office:value-type="float" office:value="57030.18" calcext:value-type="float">
            <text:p>5703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13" calcext:value-type="float">
            <text:p>0.13</text:p>
          </table:table-cell>
          <table:table-cell office:value-type="float" office:value="57020.84" calcext:value-type="float">
            <text:p>57020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13" calcext:value-type="float">
            <text:p>0.13</text:p>
          </table:table-cell>
          <table:table-cell office:value-type="float" office:value="57014.75" calcext:value-type="float">
            <text:p>57014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13" calcext:value-type="float">
            <text:p>0.13</text:p>
          </table:table-cell>
          <table:table-cell office:value-type="float" office:value="57028.47" calcext:value-type="float">
            <text:p>57028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13" calcext:value-type="float">
            <text:p>0.13</text:p>
          </table:table-cell>
          <table:table-cell office:value-type="float" office:value="57007.3" calcext:value-type="float">
            <text:p>5700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13" calcext:value-type="float">
            <text:p>0.13</text:p>
          </table:table-cell>
          <table:table-cell office:value-type="float" office:value="57031.02" calcext:value-type="float">
            <text:p>57031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13" calcext:value-type="float">
            <text:p>0.13</text:p>
          </table:table-cell>
          <table:table-cell office:value-type="float" office:value="57032.87" calcext:value-type="float">
            <text:p>57032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13" calcext:value-type="float">
            <text:p>0.13</text:p>
          </table:table-cell>
          <table:table-cell office:value-type="float" office:value="57040.88" calcext:value-type="float">
            <text:p>5704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13" calcext:value-type="float">
            <text:p>0.13</text:p>
          </table:table-cell>
          <table:table-cell office:value-type="float" office:value="57000.84" calcext:value-type="float">
            <text:p>57000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3" calcext:value-type="float">
            <text:p>0.13</text:p>
          </table:table-cell>
          <table:table-cell office:value-type="float" office:value="56914.76" calcext:value-type="float">
            <text:p>56914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3" calcext:value-type="float">
            <text:p>0.13</text:p>
          </table:table-cell>
          <table:table-cell office:value-type="float" office:value="56919.54" calcext:value-type="float">
            <text:p>56919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3" calcext:value-type="float">
            <text:p>0.13</text:p>
          </table:table-cell>
          <table:table-cell office:value-type="float" office:value="56911.26" calcext:value-type="float">
            <text:p>56911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3" calcext:value-type="float">
            <text:p>0.13</text:p>
          </table:table-cell>
          <table:table-cell office:value-type="float" office:value="56916.15" calcext:value-type="float">
            <text:p>56916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3" calcext:value-type="float">
            <text:p>0.13</text:p>
          </table:table-cell>
          <table:table-cell office:value-type="float" office:value="56907.64" calcext:value-type="float">
            <text:p>56907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3" calcext:value-type="float">
            <text:p>0.13</text:p>
          </table:table-cell>
          <table:table-cell office:value-type="float" office:value="56917.08" calcext:value-type="float">
            <text:p>56917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3" calcext:value-type="float">
            <text:p>0.13</text:p>
          </table:table-cell>
          <table:table-cell office:value-type="float" office:value="56918.66" calcext:value-type="float">
            <text:p>56918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3" calcext:value-type="float">
            <text:p>0.13</text:p>
          </table:table-cell>
          <table:table-cell office:value-type="float" office:value="56905.28" calcext:value-type="float">
            <text:p>56905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3" calcext:value-type="float">
            <text:p>0.13</text:p>
          </table:table-cell>
          <table:table-cell office:value-type="float" office:value="56914.75" calcext:value-type="float">
            <text:p>56914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3" calcext:value-type="float">
            <text:p>0.13</text:p>
          </table:table-cell>
          <table:table-cell office:value-type="float" office:value="56913.69" calcext:value-type="float">
            <text:p>56913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13" calcext:value-type="float">
            <text:p>0.13</text:p>
          </table:table-cell>
          <table:table-cell office:value-type="float" office:value="58800.69" calcext:value-type="float">
            <text:p>58800.6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13" calcext:value-type="float">
            <text:p>0.13</text:p>
          </table:table-cell>
          <table:table-cell office:value-type="float" office:value="58799.82" calcext:value-type="float">
            <text:p>58799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13" calcext:value-type="float">
            <text:p>0.13</text:p>
          </table:table-cell>
          <table:table-cell office:value-type="float" office:value="58775.19" calcext:value-type="float">
            <text:p>58775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13" calcext:value-type="float">
            <text:p>0.13</text:p>
          </table:table-cell>
          <table:table-cell office:value-type="float" office:value="58781.24" calcext:value-type="float">
            <text:p>58781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13" calcext:value-type="float">
            <text:p>0.13</text:p>
          </table:table-cell>
          <table:table-cell office:value-type="float" office:value="58797.97" calcext:value-type="float">
            <text:p>58797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13" calcext:value-type="float">
            <text:p>0.13</text:p>
          </table:table-cell>
          <table:table-cell office:value-type="float" office:value="58802.58" calcext:value-type="float">
            <text:p>58802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13" calcext:value-type="float">
            <text:p>0.13</text:p>
          </table:table-cell>
          <table:table-cell office:value-type="float" office:value="58784.8" calcext:value-type="float">
            <text:p>5878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13" calcext:value-type="float">
            <text:p>0.13</text:p>
          </table:table-cell>
          <table:table-cell office:value-type="float" office:value="58776.23" calcext:value-type="float">
            <text:p>58776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13" calcext:value-type="float">
            <text:p>0.13</text:p>
          </table:table-cell>
          <table:table-cell office:value-type="float" office:value="58797.15" calcext:value-type="float">
            <text:p>58797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.13" calcext:value-type="float">
            <text:p>0.13</text:p>
          </table:table-cell>
          <table:table-cell office:value-type="float" office:value="58767.23" calcext:value-type="float">
            <text:p>58767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" calcext:value-type="float">
            <text:p>0.13</text:p>
          </table:table-cell>
          <table:table-cell office:value-type="float" office:value="58826.79" calcext:value-type="float">
            <text:p>58826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" calcext:value-type="float">
            <text:p>0.13</text:p>
          </table:table-cell>
          <table:table-cell office:value-type="float" office:value="58815.82" calcext:value-type="float">
            <text:p>58815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" calcext:value-type="float">
            <text:p>0.13</text:p>
          </table:table-cell>
          <table:table-cell office:value-type="float" office:value="58847.74" calcext:value-type="float">
            <text:p>58847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" calcext:value-type="float">
            <text:p>0.13</text:p>
          </table:table-cell>
          <table:table-cell office:value-type="float" office:value="58854.37" calcext:value-type="float">
            <text:p>58854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" calcext:value-type="float">
            <text:p>0.13</text:p>
          </table:table-cell>
          <table:table-cell office:value-type="float" office:value="58845.61" calcext:value-type="float">
            <text:p>58845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" calcext:value-type="float">
            <text:p>0.13</text:p>
          </table:table-cell>
          <table:table-cell office:value-type="float" office:value="58828.37" calcext:value-type="float">
            <text:p>58828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" calcext:value-type="float">
            <text:p>0.13</text:p>
          </table:table-cell>
          <table:table-cell office:value-type="float" office:value="58851.24" calcext:value-type="float">
            <text:p>58851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" calcext:value-type="float">
            <text:p>0.13</text:p>
          </table:table-cell>
          <table:table-cell office:value-type="float" office:value="58843.39" calcext:value-type="float">
            <text:p>58843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" calcext:value-type="float">
            <text:p>0.13</text:p>
          </table:table-cell>
          <table:table-cell office:value-type="float" office:value="58847.19" calcext:value-type="float">
            <text:p>58847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" calcext:value-type="float">
            <text:p>0.13</text:p>
          </table:table-cell>
          <table:table-cell office:value-type="float" office:value="58804.49" calcext:value-type="float">
            <text:p>58804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13" calcext:value-type="float">
            <text:p>0.13</text:p>
          </table:table-cell>
          <table:table-cell office:value-type="float" office:value="58796.5" calcext:value-type="float">
            <text:p>5879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13" calcext:value-type="float">
            <text:p>0.13</text:p>
          </table:table-cell>
          <table:table-cell office:value-type="float" office:value="58792.3" calcext:value-type="float">
            <text:p>5879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13" calcext:value-type="float">
            <text:p>0.13</text:p>
          </table:table-cell>
          <table:table-cell office:value-type="float" office:value="58821.43" calcext:value-type="float">
            <text:p>58821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13" calcext:value-type="float">
            <text:p>0.13</text:p>
          </table:table-cell>
          <table:table-cell office:value-type="float" office:value="58816.57" calcext:value-type="float">
            <text:p>58816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13" calcext:value-type="float">
            <text:p>0.13</text:p>
          </table:table-cell>
          <table:table-cell office:value-type="float" office:value="58805.17" calcext:value-type="float">
            <text:p>58805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13" calcext:value-type="float">
            <text:p>0.13</text:p>
          </table:table-cell>
          <table:table-cell office:value-type="float" office:value="58794.47" calcext:value-type="float">
            <text:p>58794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13" calcext:value-type="float">
            <text:p>0.13</text:p>
          </table:table-cell>
          <table:table-cell office:value-type="float" office:value="58816.48" calcext:value-type="float">
            <text:p>58816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13" calcext:value-type="float">
            <text:p>0.13</text:p>
          </table:table-cell>
          <table:table-cell office:value-type="float" office:value="58791.74" calcext:value-type="float">
            <text:p>58791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13" calcext:value-type="float">
            <text:p>0.13</text:p>
          </table:table-cell>
          <table:table-cell office:value-type="float" office:value="58809.3" calcext:value-type="float">
            <text:p>5880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.13" calcext:value-type="float">
            <text:p>0.13</text:p>
          </table:table-cell>
          <table:table-cell office:value-type="float" office:value="58818.95" calcext:value-type="float">
            <text:p>58818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3" calcext:value-type="float">
            <text:p>0.13</text:p>
          </table:table-cell>
          <table:table-cell office:value-type="float" office:value="58798.6" calcext:value-type="float">
            <text:p>5879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3" calcext:value-type="float">
            <text:p>0.13</text:p>
          </table:table-cell>
          <table:table-cell office:value-type="float" office:value="58778.71" calcext:value-type="float">
            <text:p>58778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3" calcext:value-type="float">
            <text:p>0.13</text:p>
          </table:table-cell>
          <table:table-cell office:value-type="float" office:value="58782.29" calcext:value-type="float">
            <text:p>58782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3" calcext:value-type="float">
            <text:p>0.13</text:p>
          </table:table-cell>
          <table:table-cell office:value-type="float" office:value="58763.18" calcext:value-type="float">
            <text:p>58763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3" calcext:value-type="float">
            <text:p>0.13</text:p>
          </table:table-cell>
          <table:table-cell office:value-type="float" office:value="58786.96" calcext:value-type="float">
            <text:p>58786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3" calcext:value-type="float">
            <text:p>0.13</text:p>
          </table:table-cell>
          <table:table-cell office:value-type="float" office:value="58783.09" calcext:value-type="float">
            <text:p>58783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3" calcext:value-type="float">
            <text:p>0.13</text:p>
          </table:table-cell>
          <table:table-cell office:value-type="float" office:value="58793.4" calcext:value-type="float">
            <text:p>5879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3" calcext:value-type="float">
            <text:p>0.13</text:p>
          </table:table-cell>
          <table:table-cell office:value-type="float" office:value="58785.24" calcext:value-type="float">
            <text:p>58785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3" calcext:value-type="float">
            <text:p>0.13</text:p>
          </table:table-cell>
          <table:table-cell office:value-type="float" office:value="58778.89" calcext:value-type="float">
            <text:p>58778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3" calcext:value-type="float">
            <text:p>0.13</text:p>
          </table:table-cell>
          <table:table-cell office:value-type="float" office:value="58773.78" calcext:value-type="float">
            <text:p>58773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13" calcext:value-type="float">
            <text:p>0.13</text:p>
          </table:table-cell>
          <table:table-cell office:value-type="float" office:value="58692.6" calcext:value-type="float">
            <text:p>5869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13" calcext:value-type="float">
            <text:p>0.13</text:p>
          </table:table-cell>
          <table:table-cell office:value-type="float" office:value="58676.61" calcext:value-type="float">
            <text:p>58676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13" calcext:value-type="float">
            <text:p>0.13</text:p>
          </table:table-cell>
          <table:table-cell office:value-type="float" office:value="58692.26" calcext:value-type="float">
            <text:p>58692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13" calcext:value-type="float">
            <text:p>0.13</text:p>
          </table:table-cell>
          <table:table-cell office:value-type="float" office:value="58685.64" calcext:value-type="float">
            <text:p>58685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13" calcext:value-type="float">
            <text:p>0.13</text:p>
          </table:table-cell>
          <table:table-cell office:value-type="float" office:value="58687.57" calcext:value-type="float">
            <text:p>58687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13" calcext:value-type="float">
            <text:p>0.13</text:p>
          </table:table-cell>
          <table:table-cell office:value-type="float" office:value="58667.46" calcext:value-type="float">
            <text:p>58667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13" calcext:value-type="float">
            <text:p>0.13</text:p>
          </table:table-cell>
          <table:table-cell office:value-type="float" office:value="58708.37" calcext:value-type="float">
            <text:p>58708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13" calcext:value-type="float">
            <text:p>0.13</text:p>
          </table:table-cell>
          <table:table-cell office:value-type="float" office:value="58690.81" calcext:value-type="float">
            <text:p>58690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13" calcext:value-type="float">
            <text:p>0.13</text:p>
          </table:table-cell>
          <table:table-cell office:value-type="float" office:value="58690.43" calcext:value-type="float">
            <text:p>58690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.13" calcext:value-type="float">
            <text:p>0.13</text:p>
          </table:table-cell>
          <table:table-cell office:value-type="float" office:value="58680.8" calcext:value-type="float">
            <text:p>5868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" calcext:value-type="float">
            <text:p>0.13</text:p>
          </table:table-cell>
          <table:table-cell office:value-type="float" office:value="58590.07" calcext:value-type="float">
            <text:p>5859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" calcext:value-type="float">
            <text:p>0.13</text:p>
          </table:table-cell>
          <table:table-cell office:value-type="float" office:value="58573.59" calcext:value-type="float">
            <text:p>58573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" calcext:value-type="float">
            <text:p>0.13</text:p>
          </table:table-cell>
          <table:table-cell office:value-type="float" office:value="58601.31" calcext:value-type="float">
            <text:p>58601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" calcext:value-type="float">
            <text:p>0.13</text:p>
          </table:table-cell>
          <table:table-cell office:value-type="float" office:value="58589.04" calcext:value-type="float">
            <text:p>58589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" calcext:value-type="float">
            <text:p>0.13</text:p>
          </table:table-cell>
          <table:table-cell office:value-type="float" office:value="58600" calcext:value-type="float">
            <text:p>58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" calcext:value-type="float">
            <text:p>0.13</text:p>
          </table:table-cell>
          <table:table-cell office:value-type="float" office:value="58592.39" calcext:value-type="float">
            <text:p>58592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" calcext:value-type="float">
            <text:p>0.13</text:p>
          </table:table-cell>
          <table:table-cell office:value-type="float" office:value="58584.11" calcext:value-type="float">
            <text:p>58584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" calcext:value-type="float">
            <text:p>0.13</text:p>
          </table:table-cell>
          <table:table-cell office:value-type="float" office:value="58545.26" calcext:value-type="float">
            <text:p>58545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" calcext:value-type="float">
            <text:p>0.13</text:p>
          </table:table-cell>
          <table:table-cell office:value-type="float" office:value="58590.54" calcext:value-type="float">
            <text:p>58590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" calcext:value-type="float">
            <text:p>0.13</text:p>
          </table:table-cell>
          <table:table-cell office:value-type="float" office:value="58585.76" calcext:value-type="float">
            <text:p>58585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14" calcext:value-type="float">
            <text:p>0.14</text:p>
          </table:table-cell>
          <table:table-cell office:value-type="float" office:value="52620.35" calcext:value-type="float">
            <text:p>52620.35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14" calcext:value-type="float">
            <text:p>0.14</text:p>
          </table:table-cell>
          <table:table-cell office:value-type="float" office:value="52627.95" calcext:value-type="float">
            <text:p>52627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14" calcext:value-type="float">
            <text:p>0.14</text:p>
          </table:table-cell>
          <table:table-cell office:value-type="float" office:value="52634.4" calcext:value-type="float">
            <text:p>5263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14" calcext:value-type="float">
            <text:p>0.14</text:p>
          </table:table-cell>
          <table:table-cell office:value-type="float" office:value="52630.33" calcext:value-type="float">
            <text:p>5263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14" calcext:value-type="float">
            <text:p>0.14</text:p>
          </table:table-cell>
          <table:table-cell office:value-type="float" office:value="52632.66" calcext:value-type="float">
            <text:p>52632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15" calcext:value-type="float">
            <text:p>0.15</text:p>
          </table:table-cell>
          <table:table-cell office:value-type="float" office:value="52615.99" calcext:value-type="float">
            <text:p>52615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14" calcext:value-type="float">
            <text:p>0.14</text:p>
          </table:table-cell>
          <table:table-cell office:value-type="float" office:value="52628.06" calcext:value-type="float">
            <text:p>52628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14" calcext:value-type="float">
            <text:p>0.14</text:p>
          </table:table-cell>
          <table:table-cell office:value-type="float" office:value="52633.68" calcext:value-type="float">
            <text:p>52633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14" calcext:value-type="float">
            <text:p>0.14</text:p>
          </table:table-cell>
          <table:table-cell office:value-type="float" office:value="52622.21" calcext:value-type="float">
            <text:p>52622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14" calcext:value-type="float">
            <text:p>0.14</text:p>
          </table:table-cell>
          <table:table-cell office:value-type="float" office:value="52627.74" calcext:value-type="float">
            <text:p>52627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.15</text:p>
          </table:table-cell>
          <table:table-cell office:value-type="float" office:value="52182.5" calcext:value-type="float">
            <text:p>52182.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.15</text:p>
          </table:table-cell>
          <table:table-cell office:value-type="float" office:value="52184.76" calcext:value-type="float">
            <text:p>52184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.15</text:p>
          </table:table-cell>
          <table:table-cell office:value-type="float" office:value="52183.38" calcext:value-type="float">
            <text:p>52183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.15</text:p>
          </table:table-cell>
          <table:table-cell office:value-type="float" office:value="52186.87" calcext:value-type="float">
            <text:p>52186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.15</text:p>
          </table:table-cell>
          <table:table-cell office:value-type="float" office:value="52181.25" calcext:value-type="float">
            <text:p>5218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.15</text:p>
          </table:table-cell>
          <table:table-cell office:value-type="float" office:value="52184.92" calcext:value-type="float">
            <text:p>52184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.15</text:p>
          </table:table-cell>
          <table:table-cell office:value-type="float" office:value="52188.61" calcext:value-type="float">
            <text:p>52188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.15</text:p>
          </table:table-cell>
          <table:table-cell office:value-type="float" office:value="52176.5" calcext:value-type="float">
            <text:p>5217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.15</text:p>
          </table:table-cell>
          <table:table-cell office:value-type="float" office:value="52200.59" calcext:value-type="float">
            <text:p>5220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.15</text:p>
          </table:table-cell>
          <table:table-cell office:value-type="float" office:value="52177.76" calcext:value-type="float">
            <text:p>52177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15" calcext:value-type="float">
            <text:p>0.15</text:p>
          </table:table-cell>
          <table:table-cell office:value-type="float" office:value="52069.92" calcext:value-type="float">
            <text:p>52069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15" calcext:value-type="float">
            <text:p>0.15</text:p>
          </table:table-cell>
          <table:table-cell office:value-type="float" office:value="52023.11" calcext:value-type="float">
            <text:p>52023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15" calcext:value-type="float">
            <text:p>0.15</text:p>
          </table:table-cell>
          <table:table-cell office:value-type="float" office:value="52076.77" calcext:value-type="float">
            <text:p>52076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15" calcext:value-type="float">
            <text:p>0.15</text:p>
          </table:table-cell>
          <table:table-cell office:value-type="float" office:value="52086.34" calcext:value-type="float">
            <text:p>52086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15" calcext:value-type="float">
            <text:p>0.15</text:p>
          </table:table-cell>
          <table:table-cell office:value-type="float" office:value="52080.72" calcext:value-type="float">
            <text:p>52080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15" calcext:value-type="float">
            <text:p>0.15</text:p>
          </table:table-cell>
          <table:table-cell office:value-type="float" office:value="52071.84" calcext:value-type="float">
            <text:p>52071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15" calcext:value-type="float">
            <text:p>0.15</text:p>
          </table:table-cell>
          <table:table-cell office:value-type="float" office:value="52088.31" calcext:value-type="float">
            <text:p>52088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15" calcext:value-type="float">
            <text:p>0.15</text:p>
          </table:table-cell>
          <table:table-cell office:value-type="float" office:value="52085.51" calcext:value-type="float">
            <text:p>52085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15" calcext:value-type="float">
            <text:p>0.15</text:p>
          </table:table-cell>
          <table:table-cell office:value-type="float" office:value="52084.06" calcext:value-type="float">
            <text:p>52084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15" calcext:value-type="float">
            <text:p>0.15</text:p>
          </table:table-cell>
          <table:table-cell office:value-type="float" office:value="52082.45" calcext:value-type="float">
            <text:p>52082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51822.49" calcext:value-type="float">
            <text:p>51822.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51821.82" calcext:value-type="float">
            <text:p>51821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51810.49" calcext:value-type="float">
            <text:p>5181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51774.77" calcext:value-type="float">
            <text:p>51774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51821.19" calcext:value-type="float">
            <text:p>51821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51787.07" calcext:value-type="float">
            <text:p>51787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51840.67" calcext:value-type="float">
            <text:p>5184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51804.07" calcext:value-type="float">
            <text:p>51804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51810.88" calcext:value-type="float">
            <text:p>5181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51783.06" calcext:value-type="float">
            <text:p>51783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15" calcext:value-type="float">
            <text:p>0.15</text:p>
          </table:table-cell>
          <table:table-cell office:value-type="float" office:value="51621.03" calcext:value-type="float">
            <text:p>5162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15" calcext:value-type="float">
            <text:p>0.15</text:p>
          </table:table-cell>
          <table:table-cell office:value-type="float" office:value="51611.85" calcext:value-type="float">
            <text:p>51611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15" calcext:value-type="float">
            <text:p>0.15</text:p>
          </table:table-cell>
          <table:table-cell office:value-type="float" office:value="51641.72" calcext:value-type="float">
            <text:p>51641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15" calcext:value-type="float">
            <text:p>0.15</text:p>
          </table:table-cell>
          <table:table-cell office:value-type="float" office:value="51644.3" calcext:value-type="float">
            <text:p>5164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15" calcext:value-type="float">
            <text:p>0.15</text:p>
          </table:table-cell>
          <table:table-cell office:value-type="float" office:value="51642.24" calcext:value-type="float">
            <text:p>51642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15" calcext:value-type="float">
            <text:p>0.15</text:p>
          </table:table-cell>
          <table:table-cell office:value-type="float" office:value="51610.36" calcext:value-type="float">
            <text:p>51610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15" calcext:value-type="float">
            <text:p>0.15</text:p>
          </table:table-cell>
          <table:table-cell office:value-type="float" office:value="51611.13" calcext:value-type="float">
            <text:p>51611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15" calcext:value-type="float">
            <text:p>0.15</text:p>
          </table:table-cell>
          <table:table-cell office:value-type="float" office:value="51621.51" calcext:value-type="float">
            <text:p>51621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15" calcext:value-type="float">
            <text:p>0.15</text:p>
          </table:table-cell>
          <table:table-cell office:value-type="float" office:value="51575.21" calcext:value-type="float">
            <text:p>51575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0.15" calcext:value-type="float">
            <text:p>0.15</text:p>
          </table:table-cell>
          <table:table-cell office:value-type="float" office:value="51628.88" calcext:value-type="float">
            <text:p>51628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5" calcext:value-type="float">
            <text:p>0.15</text:p>
          </table:table-cell>
          <table:table-cell office:value-type="float" office:value="51550.37" calcext:value-type="float">
            <text:p>5155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5" calcext:value-type="float">
            <text:p>0.15</text:p>
          </table:table-cell>
          <table:table-cell office:value-type="float" office:value="51529.82" calcext:value-type="float">
            <text:p>51529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5" calcext:value-type="float">
            <text:p>0.15</text:p>
          </table:table-cell>
          <table:table-cell office:value-type="float" office:value="51486.01" calcext:value-type="float">
            <text:p>51486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5" calcext:value-type="float">
            <text:p>0.15</text:p>
          </table:table-cell>
          <table:table-cell office:value-type="float" office:value="51509.36" calcext:value-type="float">
            <text:p>51509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5" calcext:value-type="float">
            <text:p>0.15</text:p>
          </table:table-cell>
          <table:table-cell office:value-type="float" office:value="51544.59" calcext:value-type="float">
            <text:p>51544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5" calcext:value-type="float">
            <text:p>0.15</text:p>
          </table:table-cell>
          <table:table-cell office:value-type="float" office:value="51547.69" calcext:value-type="float">
            <text:p>51547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5" calcext:value-type="float">
            <text:p>0.15</text:p>
          </table:table-cell>
          <table:table-cell office:value-type="float" office:value="51552.53" calcext:value-type="float">
            <text:p>51552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5" calcext:value-type="float">
            <text:p>0.15</text:p>
          </table:table-cell>
          <table:table-cell office:value-type="float" office:value="51497.44" calcext:value-type="float">
            <text:p>5149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5" calcext:value-type="float">
            <text:p>0.15</text:p>
          </table:table-cell>
          <table:table-cell office:value-type="float" office:value="51545.61" calcext:value-type="float">
            <text:p>51545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5" calcext:value-type="float">
            <text:p>0.15</text:p>
          </table:table-cell>
          <table:table-cell office:value-type="float" office:value="51541.37" calcext:value-type="float">
            <text:p>51541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15" calcext:value-type="float">
            <text:p>0.15</text:p>
          </table:table-cell>
          <table:table-cell office:value-type="float" office:value="51478.99" calcext:value-type="float">
            <text:p>51478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15" calcext:value-type="float">
            <text:p>0.15</text:p>
          </table:table-cell>
          <table:table-cell office:value-type="float" office:value="51482.87" calcext:value-type="float">
            <text:p>51482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15" calcext:value-type="float">
            <text:p>0.15</text:p>
          </table:table-cell>
          <table:table-cell office:value-type="float" office:value="51489.88" calcext:value-type="float">
            <text:p>51489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15" calcext:value-type="float">
            <text:p>0.15</text:p>
          </table:table-cell>
          <table:table-cell office:value-type="float" office:value="51475.15" calcext:value-type="float">
            <text:p>51475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15" calcext:value-type="float">
            <text:p>0.15</text:p>
          </table:table-cell>
          <table:table-cell office:value-type="float" office:value="51473.18" calcext:value-type="float">
            <text:p>51473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15" calcext:value-type="float">
            <text:p>0.15</text:p>
          </table:table-cell>
          <table:table-cell office:value-type="float" office:value="51478.33" calcext:value-type="float">
            <text:p>51478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15" calcext:value-type="float">
            <text:p>0.15</text:p>
          </table:table-cell>
          <table:table-cell office:value-type="float" office:value="51483.07" calcext:value-type="float">
            <text:p>51483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15" calcext:value-type="float">
            <text:p>0.15</text:p>
          </table:table-cell>
          <table:table-cell office:value-type="float" office:value="51472.43" calcext:value-type="float">
            <text:p>51472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15" calcext:value-type="float">
            <text:p>0.15</text:p>
          </table:table-cell>
          <table:table-cell office:value-type="float" office:value="51482.36" calcext:value-type="float">
            <text:p>51482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0.15" calcext:value-type="float">
            <text:p>0.15</text:p>
          </table:table-cell>
          <table:table-cell office:value-type="float" office:value="51417.83" calcext:value-type="float">
            <text:p>5141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51359.53" calcext:value-type="float">
            <text:p>51359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51442.08" calcext:value-type="float">
            <text:p>51442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51449.31" calcext:value-type="float">
            <text:p>5144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51458" calcext:value-type="float">
            <text:p>51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51454.57" calcext:value-type="float">
            <text:p>51454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51451.95" calcext:value-type="float">
            <text:p>51451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51445.08" calcext:value-type="float">
            <text:p>51445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51445.77" calcext:value-type="float">
            <text:p>51445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51451.07" calcext:value-type="float">
            <text:p>51451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51462.03" calcext:value-type="float">
            <text:p>51462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15" calcext:value-type="float">
            <text:p>0.15</text:p>
          </table:table-cell>
          <table:table-cell office:value-type="float" office:value="51357.25" calcext:value-type="float">
            <text:p>5135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15" calcext:value-type="float">
            <text:p>0.15</text:p>
          </table:table-cell>
          <table:table-cell office:value-type="float" office:value="51229.56" calcext:value-type="float">
            <text:p>51229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15" calcext:value-type="float">
            <text:p>0.15</text:p>
          </table:table-cell>
          <table:table-cell office:value-type="float" office:value="51365.48" calcext:value-type="float">
            <text:p>51365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15" calcext:value-type="float">
            <text:p>0.15</text:p>
          </table:table-cell>
          <table:table-cell office:value-type="float" office:value="51355.56" calcext:value-type="float">
            <text:p>51355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15" calcext:value-type="float">
            <text:p>0.15</text:p>
          </table:table-cell>
          <table:table-cell office:value-type="float" office:value="51368.55" calcext:value-type="float">
            <text:p>5136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15" calcext:value-type="float">
            <text:p>0.15</text:p>
          </table:table-cell>
          <table:table-cell office:value-type="float" office:value="51342.27" calcext:value-type="float">
            <text:p>51342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15" calcext:value-type="float">
            <text:p>0.15</text:p>
          </table:table-cell>
          <table:table-cell office:value-type="float" office:value="51348.46" calcext:value-type="float">
            <text:p>51348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15" calcext:value-type="float">
            <text:p>0.15</text:p>
          </table:table-cell>
          <table:table-cell office:value-type="float" office:value="51350.05" calcext:value-type="float">
            <text:p>5135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15" calcext:value-type="float">
            <text:p>0.15</text:p>
          </table:table-cell>
          <table:table-cell office:value-type="float" office:value="51373.91" calcext:value-type="float">
            <text:p>51373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0.15" calcext:value-type="float">
            <text:p>0.15</text:p>
          </table:table-cell>
          <table:table-cell office:value-type="float" office:value="51349.55" calcext:value-type="float">
            <text:p>51349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7" calcext:value-type="float">
            <text:p>0.17</text:p>
          </table:table-cell>
          <table:table-cell office:value-type="float" office:value="43955.61" calcext:value-type="float">
            <text:p>43955.61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7" calcext:value-type="float">
            <text:p>0.17</text:p>
          </table:table-cell>
          <table:table-cell office:value-type="float" office:value="43969.47" calcext:value-type="float">
            <text:p>43969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7" calcext:value-type="float">
            <text:p>0.17</text:p>
          </table:table-cell>
          <table:table-cell office:value-type="float" office:value="43948.23" calcext:value-type="float">
            <text:p>43948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7" calcext:value-type="float">
            <text:p>0.17</text:p>
          </table:table-cell>
          <table:table-cell office:value-type="float" office:value="43890.5" calcext:value-type="float">
            <text:p>4389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7" calcext:value-type="float">
            <text:p>0.17</text:p>
          </table:table-cell>
          <table:table-cell office:value-type="float" office:value="43957.7" calcext:value-type="float">
            <text:p>4395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7" calcext:value-type="float">
            <text:p>0.17</text:p>
          </table:table-cell>
          <table:table-cell office:value-type="float" office:value="43973.93" calcext:value-type="float">
            <text:p>43973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7" calcext:value-type="float">
            <text:p>0.17</text:p>
          </table:table-cell>
          <table:table-cell office:value-type="float" office:value="43972.72" calcext:value-type="float">
            <text:p>43972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7" calcext:value-type="float">
            <text:p>0.17</text:p>
          </table:table-cell>
          <table:table-cell office:value-type="float" office:value="43957.54" calcext:value-type="float">
            <text:p>43957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7" calcext:value-type="float">
            <text:p>0.17</text:p>
          </table:table-cell>
          <table:table-cell office:value-type="float" office:value="43956.48" calcext:value-type="float">
            <text:p>43956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7" calcext:value-type="float">
            <text:p>0.17</text:p>
          </table:table-cell>
          <table:table-cell office:value-type="float" office:value="43948.05" calcext:value-type="float">
            <text:p>43948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23" calcext:value-type="float">
            <text:p>0.23</text:p>
          </table:table-cell>
          <table:table-cell office:value-type="float" office:value="33165.02" calcext:value-type="float">
            <text:p>33165.02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23" calcext:value-type="float">
            <text:p>0.23</text:p>
          </table:table-cell>
          <table:table-cell office:value-type="float" office:value="33630.54" calcext:value-type="float">
            <text:p>33630.5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23" calcext:value-type="float">
            <text:p>0.23</text:p>
          </table:table-cell>
          <table:table-cell office:value-type="float" office:value="33539.32" calcext:value-type="float">
            <text:p>33539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23" calcext:value-type="float">
            <text:p>0.23</text:p>
          </table:table-cell>
          <table:table-cell office:value-type="float" office:value="33348.63" calcext:value-type="float">
            <text:p>33348.6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23" calcext:value-type="float">
            <text:p>0.23</text:p>
          </table:table-cell>
          <table:table-cell office:value-type="float" office:value="33566.43" calcext:value-type="float">
            <text:p>33566.4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23" calcext:value-type="float">
            <text:p>0.23</text:p>
          </table:table-cell>
          <table:table-cell office:value-type="float" office:value="33434.45" calcext:value-type="float">
            <text:p>33434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23" calcext:value-type="float">
            <text:p>0.23</text:p>
          </table:table-cell>
          <table:table-cell office:value-type="float" office:value="33483.94" calcext:value-type="float">
            <text:p>33483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23" calcext:value-type="float">
            <text:p>0.23</text:p>
          </table:table-cell>
          <table:table-cell office:value-type="float" office:value="33445.66" calcext:value-type="float">
            <text:p>33445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23" calcext:value-type="float">
            <text:p>0.23</text:p>
          </table:table-cell>
          <table:table-cell office:value-type="float" office:value="33214.49" calcext:value-type="float">
            <text:p>33214.4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0.23" calcext:value-type="float">
            <text:p>0.23</text:p>
          </table:table-cell>
          <table:table-cell office:value-type="float" office:value="33539.25" calcext:value-type="float">
            <text:p>33539.2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6" calcext:value-type="float">
            <text:p>0.26</text:p>
          </table:table-cell>
          <table:table-cell office:value-type="float" office:value="29470.28" calcext:value-type="float">
            <text:p>29470.28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6" calcext:value-type="float">
            <text:p>0.26</text:p>
          </table:table-cell>
          <table:table-cell office:value-type="float" office:value="29600.74" calcext:value-type="float">
            <text:p>2960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6" calcext:value-type="float">
            <text:p>0.26</text:p>
          </table:table-cell>
          <table:table-cell office:value-type="float" office:value="29612.83" calcext:value-type="float">
            <text:p>29612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6" calcext:value-type="float">
            <text:p>0.26</text:p>
          </table:table-cell>
          <table:table-cell office:value-type="float" office:value="29475.48" calcext:value-type="float">
            <text:p>29475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6" calcext:value-type="float">
            <text:p>0.26</text:p>
          </table:table-cell>
          <table:table-cell office:value-type="float" office:value="29437.2" calcext:value-type="float">
            <text:p>2943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6" calcext:value-type="float">
            <text:p>0.26</text:p>
          </table:table-cell>
          <table:table-cell office:value-type="float" office:value="29603.15" calcext:value-type="float">
            <text:p>29603.1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6" calcext:value-type="float">
            <text:p>0.26</text:p>
          </table:table-cell>
          <table:table-cell office:value-type="float" office:value="29471.44" calcext:value-type="float">
            <text:p>2947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6" calcext:value-type="float">
            <text:p>0.26</text:p>
          </table:table-cell>
          <table:table-cell office:value-type="float" office:value="29801.35" calcext:value-type="float">
            <text:p>29801.3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6" calcext:value-type="float">
            <text:p>0.26</text:p>
          </table:table-cell>
          <table:table-cell office:value-type="float" office:value="29549.61" calcext:value-type="float">
            <text:p>29549.6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6" calcext:value-type="float">
            <text:p>0.26</text:p>
          </table:table-cell>
          <table:table-cell office:value-type="float" office:value="29606.94" calcext:value-type="float">
            <text:p>29606.9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5:54:53.585908069</meta:creation-date>
    <dc:date>2016-11-01T16:03:22.776729259</dc:date>
    <meta:editing-duration>PT8M29S</meta:editing-duration>
    <meta:editing-cycles>1</meta:editing-cycles>
    <meta:document-statistic meta:table-count="5" meta:cell-count="6620" meta:object-count="0"/>
    <meta:generator>LibreOffice/5.2.2.2$Linux_X86_64 LibreOffice_project/20m0$Build-2</meta:generator>
  </office:meta>
</office:document-meta>
</file>